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1e33b8" officeooo:paragraph-rsid="001e33b8"/>
    </style:style>
    <style:style style:name="P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1f64f8" officeooo:paragraph-rsid="001f64f8"/>
    </style:style>
    <style:style style:name="P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21d9ae" officeooo:paragraph-rsid="0021d9ae"/>
    </style:style>
    <style:style style:name="P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228ab3" officeooo:paragraph-rsid="00228ab3"/>
    </style:style>
    <style:style style:name="P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228ab3" officeooo:paragraph-rsid="0026106f"/>
    </style:style>
    <style:style style:name="P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26106f" officeooo:paragraph-rsid="0026106f"/>
    </style:style>
    <style:style style:name="P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271aad" officeooo:paragraph-rsid="00271aad"/>
    </style:style>
    <style:style style:name="P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282270" officeooo:paragraph-rsid="00282270"/>
    </style:style>
    <style:style style:name="P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2926df" officeooo:paragraph-rsid="002926df"/>
    </style:style>
    <style:style style:name="P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2979ca" officeooo:paragraph-rsid="002979ca"/>
    </style:style>
    <style:style style:name="P1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299e59" officeooo:paragraph-rsid="00299e59"/>
    </style:style>
    <style:style style:name="P1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29c553" officeooo:paragraph-rsid="0029c553"/>
    </style:style>
    <style:style style:name="P1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2b9f5b" officeooo:paragraph-rsid="002b9f5b"/>
    </style:style>
    <style:style style:name="P1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2bb98c" officeooo:paragraph-rsid="002bb98c"/>
    </style:style>
    <style:style style:name="P1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2c12af" officeooo:paragraph-rsid="002c12af"/>
    </style:style>
    <style:style style:name="P1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2d568a" officeooo:paragraph-rsid="002d568a"/>
    </style:style>
    <style:style style:name="P1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2d757a" officeooo:paragraph-rsid="002d757a"/>
    </style:style>
    <style:style style:name="P1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31dba5" officeooo:paragraph-rsid="0031dba5"/>
    </style:style>
    <style:style style:name="P1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34dc84" officeooo:paragraph-rsid="0034dc84"/>
    </style:style>
    <style:style style:name="P2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41900b" officeooo:paragraph-rsid="0041900b"/>
    </style:style>
    <style:style style:name="P2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42a67e" officeooo:paragraph-rsid="0042a67e"/>
    </style:style>
    <style:style style:name="P2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42a67e" officeooo:paragraph-rsid="0042d24b"/>
    </style:style>
    <style:style style:name="P2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42a67e" officeooo:paragraph-rsid="0047051d"/>
    </style:style>
    <style:style style:name="P2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42a67e" officeooo:paragraph-rsid="022c715b"/>
    </style:style>
    <style:style style:name="P2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42d24b" officeooo:paragraph-rsid="0042d24b"/>
    </style:style>
    <style:style style:name="P2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47051d" officeooo:paragraph-rsid="0047051d"/>
    </style:style>
    <style:style style:name="P2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47a05f" officeooo:paragraph-rsid="0047a05f"/>
    </style:style>
    <style:style style:name="P2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4a4605" officeooo:paragraph-rsid="004a4605"/>
    </style:style>
    <style:style style:name="P2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4ac4f7" officeooo:paragraph-rsid="004ac4f7"/>
    </style:style>
    <style:style style:name="P3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4c1a65" officeooo:paragraph-rsid="004c1a65"/>
    </style:style>
    <style:style style:name="P3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4ebe85" officeooo:paragraph-rsid="004ebe85"/>
    </style:style>
    <style:style style:name="P3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15a3f" officeooo:paragraph-rsid="00515a3f"/>
    </style:style>
    <style:style style:name="P3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2b472" officeooo:paragraph-rsid="0052b472"/>
    </style:style>
    <style:style style:name="P3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3947d" officeooo:paragraph-rsid="0053947d"/>
    </style:style>
    <style:style style:name="P3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54da5" officeooo:paragraph-rsid="00554da5"/>
    </style:style>
    <style:style style:name="P3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656f4" officeooo:paragraph-rsid="005656f4"/>
    </style:style>
    <style:style style:name="P3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81585" officeooo:paragraph-rsid="00581585"/>
    </style:style>
    <style:style style:name="P3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8ae9a" officeooo:paragraph-rsid="0058ae9a"/>
    </style:style>
    <style:style style:name="P3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a9a90" officeooo:paragraph-rsid="005a9a90"/>
    </style:style>
    <style:style style:name="P4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b84c4" officeooo:paragraph-rsid="005a9a90"/>
    </style:style>
    <style:style style:name="P4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bc11d" officeooo:paragraph-rsid="005bc11d"/>
    </style:style>
    <style:style style:name="P4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c6aef" officeooo:paragraph-rsid="005c6aef"/>
    </style:style>
    <style:style style:name="P4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dce5c" officeooo:paragraph-rsid="005dce5c"/>
    </style:style>
    <style:style style:name="P4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f4e4f" officeooo:paragraph-rsid="005f4e4f"/>
    </style:style>
    <style:style style:name="P4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63b5d3" officeooo:paragraph-rsid="0063b5d3"/>
    </style:style>
    <style:style style:name="P4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658401" officeooo:paragraph-rsid="00658401"/>
    </style:style>
    <style:style style:name="P4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6227a2" officeooo:paragraph-rsid="006227a2"/>
    </style:style>
    <style:style style:name="P4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6227a2" officeooo:paragraph-rsid="005f4e4f"/>
    </style:style>
    <style:style style:name="P4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6d7aaa" officeooo:paragraph-rsid="006d7aaa"/>
    </style:style>
    <style:style style:name="P5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998b26" officeooo:paragraph-rsid="00998b26"/>
    </style:style>
    <style:style style:name="P5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9a4488" officeooo:paragraph-rsid="009a4488"/>
    </style:style>
    <style:style style:name="P52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language="ru" fo:country="RU" officeooo:rsid="009a4488" officeooo:paragraph-rsid="009a4488"/>
    </style:style>
    <style:style style:name="P5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a73986" officeooo:paragraph-rsid="00aa1334"/>
    </style:style>
    <style:style style:name="P5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aa1334" officeooo:paragraph-rsid="00acc9db"/>
    </style:style>
    <style:style style:name="P5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b06e03" officeooo:paragraph-rsid="00b06e03"/>
    </style:style>
    <style:style style:name="P5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b06e03" officeooo:paragraph-rsid="00b1ed92"/>
    </style:style>
    <style:style style:name="P5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b1ed92" officeooo:paragraph-rsid="00b1ed92"/>
    </style:style>
    <style:style style:name="P5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b3079b" officeooo:paragraph-rsid="00b3079b"/>
    </style:style>
    <style:style style:name="P5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b4b4ae" officeooo:paragraph-rsid="00b4b4ae"/>
    </style:style>
    <style:style style:name="P6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b960bf" officeooo:paragraph-rsid="00b960bf"/>
    </style:style>
    <style:style style:name="P6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b9ca3f" officeooo:paragraph-rsid="00b9ca3f"/>
    </style:style>
    <style:style style:name="P6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bc6162" officeooo:paragraph-rsid="00bc6162"/>
    </style:style>
    <style:style style:name="P6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bd61ee" officeooo:paragraph-rsid="00bd61ee"/>
    </style:style>
    <style:style style:name="P6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bead7e" officeooo:paragraph-rsid="00bd61ee"/>
    </style:style>
    <style:style style:name="P6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bead7e" officeooo:paragraph-rsid="00bead7e"/>
    </style:style>
    <style:style style:name="P6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bec862" officeooo:paragraph-rsid="00bec862"/>
    </style:style>
    <style:style style:name="P6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c40e30" officeooo:paragraph-rsid="00c40e30"/>
    </style:style>
    <style:style style:name="P6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c5e00c" officeooo:paragraph-rsid="00c5e00c"/>
    </style:style>
    <style:style style:name="P6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c711b8" officeooo:paragraph-rsid="00c711b8"/>
    </style:style>
    <style:style style:name="P7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c8d79c" officeooo:paragraph-rsid="00c8d79c"/>
    </style:style>
    <style:style style:name="P7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c9184e" officeooo:paragraph-rsid="00c9e534"/>
    </style:style>
    <style:style style:name="P7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d1ab21" officeooo:paragraph-rsid="00d1ab21"/>
    </style:style>
    <style:style style:name="P7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d392b6" officeooo:paragraph-rsid="00d392b6"/>
    </style:style>
    <style:style style:name="P7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d6a355" officeooo:paragraph-rsid="00d6a355"/>
    </style:style>
    <style:style style:name="P7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d85a43" officeooo:paragraph-rsid="00d85a43"/>
    </style:style>
    <style:style style:name="P7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d9be16" officeooo:paragraph-rsid="00d9be16"/>
    </style:style>
    <style:style style:name="P7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dc1ed3" officeooo:paragraph-rsid="00dc1ed3"/>
    </style:style>
    <style:style style:name="P7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ddc549" officeooo:paragraph-rsid="00ddc549"/>
    </style:style>
    <style:style style:name="P7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df1392" officeooo:paragraph-rsid="00df1392"/>
    </style:style>
    <style:style style:name="P8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e014ad" officeooo:paragraph-rsid="00e014ad"/>
    </style:style>
    <style:style style:name="P8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a31a55" officeooo:paragraph-rsid="00a31a55"/>
    </style:style>
    <style:style style:name="P8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a21cbe" officeooo:paragraph-rsid="00a21cbe"/>
    </style:style>
    <style:style style:name="P8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a1ff24" officeooo:paragraph-rsid="00a1ff24"/>
    </style:style>
    <style:style style:name="P8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e29523" officeooo:paragraph-rsid="00e29523"/>
    </style:style>
    <style:style style:name="P8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e2e100" officeooo:paragraph-rsid="00e2e100"/>
    </style:style>
    <style:style style:name="P8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e735ca" officeooo:paragraph-rsid="00e735ca"/>
    </style:style>
    <style:style style:name="P8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e81dc2" officeooo:paragraph-rsid="00e81dc2"/>
    </style:style>
    <style:style style:name="P8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eab978" officeooo:paragraph-rsid="00eab978"/>
    </style:style>
    <style:style style:name="P8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eb41d3" officeooo:paragraph-rsid="00eb41d3"/>
    </style:style>
    <style:style style:name="P9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ef55e4" officeooo:paragraph-rsid="00ef55e4"/>
    </style:style>
    <style:style style:name="P9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f85626" officeooo:paragraph-rsid="00f85626"/>
    </style:style>
    <style:style style:name="P9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f8c0b1" officeooo:paragraph-rsid="00f8c0b1"/>
    </style:style>
    <style:style style:name="P9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f99e4a" officeooo:paragraph-rsid="00f8c0b1"/>
    </style:style>
    <style:style style:name="P9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f99e4a" officeooo:paragraph-rsid="00f99e4a"/>
    </style:style>
    <style:style style:name="P9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paragraph-rsid="00e735ca"/>
    </style:style>
    <style:style style:name="P9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eb9179" officeooo:paragraph-rsid="00eb9179"/>
    </style:style>
    <style:style style:name="P9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15ab41" officeooo:paragraph-rsid="0115ab41"/>
    </style:style>
    <style:style style:name="P9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175ca7" officeooo:paragraph-rsid="01175ca7"/>
    </style:style>
    <style:style style:name="P9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1a34f1" officeooo:paragraph-rsid="011a34f1"/>
    </style:style>
    <style:style style:name="P10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1c1456" officeooo:paragraph-rsid="011c1456"/>
    </style:style>
    <style:style style:name="P10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22c6e2" officeooo:paragraph-rsid="0122c6e2"/>
    </style:style>
    <style:style style:name="P10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22f862" officeooo:paragraph-rsid="0122f862"/>
    </style:style>
    <style:style style:name="P10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282fab" officeooo:paragraph-rsid="01282fab"/>
    </style:style>
    <style:style style:name="P10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23e18c" officeooo:paragraph-rsid="0123e18c"/>
    </style:style>
    <style:style style:name="P10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2b2621" officeooo:paragraph-rsid="012b2621"/>
    </style:style>
    <style:style style:name="P10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2b96a0" officeooo:paragraph-rsid="012b96a0"/>
    </style:style>
    <style:style style:name="P10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3324d8" officeooo:paragraph-rsid="013324d8"/>
    </style:style>
    <style:style style:name="P10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343ed0" officeooo:paragraph-rsid="013324d8"/>
    </style:style>
    <style:style style:name="P10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3509d6" officeooo:paragraph-rsid="013509d6"/>
    </style:style>
    <style:style style:name="P1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39dd50" officeooo:paragraph-rsid="0139dd50"/>
    </style:style>
    <style:style style:name="P11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paragraph-rsid="0115ab41"/>
    </style:style>
    <style:style style:name="P11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paragraph-rsid="0122f862"/>
    </style:style>
    <style:style style:name="P11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2633c3" officeooo:paragraph-rsid="01282fab"/>
    </style:style>
    <style:style style:name="P11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paragraph-rsid="01282fab"/>
    </style:style>
    <style:style style:name="P11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paragraph-rsid="0129ed58"/>
    </style:style>
    <style:style style:name="P11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paragraph-rsid="013324d8"/>
    </style:style>
    <style:style style:name="P11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paragraph-rsid="01343ed0"/>
    </style:style>
    <style:style style:name="P11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paragraph-rsid="013509d6"/>
    </style:style>
    <style:style style:name="P11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40309d" officeooo:paragraph-rsid="0140309d"/>
    </style:style>
    <style:style style:name="P12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5290d4" officeooo:paragraph-rsid="015290d4"/>
    </style:style>
    <style:style style:name="P12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5c0faa" officeooo:paragraph-rsid="015c0faa"/>
    </style:style>
    <style:style style:name="P12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5df392" officeooo:paragraph-rsid="015df392"/>
    </style:style>
    <style:style style:name="P12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5ef515" officeooo:paragraph-rsid="015ef515"/>
    </style:style>
    <style:style style:name="P12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paragraph-rsid="011c1456"/>
    </style:style>
    <style:style style:name="P12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668bd2" officeooo:paragraph-rsid="01668bd2"/>
    </style:style>
    <style:style style:name="P12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688024" officeooo:paragraph-rsid="01668bd2"/>
    </style:style>
    <style:style style:name="P12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691bde" officeooo:paragraph-rsid="01691bde"/>
    </style:style>
    <style:style style:name="P128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language="ru" fo:country="RU" officeooo:rsid="013d4e33" officeooo:paragraph-rsid="0139fcaa"/>
    </style:style>
    <style:style style:name="P12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3d4e33" officeooo:paragraph-rsid="0139fcaa"/>
    </style:style>
    <style:style style:name="P13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779784" officeooo:paragraph-rsid="01779784"/>
    </style:style>
    <style:style style:name="P13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81545e" officeooo:paragraph-rsid="0181545e"/>
    </style:style>
    <style:style style:name="P13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830644" officeooo:paragraph-rsid="0181545e"/>
    </style:style>
    <style:style style:name="P13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85e25a" officeooo:paragraph-rsid="018501de"/>
    </style:style>
    <style:style style:name="P134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language="ru" fo:country="RU" officeooo:rsid="0185e25a" officeooo:paragraph-rsid="018501de"/>
    </style:style>
    <style:style style:name="P13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8a2ca2" officeooo:paragraph-rsid="018501de"/>
    </style:style>
    <style:style style:name="P13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8a2ca2" officeooo:paragraph-rsid="018a2ca2"/>
    </style:style>
    <style:style style:name="P13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8bd493" officeooo:paragraph-rsid="018bd493"/>
    </style:style>
    <style:style style:name="P13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8d3a82" officeooo:paragraph-rsid="018d3a82"/>
    </style:style>
    <style:style style:name="P13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8d534c" officeooo:paragraph-rsid="018d534c"/>
    </style:style>
    <style:style style:name="P14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8de93b" officeooo:paragraph-rsid="018de93b"/>
    </style:style>
    <style:style style:name="P14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8e3f36" officeooo:paragraph-rsid="018e3f36"/>
    </style:style>
    <style:style style:name="P14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8e71c7" officeooo:paragraph-rsid="018e71c7"/>
    </style:style>
    <style:style style:name="P14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925024" officeooo:paragraph-rsid="01925024"/>
    </style:style>
    <style:style style:name="P14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9533f8" officeooo:paragraph-rsid="019533f8"/>
    </style:style>
    <style:style style:name="P14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970d4e" officeooo:paragraph-rsid="01970d4e"/>
    </style:style>
    <style:style style:name="P14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992034" officeooo:paragraph-rsid="01992034"/>
    </style:style>
    <style:style style:name="P14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995925" officeooo:paragraph-rsid="01995925"/>
    </style:style>
    <style:style style:name="P14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99bc31" officeooo:paragraph-rsid="0199bc31"/>
    </style:style>
    <style:style style:name="P14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9d18c2" officeooo:paragraph-rsid="019d18c2"/>
    </style:style>
    <style:style style:name="P15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9e6b60" officeooo:paragraph-rsid="019e6b60"/>
    </style:style>
    <style:style style:name="P15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9f2af1" officeooo:paragraph-rsid="019f2af1"/>
    </style:style>
    <style:style style:name="P15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ac19fc" officeooo:paragraph-rsid="01ac19fc"/>
    </style:style>
    <style:style style:name="P15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afce9c" officeooo:paragraph-rsid="01afce9c"/>
    </style:style>
    <style:style style:name="P15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b17330" officeooo:paragraph-rsid="01b17330"/>
    </style:style>
    <style:style style:name="P15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b36b22" officeooo:paragraph-rsid="01b36b22"/>
    </style:style>
    <style:style style:name="P15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b3ec14" officeooo:paragraph-rsid="01b3ec14"/>
    </style:style>
    <style:style style:name="P15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b80da0" officeooo:paragraph-rsid="01b80da0"/>
    </style:style>
    <style:style style:name="P15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b97daa" officeooo:paragraph-rsid="01b97daa"/>
    </style:style>
    <style:style style:name="P15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b993e2" officeooo:paragraph-rsid="01b993e2"/>
    </style:style>
    <style:style style:name="P16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ba7988" officeooo:paragraph-rsid="01ba7988"/>
    </style:style>
    <style:style style:name="P161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language="ru" fo:country="RU" officeooo:rsid="01ba7988" officeooo:paragraph-rsid="01ba7988"/>
    </style:style>
    <style:style style:name="P16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bb4c57" officeooo:paragraph-rsid="01bb4c57"/>
    </style:style>
    <style:style style:name="P16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bdf9ee" officeooo:paragraph-rsid="01bdf9ee"/>
    </style:style>
    <style:style style:name="P16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c01e82" officeooo:paragraph-rsid="01c01e82"/>
    </style:style>
    <style:style style:name="P16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c0a7cb" officeooo:paragraph-rsid="01c0a7cb"/>
    </style:style>
    <style:style style:name="P16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c28ac5" officeooo:paragraph-rsid="01c654e0"/>
    </style:style>
    <style:style style:name="P16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c654e0" officeooo:paragraph-rsid="01c654e0"/>
    </style:style>
    <style:style style:name="P16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c759f7" officeooo:paragraph-rsid="01c759f7"/>
    </style:style>
    <style:style style:name="P16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cfcc9c" officeooo:paragraph-rsid="01cfcc9c"/>
    </style:style>
    <style:style style:name="P17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d16be0" officeooo:paragraph-rsid="01d16be0"/>
    </style:style>
    <style:style style:name="P17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d29cc4" officeooo:paragraph-rsid="01d29cc4"/>
    </style:style>
    <style:style style:name="P17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d70a3b" officeooo:paragraph-rsid="01d70a3b"/>
    </style:style>
    <style:style style:name="P17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dd0149" officeooo:paragraph-rsid="01dd0149"/>
    </style:style>
    <style:style style:name="P17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de9d86" officeooo:paragraph-rsid="01e011e9"/>
    </style:style>
    <style:style style:name="P17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e2ec51" officeooo:paragraph-rsid="01e2ec51"/>
    </style:style>
    <style:style style:name="P17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e73fe5" officeooo:paragraph-rsid="01e73fe5"/>
    </style:style>
    <style:style style:name="P17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e8da00" officeooo:paragraph-rsid="01e73fe5"/>
    </style:style>
    <style:style style:name="P17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e8da00" officeooo:paragraph-rsid="01e8da00"/>
    </style:style>
    <style:style style:name="P17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e8da00" officeooo:paragraph-rsid="01f97487"/>
    </style:style>
    <style:style style:name="P18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20228ec" officeooo:paragraph-rsid="020228ec"/>
    </style:style>
    <style:style style:name="P18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20228ec" officeooo:paragraph-rsid="02033393"/>
    </style:style>
    <style:style style:name="P182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language="ru" fo:country="RU" officeooo:rsid="020228ec" officeooo:paragraph-rsid="02033393"/>
    </style:style>
    <style:style style:name="P18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216ebba" officeooo:paragraph-rsid="0216ebba"/>
    </style:style>
    <style:style style:name="P18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22c715b" officeooo:paragraph-rsid="022c715b"/>
    </style:style>
    <style:style style:name="P18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2175561" officeooo:paragraph-rsid="0216ebba"/>
    </style:style>
    <style:style style:name="P18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2175561" officeooo:paragraph-rsid="02175561"/>
    </style:style>
    <style:style style:name="P18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2185b3a" officeooo:paragraph-rsid="02185b3a"/>
    </style:style>
    <style:style style:name="P188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language="ru" fo:country="RU" fo:font-style="italic" fo:font-weight="bold" officeooo:rsid="018e71c7" officeooo:paragraph-rsid="018e71c7" style:font-style-asian="italic" style:font-weight-asian="bold" style:font-style-complex="italic" style:font-weight-complex="bold"/>
    </style:style>
    <style:style style:name="P189" style:family="paragraph" style:parent-style-name="Standard">
      <loext:graphic-properties draw:fill="none"/>
      <style:paragraph-properties fo:margin-left="0in" fo:margin-right="0in" fo:text-align="end" style:justify-single-word="false" fo:text-indent="0.5in" style:auto-text-indent="false" fo:background-color="transparent"/>
      <style:text-properties fo:language="ru" fo:country="RU" fo:font-style="italic" fo:font-weight="bold" officeooo:rsid="018e71c7" officeooo:paragraph-rsid="018e71c7" style:font-style-asian="italic" style:font-weight-asian="bold" style:font-style-complex="italic" style:font-weight-complex="bold"/>
    </style:style>
    <style:style style:name="P19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1d83ffa" officeooo:paragraph-rsid="01d83ffa"/>
    </style:style>
    <style:style style:name="P19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0b54b5" officeooo:paragraph-rsid="030b54b5"/>
    </style:style>
    <style:style style:name="P19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0cc4f5" officeooo:paragraph-rsid="030cc4f5"/>
    </style:style>
    <style:style style:name="P19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0f0678" officeooo:paragraph-rsid="030f0678"/>
    </style:style>
    <style:style style:name="P19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103dfd" officeooo:paragraph-rsid="03103dfd"/>
    </style:style>
    <style:style style:name="P19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10cb6a" officeooo:paragraph-rsid="0310cb6a"/>
    </style:style>
    <style:style style:name="P19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117893" officeooo:paragraph-rsid="03117893"/>
    </style:style>
    <style:style style:name="P19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13b948" officeooo:paragraph-rsid="0313b948"/>
    </style:style>
    <style:style style:name="P19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1502d7" officeooo:paragraph-rsid="031502d7"/>
    </style:style>
    <style:style style:name="P19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163b21" officeooo:paragraph-rsid="03163b21"/>
    </style:style>
    <style:style style:name="P20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169e91" officeooo:paragraph-rsid="03169e91"/>
    </style:style>
    <style:style style:name="P20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171f26" officeooo:paragraph-rsid="03171f26"/>
    </style:style>
    <style:style style:name="P20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18bead" officeooo:paragraph-rsid="0318bead"/>
    </style:style>
    <style:style style:name="P20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18f67e" officeooo:paragraph-rsid="0318f67e"/>
    </style:style>
    <style:style style:name="P20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18f67e" officeooo:paragraph-rsid="031ca326"/>
    </style:style>
    <style:style style:name="P20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1dbe52" officeooo:paragraph-rsid="031dbe52"/>
    </style:style>
    <style:style style:name="P20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1e624a" officeooo:paragraph-rsid="031e624a"/>
    </style:style>
    <style:style style:name="P20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1f69a9" officeooo:paragraph-rsid="031f69a9"/>
    </style:style>
    <style:style style:name="P20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1f6f7e" officeooo:paragraph-rsid="031f6f7e"/>
    </style:style>
    <style:style style:name="P20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1f6f7e" officeooo:paragraph-rsid="032369a6"/>
    </style:style>
    <style:style style:name="P2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204db4" officeooo:paragraph-rsid="03204db4"/>
    </style:style>
    <style:style style:name="P21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210e22" officeooo:paragraph-rsid="03210e22"/>
    </style:style>
    <style:style style:name="P21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25810f" officeooo:paragraph-rsid="0325810f"/>
    </style:style>
    <style:style style:name="P21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27cb65" officeooo:paragraph-rsid="0327cb65"/>
    </style:style>
    <style:style style:name="P21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2b9cd6" officeooo:paragraph-rsid="032b9cd6"/>
    </style:style>
    <style:style style:name="P21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5cb65c" officeooo:paragraph-rsid="035cb65c"/>
    </style:style>
    <style:style style:name="P21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5cb65c" officeooo:paragraph-rsid="00b4b4ae"/>
    </style:style>
    <style:style style:name="P21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5e6c40" officeooo:paragraph-rsid="035e6c40"/>
    </style:style>
    <style:style style:name="P21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3779d7" officeooo:paragraph-rsid="033779d7"/>
    </style:style>
    <style:style style:name="P21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377f85" officeooo:paragraph-rsid="033779d7"/>
    </style:style>
    <style:style style:name="P22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377f85" officeooo:paragraph-rsid="03377f85"/>
    </style:style>
    <style:style style:name="P22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fadcbb" officeooo:paragraph-rsid="03377f85"/>
    </style:style>
    <style:style style:name="P22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392a2e" officeooo:paragraph-rsid="03392a2e"/>
    </style:style>
    <style:style style:name="P22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39442c" officeooo:paragraph-rsid="0339442c"/>
    </style:style>
    <style:style style:name="P22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3b31c9" officeooo:paragraph-rsid="033b31c9"/>
    </style:style>
    <style:style style:name="P22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3f5f8e" officeooo:paragraph-rsid="033f5f8e"/>
    </style:style>
    <style:style style:name="P22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404f33" officeooo:paragraph-rsid="03404f33"/>
    </style:style>
    <style:style style:name="P22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408f55" officeooo:paragraph-rsid="03408f55"/>
    </style:style>
    <style:style style:name="P22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43b4b2" officeooo:paragraph-rsid="0341c981"/>
    </style:style>
    <style:style style:name="P22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43b4b2" officeooo:paragraph-rsid="0343b4b2"/>
    </style:style>
    <style:style style:name="P23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4402a0" officeooo:paragraph-rsid="034402a0"/>
    </style:style>
    <style:style style:name="P23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46618a" officeooo:paragraph-rsid="0346618a"/>
    </style:style>
    <style:style style:name="P23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4c99ed" officeooo:paragraph-rsid="034c99ed"/>
    </style:style>
    <style:style style:name="P23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4cee8d" officeooo:paragraph-rsid="034cee8d"/>
    </style:style>
    <style:style style:name="P23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4e3b55" officeooo:paragraph-rsid="034e3b55"/>
    </style:style>
    <style:style style:name="P23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90c671" officeooo:paragraph-rsid="03900990"/>
    </style:style>
    <style:style style:name="P23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63d14b" officeooo:paragraph-rsid="0363d14b"/>
    </style:style>
    <style:style style:name="P23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663259" officeooo:paragraph-rsid="03663259"/>
    </style:style>
    <style:style style:name="P23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paragraph-rsid="03663259"/>
    </style:style>
    <style:style style:name="P23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66373e" officeooo:paragraph-rsid="0366373e"/>
    </style:style>
    <style:style style:name="P24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6a84a0" officeooo:paragraph-rsid="0366373e"/>
    </style:style>
    <style:style style:name="P24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6a84a0" officeooo:paragraph-rsid="036a84a0"/>
    </style:style>
    <style:style style:name="P24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6b39a4" officeooo:paragraph-rsid="036b39a4"/>
    </style:style>
    <style:style style:name="P24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6b86e5" officeooo:paragraph-rsid="036b86e5"/>
    </style:style>
    <style:style style:name="P24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6c0bb1" officeooo:paragraph-rsid="036b86e5"/>
    </style:style>
    <style:style style:name="P24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6d7ee5" officeooo:paragraph-rsid="036d7ee5"/>
    </style:style>
    <style:style style:name="P24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6eb183" officeooo:paragraph-rsid="036eb183"/>
    </style:style>
    <style:style style:name="P24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7007a6" officeooo:paragraph-rsid="037007a6"/>
    </style:style>
    <style:style style:name="P24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71ecd0" officeooo:paragraph-rsid="0371ecd0"/>
    </style:style>
    <style:style style:name="P24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7264bb" officeooo:paragraph-rsid="037264bb"/>
    </style:style>
    <style:style style:name="P25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73bcca" officeooo:paragraph-rsid="0373bcca"/>
    </style:style>
    <style:style style:name="P25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741b33" officeooo:paragraph-rsid="03741b33"/>
    </style:style>
    <style:style style:name="P25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74e055" officeooo:paragraph-rsid="0374e055"/>
    </style:style>
    <style:style style:name="P25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769585" officeooo:paragraph-rsid="03769585"/>
    </style:style>
    <style:style style:name="P25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77c1e3" officeooo:paragraph-rsid="0377c1e3"/>
    </style:style>
    <style:style style:name="P25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796177" officeooo:paragraph-rsid="03796177"/>
    </style:style>
    <style:style style:name="P25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7b0a24" officeooo:paragraph-rsid="037b0a24"/>
    </style:style>
    <style:style style:name="P25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7b3300" officeooo:paragraph-rsid="037b0a24"/>
    </style:style>
    <style:style style:name="P25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7c607d" officeooo:paragraph-rsid="037c607d"/>
    </style:style>
    <style:style style:name="P25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7d4ed1" officeooo:paragraph-rsid="037d4ed1"/>
    </style:style>
    <style:style style:name="P26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7d6553" officeooo:paragraph-rsid="037d6553"/>
    </style:style>
    <style:style style:name="P26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7e34e1" officeooo:paragraph-rsid="037e34e1"/>
    </style:style>
    <style:style style:name="P26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7fc2dd" officeooo:paragraph-rsid="037e34e1"/>
    </style:style>
    <style:style style:name="P26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7fc2dd" officeooo:paragraph-rsid="037fc2dd"/>
    </style:style>
    <style:style style:name="P26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80825f" officeooo:paragraph-rsid="0380825f"/>
    </style:style>
    <style:style style:name="P26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827721" officeooo:paragraph-rsid="03827721"/>
    </style:style>
    <style:style style:name="P26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83675a" officeooo:paragraph-rsid="0383675a"/>
    </style:style>
    <style:style style:name="P26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8a2a39" officeooo:paragraph-rsid="038a2a39"/>
    </style:style>
    <style:style style:name="P26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8a902c" officeooo:paragraph-rsid="038a902c"/>
    </style:style>
    <style:style style:name="P26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8badd0" officeooo:paragraph-rsid="038b2f0f"/>
    </style:style>
    <style:style style:name="P27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8b2f0f" officeooo:paragraph-rsid="038b2f0f"/>
    </style:style>
    <style:style style:name="P27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8bb500" officeooo:paragraph-rsid="038badd0"/>
    </style:style>
    <style:style style:name="P27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8bb500" officeooo:paragraph-rsid="038bb500"/>
    </style:style>
    <style:style style:name="P27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8c72a1" officeooo:paragraph-rsid="038c72a1"/>
    </style:style>
    <style:style style:name="P27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8e4194" officeooo:paragraph-rsid="038e4194"/>
    </style:style>
    <style:style style:name="P27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8f0259" officeooo:paragraph-rsid="038f0259"/>
    </style:style>
    <style:style style:name="P27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8f0259" officeooo:paragraph-rsid="045765bf"/>
    </style:style>
    <style:style style:name="P27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900990" officeooo:paragraph-rsid="038f0259"/>
    </style:style>
    <style:style style:name="P27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900990" officeooo:paragraph-rsid="03900990"/>
    </style:style>
    <style:style style:name="P27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929e76" officeooo:paragraph-rsid="03929e76"/>
    </style:style>
    <style:style style:name="P28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93724e" officeooo:paragraph-rsid="0393724e"/>
    </style:style>
    <style:style style:name="P28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98d2e4" officeooo:paragraph-rsid="0398d2e4"/>
    </style:style>
    <style:style style:name="P28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9b9938" officeooo:paragraph-rsid="0398d2e4"/>
    </style:style>
    <style:style style:name="P28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9c567c" officeooo:paragraph-rsid="039c567c"/>
    </style:style>
    <style:style style:name="P28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9a8889" officeooo:paragraph-rsid="0398d2e4"/>
    </style:style>
    <style:style style:name="P28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9daec5" officeooo:paragraph-rsid="039c567c"/>
    </style:style>
    <style:style style:name="P28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9daec5" officeooo:paragraph-rsid="039daec5"/>
    </style:style>
    <style:style style:name="P28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c05c31" officeooo:paragraph-rsid="03c05c31"/>
    </style:style>
    <style:style style:name="P28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c19540" officeooo:paragraph-rsid="03c19540"/>
    </style:style>
    <style:style style:name="P28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c2e09e" officeooo:paragraph-rsid="03fa8e6c"/>
    </style:style>
    <style:style style:name="P29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2b99bb" officeooo:paragraph-rsid="042b99bb"/>
    </style:style>
    <style:style style:name="P29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f47a07" officeooo:paragraph-rsid="03f47a07"/>
    </style:style>
    <style:style style:name="P29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f4d196" officeooo:paragraph-rsid="03f4d196"/>
    </style:style>
    <style:style style:name="P29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f97025" officeooo:paragraph-rsid="03fa8e6c" fo:background-color="#ff6d6d"/>
    </style:style>
    <style:style style:name="P29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f4d196" officeooo:paragraph-rsid="03f4d196" fo:background-color="#ff6d6d"/>
    </style:style>
    <style:style style:name="P29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ff77e7" officeooo:paragraph-rsid="03ff0076" fo:background-color="#ff6d6d"/>
    </style:style>
    <style:style style:name="P29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ff77e7" officeooo:paragraph-rsid="03ff77e7" fo:background-color="#ff6d6d"/>
    </style:style>
    <style:style style:name="P29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3fff52a" officeooo:paragraph-rsid="03fff52a" fo:background-color="#ff6d6d"/>
    </style:style>
    <style:style style:name="P29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05e455" officeooo:paragraph-rsid="0405e455" fo:background-color="#ff6d6d"/>
    </style:style>
    <style:style style:name="P29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086eec" officeooo:paragraph-rsid="04069af6" fo:background-color="#ff6d6d"/>
    </style:style>
    <style:style style:name="P30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0873ef" officeooo:paragraph-rsid="040873ef" fo:background-color="#ff6d6d"/>
    </style:style>
    <style:style style:name="P30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09232c" officeooo:paragraph-rsid="0409232c" fo:background-color="#ff6d6d"/>
    </style:style>
    <style:style style:name="P30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097f89" officeooo:paragraph-rsid="04097f89" fo:background-color="#ff6d6d"/>
    </style:style>
    <style:style style:name="P30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0b88da" officeooo:paragraph-rsid="040b88da" fo:background-color="#ff6d6d"/>
    </style:style>
    <style:style style:name="P30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0d1b20" officeooo:paragraph-rsid="040d1b20" fo:background-color="#ff6d6d"/>
    </style:style>
    <style:style style:name="P30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0d3841" officeooo:paragraph-rsid="040d3841" fo:background-color="#ff6d6d"/>
    </style:style>
    <style:style style:name="P30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0e1bcf" officeooo:paragraph-rsid="040e1bcf" fo:background-color="#ff6d6d"/>
    </style:style>
    <style:style style:name="P30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0e8b6a" officeooo:paragraph-rsid="040e8b6a" fo:background-color="#ff6d6d"/>
    </style:style>
    <style:style style:name="P30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0f3d18" officeooo:paragraph-rsid="040f3d18" fo:background-color="#ff6d6d"/>
    </style:style>
    <style:style style:name="P30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10f70f" officeooo:paragraph-rsid="0410f70f" fo:background-color="#ff6d6d"/>
    </style:style>
    <style:style style:name="P3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17f8bf" officeooo:paragraph-rsid="0417f8bf" fo:background-color="#ff6d6d"/>
    </style:style>
    <style:style style:name="P31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192678" officeooo:paragraph-rsid="04192678" fo:background-color="#ff6d6d"/>
    </style:style>
    <style:style style:name="P31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1e3515" officeooo:paragraph-rsid="041e3515" fo:background-color="#ff6d6d"/>
    </style:style>
    <style:style style:name="P31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1a81af" officeooo:paragraph-rsid="041a81af" fo:background-color="#ff6d6d"/>
    </style:style>
    <style:style style:name="P31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1c20df" officeooo:paragraph-rsid="041c20df" fo:background-color="#ff6d6d"/>
    </style:style>
    <style:style style:name="P31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1ee7cf" officeooo:paragraph-rsid="041ee7cf" fo:background-color="#ff6d6d"/>
    </style:style>
    <style:style style:name="P31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225d3a" officeooo:paragraph-rsid="04225d3a" fo:background-color="#ff6d6d"/>
    </style:style>
    <style:style style:name="P31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23ff45" officeooo:paragraph-rsid="0423ff45" fo:background-color="#ff6d6d"/>
    </style:style>
    <style:style style:name="P31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245f8a" officeooo:paragraph-rsid="04245f8a" fo:background-color="#ff6d6d"/>
    </style:style>
    <style:style style:name="P31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2a3177" officeooo:paragraph-rsid="042a3177" fo:background-color="#ff6d6d"/>
    </style:style>
    <style:style style:name="P32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2b99bb" officeooo:paragraph-rsid="042b99bb" fo:background-color="#ff6d6d"/>
    </style:style>
    <style:style style:name="P32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455be9c" officeooo:paragraph-rsid="0455be9c"/>
    </style:style>
    <style:style style:name="P32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39fcaa"/>
    </style:style>
    <style:style style:name="P32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518be5" officeooo:paragraph-rsid="01518be5"/>
    </style:style>
    <style:style style:name="P32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5ef515" officeooo:paragraph-rsid="015ef515"/>
    </style:style>
    <style:style style:name="P32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6182c5" officeooo:paragraph-rsid="016182c5"/>
    </style:style>
    <style:style style:name="P32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13b07b"/>
    </style:style>
    <style:style style:name="P32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15614c"/>
    </style:style>
    <style:style style:name="P32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688024"/>
    </style:style>
    <style:style style:name="P32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officeooo:paragraph-rsid="00d13e4d"/>
    </style:style>
    <style:style style:name="P33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38c72a1" officeooo:paragraph-rsid="038c72a1"/>
    </style:style>
    <style:style style:name="P33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4545835" officeooo:paragraph-rsid="04545835"/>
    </style:style>
    <style:style style:name="P33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dc1ed3"/>
    </style:style>
    <style:style style:name="P33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5290d4"/>
    </style:style>
    <style:style style:name="P33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7ac75d"/>
    </style:style>
    <style:style style:name="P33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5df392"/>
    </style:style>
    <style:style style:name="P33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830705"/>
    </style:style>
    <style:style style:name="P33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8501de" officeooo:paragraph-rsid="018501de"/>
    </style:style>
    <style:style style:name="P33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8e3f36"/>
    </style:style>
    <style:style style:name="P33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9f2af1"/>
    </style:style>
    <style:style style:name="P34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9e6b60"/>
    </style:style>
    <style:style style:name="P34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b422a6" officeooo:paragraph-rsid="01b422a6"/>
    </style:style>
    <style:style style:name="P34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c859fc" officeooo:paragraph-rsid="01c859fc"/>
    </style:style>
    <style:style style:name="P34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c9608d" officeooo:paragraph-rsid="01c9608d"/>
    </style:style>
    <style:style style:name="P34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ce0619" officeooo:paragraph-rsid="01ce0619"/>
    </style:style>
    <style:style style:name="P34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d29cc4"/>
    </style:style>
    <style:style style:name="P34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d83ffa" officeooo:paragraph-rsid="01d83ffa"/>
    </style:style>
    <style:style style:name="P34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da55a4"/>
    </style:style>
    <style:style style:name="P34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daec40" officeooo:paragraph-rsid="01daec40"/>
    </style:style>
    <style:style style:name="P34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ddb600"/>
    </style:style>
    <style:style style:name="P35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de9d86" officeooo:paragraph-rsid="01de9d86"/>
    </style:style>
    <style:style style:name="P35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e011e9"/>
    </style:style>
    <style:style style:name="P35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e2ec51"/>
    </style:style>
    <style:style style:name="P35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e2f5ed" officeooo:paragraph-rsid="01e2f5ed"/>
    </style:style>
    <style:style style:name="P35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e2f5ed"/>
    </style:style>
    <style:style style:name="P35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e591e8"/>
    </style:style>
    <style:style style:name="P35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e73fe5" officeooo:paragraph-rsid="01e73fe5"/>
    </style:style>
    <style:style style:name="P35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e8da00"/>
    </style:style>
    <style:style style:name="P35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81d41a" fo:language="ru" fo:country="RU" officeooo:rsid="01ddb600" officeooo:paragraph-rsid="01ddb600"/>
    </style:style>
    <style:style style:name="P35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1edd36"/>
    </style:style>
    <style:style style:name="P36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1f64f8"/>
    </style:style>
    <style:style style:name="P36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033393"/>
    </style:style>
    <style:style style:name="P36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0228ec"/>
    </style:style>
    <style:style style:name="P36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0c520e"/>
    </style:style>
    <style:style style:name="P36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4ebe85"/>
    </style:style>
    <style:style style:name="P36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515a3f"/>
    </style:style>
    <style:style style:name="P36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16ebba"/>
    </style:style>
    <style:style style:name="P36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5bc11d"/>
    </style:style>
    <style:style style:name="P36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5dce5c"/>
    </style:style>
    <style:style style:name="P36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2c715b"/>
    </style:style>
    <style:style style:name="P37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47051d"/>
    </style:style>
    <style:style style:name="P37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5627d1"/>
    </style:style>
    <style:style style:name="P37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925024"/>
    </style:style>
    <style:style style:name="P37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b36b22"/>
    </style:style>
    <style:style style:name="P37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47d026"/>
    </style:style>
    <style:style style:name="P37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175561"/>
    </style:style>
    <style:style style:name="P37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f99e4a"/>
    </style:style>
    <style:style style:name="P37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f85626"/>
    </style:style>
    <style:style style:name="P37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2926df"/>
    </style:style>
    <style:style style:name="P37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5eb91e" fo:language="ru" fo:country="RU" officeooo:rsid="0306327c" officeooo:paragraph-rsid="0306327c"/>
    </style:style>
    <style:style style:name="P38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5eb91e" fo:language="ru" fo:country="RU" officeooo:rsid="039c567c" officeooo:paragraph-rsid="039c567c"/>
    </style:style>
    <style:style style:name="P38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5eb91e" officeooo:rsid="03900990" officeooo:paragraph-rsid="03900990"/>
    </style:style>
    <style:style style:name="P38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117893"/>
    </style:style>
    <style:style style:name="P38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18bead"/>
    </style:style>
    <style:style style:name="P38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25810f"/>
    </style:style>
    <style:style style:name="P38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2cd1e8"/>
    </style:style>
    <style:style style:name="P38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2f5ee5"/>
    </style:style>
    <style:style style:name="P38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3779d7"/>
    </style:style>
    <style:style style:name="P38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3779d7" officeooo:paragraph-rsid="033779d7"/>
    </style:style>
    <style:style style:name="P38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3b31c9"/>
    </style:style>
    <style:style style:name="P39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3cc145"/>
    </style:style>
    <style:style style:name="P39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3f5f8e" officeooo:paragraph-rsid="033f5f8e"/>
    </style:style>
    <style:style style:name="P39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41c981"/>
    </style:style>
    <style:style style:name="P39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4402a0" officeooo:paragraph-rsid="034402a0"/>
    </style:style>
    <style:style style:name="P39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466c86"/>
    </style:style>
    <style:style style:name="P39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3d73d9"/>
    </style:style>
    <style:style style:name="P39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3f5f8e"/>
    </style:style>
    <style:style style:name="P39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493360" officeooo:paragraph-rsid="03493360"/>
    </style:style>
    <style:style style:name="P39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4e5f76" officeooo:paragraph-rsid="034e5f76"/>
    </style:style>
    <style:style style:name="P39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4cee8d"/>
    </style:style>
    <style:style style:name="P40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4e3b55"/>
    </style:style>
    <style:style style:name="P40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4e5f76"/>
    </style:style>
    <style:style style:name="P40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9e77b0" officeooo:paragraph-rsid="009e77b0"/>
    </style:style>
    <style:style style:name="P40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998b26" officeooo:paragraph-rsid="00998b26"/>
    </style:style>
    <style:style style:name="P40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a1ff24" officeooo:paragraph-rsid="00a1ff24"/>
    </style:style>
    <style:style style:name="P40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466c86" officeooo:paragraph-rsid="03466c86"/>
    </style:style>
    <style:style style:name="P40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ef55e4"/>
    </style:style>
    <style:style style:name="P40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acc9db"/>
    </style:style>
    <style:style style:name="P40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b06e03"/>
    </style:style>
    <style:style style:name="P40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557252"/>
    </style:style>
    <style:style style:name="P4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b1ed92"/>
    </style:style>
    <style:style style:name="P41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5e6c40"/>
    </style:style>
    <style:style style:name="P41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5e9bbc"/>
    </style:style>
    <style:style style:name="P41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e8da00" officeooo:paragraph-rsid="01f97487"/>
    </style:style>
    <style:style style:name="P41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663259"/>
    </style:style>
    <style:style style:name="P41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66373e" officeooo:paragraph-rsid="0366373e"/>
    </style:style>
    <style:style style:name="P41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66373e"/>
    </style:style>
    <style:style style:name="P41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6a84a0"/>
    </style:style>
    <style:style style:name="P41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6b39a4" officeooo:paragraph-rsid="036b39a4"/>
    </style:style>
    <style:style style:name="P41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6b86e5"/>
    </style:style>
    <style:style style:name="P42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6d7ee5" officeooo:paragraph-rsid="036d7ee5"/>
    </style:style>
    <style:style style:name="P42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6eb183" officeooo:paragraph-rsid="036eb183"/>
    </style:style>
    <style:style style:name="P42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7007a6" officeooo:paragraph-rsid="037007a6"/>
    </style:style>
    <style:style style:name="P42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71ecd0" officeooo:paragraph-rsid="0371ecd0"/>
    </style:style>
    <style:style style:name="P42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73bcca" officeooo:paragraph-rsid="0373bcca"/>
    </style:style>
    <style:style style:name="P42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741b33"/>
    </style:style>
    <style:style style:name="P42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74e055" officeooo:paragraph-rsid="0374e055"/>
    </style:style>
    <style:style style:name="P42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74e055"/>
    </style:style>
    <style:style style:name="P42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77c1e3" officeooo:paragraph-rsid="0377c1e3"/>
    </style:style>
    <style:style style:name="P42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77c1e3"/>
    </style:style>
    <style:style style:name="P43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796177" officeooo:paragraph-rsid="03796177"/>
    </style:style>
    <style:style style:name="P43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7b0a24" officeooo:paragraph-rsid="03b8170e"/>
    </style:style>
    <style:style style:name="P43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7c607d" officeooo:paragraph-rsid="037c607d"/>
    </style:style>
    <style:style style:name="P43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7d4ed1" officeooo:paragraph-rsid="037d4ed1"/>
    </style:style>
    <style:style style:name="P43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7d6553" officeooo:paragraph-rsid="037d6553"/>
    </style:style>
    <style:style style:name="P43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7d6553"/>
    </style:style>
    <style:style style:name="P43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7e34e1" officeooo:paragraph-rsid="037e34e1"/>
    </style:style>
    <style:style style:name="P43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83675a"/>
    </style:style>
    <style:style style:name="P43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8a2a39" officeooo:paragraph-rsid="038a2a39"/>
    </style:style>
    <style:style style:name="P43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8a902c" officeooo:paragraph-rsid="038a902c"/>
    </style:style>
    <style:style style:name="P44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8a902c"/>
    </style:style>
    <style:style style:name="P44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8b2f0f" officeooo:paragraph-rsid="038b2f0f"/>
    </style:style>
    <style:style style:name="P44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8badd0" officeooo:paragraph-rsid="038badd0"/>
    </style:style>
    <style:style style:name="P44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8c72a1" officeooo:paragraph-rsid="038c72a1"/>
    </style:style>
    <style:style style:name="P44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900990"/>
    </style:style>
    <style:style style:name="P44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929e76" officeooo:paragraph-rsid="03929e76"/>
    </style:style>
    <style:style style:name="P44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98d2e4" officeooo:paragraph-rsid="0398d2e4"/>
    </style:style>
    <style:style style:name="P44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98d2e4"/>
    </style:style>
    <style:style style:name="P44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9c567c" officeooo:paragraph-rsid="039c567c"/>
    </style:style>
    <style:style style:name="P44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9c567c"/>
    </style:style>
    <style:style style:name="P45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7d4ed1"/>
    </style:style>
    <style:style style:name="P45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7264bb"/>
    </style:style>
    <style:style style:name="P45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c19540" officeooo:paragraph-rsid="03c19540"/>
    </style:style>
    <style:style style:name="P45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c19540"/>
    </style:style>
    <style:style style:name="P45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7007a6"/>
    </style:style>
    <style:style style:name="P45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4327fe6" officeooo:paragraph-rsid="04327fe6"/>
    </style:style>
    <style:style style:name="P45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6ea57c" officeooo:paragraph-rsid="006ea57c"/>
    </style:style>
    <style:style style:name="P45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e53afd" officeooo:paragraph-rsid="03e53afd"/>
    </style:style>
    <style:style style:name="P45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6efb6e" officeooo:paragraph-rsid="006efb6e"/>
    </style:style>
    <style:style style:name="P45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70e0ba" officeooo:paragraph-rsid="0070e0ba"/>
    </style:style>
    <style:style style:name="P46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712b8b" officeooo:paragraph-rsid="00712b8b"/>
    </style:style>
    <style:style style:name="P46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761f3e" officeooo:paragraph-rsid="00761f3e"/>
    </style:style>
    <style:style style:name="P46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776950" officeooo:paragraph-rsid="00776950"/>
    </style:style>
    <style:style style:name="P46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e6de3a" officeooo:paragraph-rsid="03e6de3a"/>
    </style:style>
    <style:style style:name="P46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777341" officeooo:paragraph-rsid="00777341"/>
    </style:style>
    <style:style style:name="P46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78b04e" officeooo:paragraph-rsid="0078b04e"/>
    </style:style>
    <style:style style:name="P46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eaa783" officeooo:paragraph-rsid="03eaa783"/>
    </style:style>
    <style:style style:name="P46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7f0695" officeooo:paragraph-rsid="007f0695"/>
    </style:style>
    <style:style style:name="P46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ebc076" officeooo:paragraph-rsid="03ebc076"/>
    </style:style>
    <style:style style:name="P46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7fba98" officeooo:paragraph-rsid="007fba98"/>
    </style:style>
    <style:style style:name="P47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ec38b6" officeooo:paragraph-rsid="03ec38b6"/>
    </style:style>
    <style:style style:name="P47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82047b" officeooo:paragraph-rsid="0082047b"/>
    </style:style>
    <style:style style:name="P47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a419ea" officeooo:paragraph-rsid="00a419ea"/>
    </style:style>
    <style:style style:name="P47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83b5d8" officeooo:paragraph-rsid="0083b5d8"/>
    </style:style>
    <style:style style:name="P47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875403" officeooo:paragraph-rsid="00875403"/>
    </style:style>
    <style:style style:name="P47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f85626" officeooo:paragraph-rsid="00f85626"/>
    </style:style>
    <style:style style:name="P47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43c8873" officeooo:paragraph-rsid="043c8873"/>
    </style:style>
    <style:style style:name="P47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officeooo:paragraph-rsid="03e8dbdd"/>
    </style:style>
    <style:style style:name="P47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officeooo:paragraph-rsid="007def89"/>
    </style:style>
    <style:style style:name="P47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f31a54" officeooo:paragraph-rsid="03f31a54"/>
    </style:style>
    <style:style style:name="P48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f4d196" officeooo:paragraph-rsid="03f4d196"/>
    </style:style>
    <style:style style:name="P48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f82950"/>
    </style:style>
    <style:style style:name="P48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fa8e6c"/>
    </style:style>
    <style:style style:name="P48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42b99bb"/>
    </style:style>
    <style:style style:name="P48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c2e09e" officeooo:paragraph-rsid="03fa8e6c"/>
    </style:style>
    <style:style style:name="P48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ff77e7" officeooo:paragraph-rsid="03ff77e7" fo:background-color="#ff6d6d"/>
    </style:style>
    <style:style style:name="P48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405e455" officeooo:paragraph-rsid="0405e455" fo:background-color="#ff6d6d"/>
    </style:style>
    <style:style style:name="P48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4069af6" officeooo:paragraph-rsid="04069af6" fo:background-color="#ff6d6d"/>
    </style:style>
    <style:style style:name="P48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40af044" officeooo:paragraph-rsid="040af044" fo:background-color="#ff6d6d"/>
    </style:style>
    <style:style style:name="P48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40b88da" officeooo:paragraph-rsid="040b88da" fo:background-color="#ff6d6d"/>
    </style:style>
    <style:style style:name="P49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40f3d18" officeooo:paragraph-rsid="040f3d18" fo:background-color="#ff6d6d"/>
    </style:style>
    <style:style style:name="P49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42177f7" officeooo:paragraph-rsid="042177f7" fo:background-color="#ff6d6d"/>
    </style:style>
    <style:style style:name="P49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ff0076" fo:background-color="#ff6d6d"/>
    </style:style>
    <style:style style:name="P49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fff52a" fo:background-color="#ff6d6d"/>
    </style:style>
    <style:style style:name="P49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40873ef" fo:background-color="#ff6d6d"/>
    </style:style>
    <style:style style:name="P49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4097f89" fo:background-color="#ff6d6d"/>
    </style:style>
    <style:style style:name="P49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40e8b6a" fo:background-color="#ff6d6d"/>
    </style:style>
    <style:style style:name="P49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40f3d18" fo:background-color="#ff6d6d"/>
    </style:style>
    <style:style style:name="P49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41f7b42" fo:background-color="#ff6d6d"/>
    </style:style>
    <style:style style:name="P49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796177"/>
    </style:style>
    <style:style style:name="P50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7b0a24"/>
    </style:style>
    <style:style style:name="P50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7e34e1"/>
    </style:style>
    <style:style style:name="P50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45765bf"/>
    </style:style>
    <style:style style:name="P50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45765bf" officeooo:paragraph-rsid="045765bf"/>
    </style:style>
    <style:style style:name="P50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ff0000" officeooo:paragraph-rsid="03929e76"/>
    </style:style>
    <style:style style:name="P50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468a1a" fo:language="ru" fo:country="RU" officeooo:rsid="0339442c" officeooo:paragraph-rsid="0339442c" fo:background-color="transparent"/>
    </style:style>
    <style:style style:name="P50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81212d"/>
    </style:style>
    <style:style style:name="P50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4350e88"/>
    </style:style>
    <style:style style:name="P508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language="ru" fo:country="RU" fo:font-weight="bold" officeooo:rsid="001e33b8" officeooo:paragraph-rsid="001e33b8" style:font-weight-asian="bold" style:font-weight-complex="bold"/>
    </style:style>
    <style:style style:name="P50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6d7aaa"/>
    </style:style>
    <style:style style:name="P5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officeooo:rsid="046311d7" officeooo:paragraph-rsid="046311d7"/>
    </style:style>
    <style:style style:name="P51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46311d7"/>
    </style:style>
    <style:style style:name="P51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46311d7" officeooo:paragraph-rsid="046311d7"/>
    </style:style>
    <style:style style:name="P51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463c850" officeooo:paragraph-rsid="0463c850"/>
    </style:style>
    <style:style style:name="P51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7fba98" officeooo:paragraph-rsid="006ea57c"/>
    </style:style>
    <style:style style:name="T1" style:family="text">
      <style:text-properties officeooo:rsid="0020d531"/>
    </style:style>
    <style:style style:name="T2" style:family="text">
      <style:text-properties officeooo:rsid="002284d9"/>
    </style:style>
    <style:style style:name="T3" style:family="text">
      <style:text-properties officeooo:rsid="00254ca4"/>
    </style:style>
    <style:style style:name="T4" style:family="text">
      <style:text-properties officeooo:rsid="0029c553"/>
    </style:style>
    <style:style style:name="T5" style:family="text">
      <style:text-properties officeooo:rsid="002b9f5b"/>
    </style:style>
    <style:style style:name="T6" style:family="text">
      <style:text-properties officeooo:rsid="002bb98c"/>
    </style:style>
    <style:style style:name="T7" style:family="text">
      <style:text-properties officeooo:rsid="002c12af"/>
    </style:style>
    <style:style style:name="T8" style:family="text">
      <style:text-properties officeooo:rsid="0034dc84"/>
    </style:style>
    <style:style style:name="T9" style:family="text">
      <style:text-properties officeooo:rsid="003b244c"/>
    </style:style>
    <style:style style:name="T10" style:family="text">
      <style:text-properties officeooo:rsid="003c2aa2"/>
    </style:style>
    <style:style style:name="T11" style:family="text">
      <style:text-properties officeooo:rsid="003d015e"/>
    </style:style>
    <style:style style:name="T12" style:family="text">
      <style:text-properties officeooo:rsid="003d73eb"/>
    </style:style>
    <style:style style:name="T13" style:family="text">
      <style:text-properties officeooo:rsid="0040cf16"/>
    </style:style>
    <style:style style:name="T14" style:family="text">
      <style:text-properties officeooo:rsid="0042a67e"/>
    </style:style>
    <style:style style:name="T15" style:family="text">
      <style:text-properties officeooo:rsid="0042d24b"/>
    </style:style>
    <style:style style:name="T16" style:family="text">
      <style:text-properties officeooo:rsid="00463f0d"/>
    </style:style>
    <style:style style:name="T17" style:family="text">
      <style:text-properties officeooo:rsid="0047051d"/>
    </style:style>
    <style:style style:name="T18" style:family="text">
      <style:text-properties officeooo:rsid="004ac4f7"/>
    </style:style>
    <style:style style:name="T19" style:family="text">
      <style:text-properties officeooo:rsid="004ebe85"/>
    </style:style>
    <style:style style:name="T20" style:family="text">
      <style:text-properties officeooo:rsid="00506be9"/>
    </style:style>
    <style:style style:name="T21" style:family="text">
      <style:text-properties officeooo:rsid="005656f4"/>
    </style:style>
    <style:style style:name="T22" style:family="text">
      <style:text-properties officeooo:rsid="0058ae9a"/>
    </style:style>
    <style:style style:name="T23" style:family="text">
      <style:text-properties officeooo:rsid="005f53a0"/>
    </style:style>
    <style:style style:name="T24" style:family="text">
      <style:text-properties officeooo:rsid="0063834e"/>
    </style:style>
    <style:style style:name="T25" style:family="text">
      <style:text-properties officeooo:rsid="006d7aaa"/>
    </style:style>
    <style:style style:name="T26" style:family="text">
      <style:text-properties officeooo:rsid="0070e0ba"/>
    </style:style>
    <style:style style:name="T27" style:family="text">
      <style:text-properties officeooo:rsid="007683de"/>
    </style:style>
    <style:style style:name="T28" style:family="text">
      <style:text-properties officeooo:rsid="0076d474"/>
    </style:style>
    <style:style style:name="T29" style:family="text">
      <style:text-properties officeooo:rsid="00776950"/>
    </style:style>
    <style:style style:name="T30" style:family="text">
      <style:text-properties officeooo:rsid="00777341"/>
    </style:style>
    <style:style style:name="T31" style:family="text">
      <style:text-properties officeooo:rsid="0078b04e"/>
    </style:style>
    <style:style style:name="T32" style:family="text">
      <style:text-properties officeooo:rsid="007aaa77"/>
    </style:style>
    <style:style style:name="T33" style:family="text">
      <style:text-properties officeooo:rsid="007def89"/>
    </style:style>
    <style:style style:name="T34" style:family="text">
      <style:text-properties officeooo:rsid="008072d7"/>
    </style:style>
    <style:style style:name="T35" style:family="text">
      <style:text-properties officeooo:rsid="0083b5d8"/>
    </style:style>
    <style:style style:name="T36" style:family="text">
      <style:text-properties officeooo:rsid="0083b7ad"/>
    </style:style>
    <style:style style:name="T37" style:family="text">
      <style:text-properties officeooo:rsid="0086351f"/>
    </style:style>
    <style:style style:name="T38" style:family="text">
      <style:text-properties officeooo:rsid="0089a842"/>
    </style:style>
    <style:style style:name="T39" style:family="text">
      <style:text-properties officeooo:rsid="008b0998"/>
    </style:style>
    <style:style style:name="T40" style:family="text">
      <style:text-properties officeooo:rsid="00a88e51"/>
    </style:style>
    <style:style style:name="T41" style:family="text">
      <style:text-properties officeooo:rsid="00aeb460"/>
    </style:style>
    <style:style style:name="T42" style:family="text">
      <style:text-properties officeooo:rsid="00b1ed92"/>
    </style:style>
    <style:style style:name="T43" style:family="text">
      <style:text-properties officeooo:rsid="00b9ca3f"/>
    </style:style>
    <style:style style:name="T44" style:family="text">
      <style:text-properties officeooo:rsid="00bb29cb"/>
    </style:style>
    <style:style style:name="T45" style:family="text">
      <style:text-properties officeooo:rsid="00bd61ee"/>
    </style:style>
    <style:style style:name="T46" style:family="text">
      <style:text-properties officeooo:rsid="00bead7e"/>
    </style:style>
    <style:style style:name="T47" style:family="text">
      <style:text-properties officeooo:rsid="00c07cde"/>
    </style:style>
    <style:style style:name="T48" style:family="text">
      <style:text-properties officeooo:rsid="00c711b8"/>
    </style:style>
    <style:style style:name="T49" style:family="text">
      <style:text-properties officeooo:rsid="00c8d79c"/>
    </style:style>
    <style:style style:name="T50" style:family="text">
      <style:text-properties officeooo:rsid="00c9e534"/>
    </style:style>
    <style:style style:name="T51" style:family="text">
      <style:text-properties officeooo:rsid="00d056de"/>
    </style:style>
    <style:style style:name="T52" style:family="text">
      <style:text-properties officeooo:rsid="00d1b9fa"/>
    </style:style>
    <style:style style:name="T53" style:family="text">
      <style:text-properties officeooo:rsid="00d55241"/>
    </style:style>
    <style:style style:name="T54" style:family="text">
      <style:text-properties officeooo:rsid="00ddc549"/>
    </style:style>
    <style:style style:name="T55" style:family="text">
      <style:text-properties officeooo:rsid="00df1392"/>
    </style:style>
    <style:style style:name="T56" style:family="text">
      <style:text-properties officeooo:rsid="00e2e100"/>
    </style:style>
    <style:style style:name="T57" style:family="text">
      <style:text-properties officeooo:rsid="00ec766c"/>
    </style:style>
    <style:style style:name="T58" style:family="text">
      <style:text-properties officeooo:rsid="00f8a1a2"/>
    </style:style>
    <style:style style:name="T59" style:family="text">
      <style:text-properties officeooo:rsid="00f8c0b1"/>
    </style:style>
    <style:style style:name="T60" style:family="text">
      <style:text-properties officeooo:rsid="00e735ca"/>
    </style:style>
    <style:style style:name="T61" style:family="text">
      <style:text-properties officeooo:rsid="00e81dc2"/>
    </style:style>
    <style:style style:name="T62" style:family="text">
      <style:text-properties officeooo:rsid="00eef71d"/>
    </style:style>
    <style:style style:name="T63" style:family="text">
      <style:text-properties officeooo:rsid="00f125b7"/>
    </style:style>
    <style:style style:name="T64" style:family="text">
      <style:text-properties officeooo:rsid="00f27eda"/>
    </style:style>
    <style:style style:name="T65" style:family="text">
      <style:text-properties officeooo:rsid="00f2bea2"/>
    </style:style>
    <style:style style:name="T66" style:family="text">
      <style:text-properties officeooo:rsid="00f3a1f0"/>
    </style:style>
    <style:style style:name="T67" style:family="text">
      <style:text-properties officeooo:rsid="00f6fbeb"/>
    </style:style>
    <style:style style:name="T68" style:family="text">
      <style:text-properties officeooo:rsid="012f5f6d"/>
    </style:style>
    <style:style style:name="T69" style:family="text">
      <style:text-properties officeooo:rsid="013324d8"/>
    </style:style>
    <style:style style:name="T70" style:family="text">
      <style:text-properties officeooo:rsid="013509d6"/>
    </style:style>
    <style:style style:name="T71" style:family="text">
      <style:text-properties officeooo:rsid="0135935b"/>
    </style:style>
    <style:style style:name="T72" style:family="text">
      <style:text-properties officeooo:rsid="013784b1"/>
    </style:style>
    <style:style style:name="T73" style:family="text">
      <style:text-properties officeooo:rsid="0115ab41"/>
    </style:style>
    <style:style style:name="T74" style:family="text">
      <style:text-properties officeooo:rsid="01208055"/>
    </style:style>
    <style:style style:name="T75" style:family="text">
      <style:text-properties officeooo:rsid="011f8e54"/>
    </style:style>
    <style:style style:name="T76" style:family="text">
      <style:text-properties officeooo:rsid="011a34f1"/>
    </style:style>
    <style:style style:name="T77" style:family="text">
      <style:text-properties officeooo:rsid="011c1456"/>
    </style:style>
    <style:style style:name="T78" style:family="text">
      <style:text-properties officeooo:rsid="012b2621"/>
    </style:style>
    <style:style style:name="T79" style:family="text">
      <style:text-properties officeooo:rsid="011dd3e1"/>
    </style:style>
    <style:style style:name="T80" style:family="text">
      <style:text-properties officeooo:rsid="0122f862"/>
    </style:style>
    <style:style style:name="T81" style:family="text">
      <style:text-properties officeooo:rsid="0123e18c"/>
    </style:style>
    <style:style style:name="T82" style:family="text">
      <style:text-properties officeooo:rsid="0124ad69"/>
    </style:style>
    <style:style style:name="T83" style:family="text">
      <style:text-properties officeooo:rsid="01282fab"/>
    </style:style>
    <style:style style:name="T84" style:family="text">
      <style:text-properties officeooo:rsid="0129ed58"/>
    </style:style>
    <style:style style:name="T85" style:family="text">
      <style:text-properties officeooo:rsid="012d65e8"/>
    </style:style>
    <style:style style:name="T86" style:family="text">
      <style:text-properties officeooo:rsid="012ea282"/>
    </style:style>
    <style:style style:name="T87" style:family="text">
      <style:text-properties officeooo:rsid="01343ed0"/>
    </style:style>
    <style:style style:name="T88" style:family="text">
      <style:text-properties fo:language="ru" fo:country="RU"/>
    </style:style>
    <style:style style:name="T89" style:family="text">
      <style:text-properties fo:language="ru" fo:country="RU" officeooo:rsid="013d4e33"/>
    </style:style>
    <style:style style:name="T90" style:family="text">
      <style:text-properties fo:language="ru" fo:country="RU" officeooo:rsid="0139fcaa"/>
    </style:style>
    <style:style style:name="T91" style:family="text">
      <style:text-properties fo:language="ru" fo:country="RU" officeooo:rsid="015290d4"/>
    </style:style>
    <style:style style:name="T92" style:family="text">
      <style:text-properties fo:language="ru" fo:country="RU" officeooo:rsid="0158a37e"/>
    </style:style>
    <style:style style:name="T93" style:family="text">
      <style:text-properties fo:language="ru" fo:country="RU" officeooo:rsid="0159190c"/>
    </style:style>
    <style:style style:name="T94" style:family="text">
      <style:text-properties fo:language="ru" fo:country="RU" officeooo:rsid="01609fe5"/>
    </style:style>
    <style:style style:name="T95" style:family="text">
      <style:text-properties fo:language="ru" fo:country="RU" officeooo:rsid="0113b07b"/>
    </style:style>
    <style:style style:name="T96" style:family="text">
      <style:text-properties fo:language="ru" fo:country="RU" officeooo:rsid="0162ff8d"/>
    </style:style>
    <style:style style:name="T97" style:family="text">
      <style:text-properties fo:language="ru" fo:country="RU" officeooo:rsid="0113c9a4"/>
    </style:style>
    <style:style style:name="T98" style:family="text">
      <style:text-properties fo:language="ru" fo:country="RU" officeooo:rsid="0163f9c2"/>
    </style:style>
    <style:style style:name="T99" style:family="text">
      <style:text-properties fo:language="ru" fo:country="RU" officeooo:rsid="0115614c"/>
    </style:style>
    <style:style style:name="T100" style:family="text">
      <style:text-properties fo:language="ru" fo:country="RU" officeooo:rsid="011f49e9"/>
    </style:style>
    <style:style style:name="T101" style:family="text">
      <style:text-properties fo:language="ru" fo:country="RU" officeooo:rsid="01688024"/>
    </style:style>
    <style:style style:name="T102" style:family="text">
      <style:text-properties fo:language="ru" fo:country="RU" officeooo:rsid="01690d2d"/>
    </style:style>
    <style:style style:name="T103" style:family="text">
      <style:text-properties fo:language="ru" fo:country="RU" officeooo:rsid="016c4aec"/>
    </style:style>
    <style:style style:name="T104" style:family="text">
      <style:text-properties fo:language="ru" fo:country="RU" officeooo:rsid="016c874f"/>
    </style:style>
    <style:style style:name="T105" style:family="text">
      <style:text-properties fo:language="ru" fo:country="RU" officeooo:rsid="00d13e4d"/>
    </style:style>
    <style:style style:name="T106" style:family="text">
      <style:text-properties fo:language="ru" fo:country="RU" officeooo:rsid="017227a9"/>
    </style:style>
    <style:style style:name="T107" style:family="text">
      <style:text-properties fo:language="ru" fo:country="RU" officeooo:rsid="00dc1ed3"/>
    </style:style>
    <style:style style:name="T108" style:family="text">
      <style:text-properties fo:language="ru" fo:country="RU" officeooo:rsid="01779784"/>
    </style:style>
    <style:style style:name="T109" style:family="text">
      <style:text-properties fo:language="ru" fo:country="RU" officeooo:rsid="0178ad51"/>
    </style:style>
    <style:style style:name="T110" style:family="text">
      <style:text-properties fo:language="ru" fo:country="RU" officeooo:rsid="01790db5"/>
    </style:style>
    <style:style style:name="T111" style:family="text">
      <style:text-properties fo:language="ru" fo:country="RU" officeooo:rsid="017ac75d"/>
    </style:style>
    <style:style style:name="T112" style:family="text">
      <style:text-properties fo:language="ru" fo:country="RU" officeooo:rsid="015a6da7"/>
    </style:style>
    <style:style style:name="T113" style:family="text">
      <style:text-properties fo:language="ru" fo:country="RU" officeooo:rsid="017cc56a"/>
    </style:style>
    <style:style style:name="T114" style:family="text">
      <style:text-properties fo:language="ru" fo:country="RU" officeooo:rsid="017cefd3"/>
    </style:style>
    <style:style style:name="T115" style:family="text">
      <style:text-properties fo:language="ru" fo:country="RU" officeooo:rsid="017d705c"/>
    </style:style>
    <style:style style:name="T116" style:family="text">
      <style:text-properties fo:language="ru" fo:country="RU" officeooo:rsid="015df392"/>
    </style:style>
    <style:style style:name="T117" style:family="text">
      <style:text-properties fo:language="ru" fo:country="RU" officeooo:rsid="017e4be2"/>
    </style:style>
    <style:style style:name="T118" style:family="text">
      <style:text-properties fo:language="ru" fo:country="RU" officeooo:rsid="017ee199"/>
    </style:style>
    <style:style style:name="T119" style:family="text">
      <style:text-properties fo:language="ru" fo:country="RU" officeooo:rsid="0181545e"/>
    </style:style>
    <style:style style:name="T120" style:family="text">
      <style:text-properties fo:language="ru" fo:country="RU" officeooo:rsid="01830705"/>
    </style:style>
    <style:style style:name="T121" style:family="text">
      <style:text-properties fo:language="ru" fo:country="RU" officeooo:rsid="0185e25a"/>
    </style:style>
    <style:style style:name="T122" style:family="text">
      <style:text-properties fo:language="ru" fo:country="RU" officeooo:rsid="018e3f36"/>
    </style:style>
    <style:style style:name="T123" style:family="text">
      <style:text-properties fo:language="ru" fo:country="RU" officeooo:rsid="01902a90"/>
    </style:style>
    <style:style style:name="T124" style:family="text">
      <style:text-properties fo:language="ru" fo:country="RU" officeooo:rsid="019f2af1"/>
    </style:style>
    <style:style style:name="T125" style:family="text">
      <style:text-properties fo:language="ru" fo:country="RU" officeooo:rsid="01a188ca"/>
    </style:style>
    <style:style style:name="T126" style:family="text">
      <style:text-properties fo:language="ru" fo:country="RU" officeooo:rsid="019e6b60"/>
    </style:style>
    <style:style style:name="T127" style:family="text">
      <style:text-properties fo:language="ru" fo:country="RU" officeooo:rsid="01a7ea41"/>
    </style:style>
    <style:style style:name="T128" style:family="text">
      <style:text-properties fo:language="ru" fo:country="RU" officeooo:rsid="01a9c5f1"/>
    </style:style>
    <style:style style:name="T129" style:family="text">
      <style:text-properties fo:language="ru" fo:country="RU" officeooo:rsid="01a9dc0b"/>
    </style:style>
    <style:style style:name="T130" style:family="text">
      <style:text-properties fo:language="ru" fo:country="RU" officeooo:rsid="01aa21d9"/>
    </style:style>
    <style:style style:name="T131" style:family="text">
      <style:text-properties fo:language="ru" fo:country="RU" officeooo:rsid="01ac19fc"/>
    </style:style>
    <style:style style:name="T132" style:family="text">
      <style:text-properties fo:language="ru" fo:country="RU" officeooo:rsid="01b3ec14"/>
    </style:style>
    <style:style style:name="T133" style:family="text">
      <style:text-properties fo:language="ru" fo:country="RU" officeooo:rsid="01b5db95"/>
    </style:style>
    <style:style style:name="T134" style:family="text">
      <style:text-properties fo:language="ru" fo:country="RU" officeooo:rsid="01b5eddf"/>
    </style:style>
    <style:style style:name="T135" style:family="text">
      <style:text-properties fo:language="ru" fo:country="RU" officeooo:rsid="01c91efe"/>
    </style:style>
    <style:style style:name="T136" style:family="text">
      <style:text-properties fo:language="ru" fo:country="RU" officeooo:rsid="01ca9ee4"/>
    </style:style>
    <style:style style:name="T137" style:family="text">
      <style:text-properties fo:language="ru" fo:country="RU" officeooo:rsid="01cbdbe5"/>
    </style:style>
    <style:style style:name="T138" style:family="text">
      <style:text-properties fo:language="ru" fo:country="RU" officeooo:rsid="01cd3e84"/>
    </style:style>
    <style:style style:name="T139" style:family="text">
      <style:text-properties fo:language="ru" fo:country="RU" officeooo:rsid="01d29cc4"/>
    </style:style>
    <style:style style:name="T140" style:family="text">
      <style:text-properties fo:language="ru" fo:country="RU" officeooo:rsid="01d5e592"/>
    </style:style>
    <style:style style:name="T141" style:family="text">
      <style:text-properties fo:language="ru" fo:country="RU" officeooo:rsid="01d68699"/>
    </style:style>
    <style:style style:name="T142" style:family="text">
      <style:text-properties fo:language="ru" fo:country="RU" officeooo:rsid="01d70a3b"/>
    </style:style>
    <style:style style:name="T143" style:family="text">
      <style:text-properties fo:language="ru" fo:country="RU" officeooo:rsid="01d96552"/>
    </style:style>
    <style:style style:name="T144" style:family="text">
      <style:text-properties fo:language="ru" fo:country="RU" officeooo:rsid="01da55a4"/>
    </style:style>
    <style:style style:name="T145" style:family="text">
      <style:text-properties fo:language="ru" fo:country="RU" officeooo:rsid="01dca4b6"/>
    </style:style>
    <style:style style:name="T146" style:family="text">
      <style:text-properties fo:language="ru" fo:country="RU" officeooo:rsid="01ddb600"/>
    </style:style>
    <style:style style:name="T147" style:family="text">
      <style:text-properties fo:language="ru" fo:country="RU" officeooo:rsid="01de68d7"/>
    </style:style>
    <style:style style:name="T148" style:family="text">
      <style:text-properties fo:language="ru" fo:country="RU" officeooo:rsid="01e011e9"/>
    </style:style>
    <style:style style:name="T149" style:family="text">
      <style:text-properties fo:language="ru" fo:country="RU" officeooo:rsid="01e016de"/>
    </style:style>
    <style:style style:name="T150" style:family="text">
      <style:text-properties fo:language="ru" fo:country="RU" officeooo:rsid="01e20fe5"/>
    </style:style>
    <style:style style:name="T151" style:family="text">
      <style:text-properties fo:language="ru" fo:country="RU" officeooo:rsid="01e2ec51"/>
    </style:style>
    <style:style style:name="T152" style:family="text">
      <style:text-properties fo:language="ru" fo:country="RU" officeooo:rsid="01e2f5ed"/>
    </style:style>
    <style:style style:name="T153" style:family="text">
      <style:text-properties fo:language="ru" fo:country="RU" officeooo:rsid="01e492d9"/>
    </style:style>
    <style:style style:name="T154" style:family="text">
      <style:text-properties fo:language="ru" fo:country="RU" officeooo:rsid="01e591e8"/>
    </style:style>
    <style:style style:name="T155" style:family="text">
      <style:text-properties fo:language="ru" fo:country="RU" officeooo:rsid="01e675e4"/>
    </style:style>
    <style:style style:name="T156" style:family="text">
      <style:text-properties fo:language="ru" fo:country="RU" officeooo:rsid="01e8da00"/>
    </style:style>
    <style:style style:name="T157" style:family="text">
      <style:text-properties fo:language="ru" fo:country="RU" officeooo:rsid="01ea55ca"/>
    </style:style>
    <style:style style:name="T158" style:family="text">
      <style:text-properties fo:language="ru" fo:country="RU" officeooo:rsid="01f0a776"/>
    </style:style>
    <style:style style:name="T159" style:family="text">
      <style:text-properties fo:language="ru" fo:country="RU" officeooo:rsid="01f25587"/>
    </style:style>
    <style:style style:name="T160" style:family="text">
      <style:text-properties fo:language="ru" fo:country="RU" officeooo:rsid="01f8f0d0"/>
    </style:style>
    <style:style style:name="T161" style:family="text">
      <style:text-properties fo:language="ru" fo:country="RU" officeooo:rsid="01f97487"/>
    </style:style>
    <style:style style:name="T162" style:family="text">
      <style:text-properties fo:language="ru" fo:country="RU" officeooo:rsid="01fa7330"/>
    </style:style>
    <style:style style:name="T163" style:family="text">
      <style:text-properties fo:language="ru" fo:country="RU" officeooo:rsid="01ff236f"/>
    </style:style>
    <style:style style:name="T164" style:family="text">
      <style:text-properties fo:language="ru" fo:country="RU" officeooo:rsid="001edd36"/>
    </style:style>
    <style:style style:name="T165" style:family="text">
      <style:text-properties fo:language="ru" fo:country="RU" officeooo:rsid="001f64f8"/>
    </style:style>
    <style:style style:name="T166" style:family="text">
      <style:text-properties fo:language="ru" fo:country="RU" officeooo:rsid="02033393"/>
    </style:style>
    <style:style style:name="T167" style:family="text">
      <style:text-properties fo:language="ru" fo:country="RU" officeooo:rsid="02056782"/>
    </style:style>
    <style:style style:name="T168" style:family="text">
      <style:text-properties fo:language="ru" fo:country="RU" officeooo:rsid="0207a0a1"/>
    </style:style>
    <style:style style:name="T169" style:family="text">
      <style:text-properties fo:language="ru" fo:country="RU" officeooo:rsid="020228ec"/>
    </style:style>
    <style:style style:name="T170" style:family="text">
      <style:text-properties fo:language="ru" fo:country="RU" officeooo:rsid="02097146"/>
    </style:style>
    <style:style style:name="T171" style:family="text">
      <style:text-properties fo:language="ru" fo:country="RU" officeooo:rsid="020b1359"/>
    </style:style>
    <style:style style:name="T172" style:family="text">
      <style:text-properties fo:language="ru" fo:country="RU" officeooo:rsid="020c520e"/>
    </style:style>
    <style:style style:name="T173" style:family="text">
      <style:text-properties fo:language="ru" fo:country="RU" officeooo:rsid="0031dba5"/>
    </style:style>
    <style:style style:name="T174" style:family="text">
      <style:text-properties fo:language="ru" fo:country="RU" officeooo:rsid="00331343"/>
    </style:style>
    <style:style style:name="T175" style:family="text">
      <style:text-properties fo:language="ru" fo:country="RU" officeooo:rsid="020cab41"/>
    </style:style>
    <style:style style:name="T176" style:family="text">
      <style:text-properties fo:language="ru" fo:country="RU" officeooo:rsid="004ebe85"/>
    </style:style>
    <style:style style:name="T177" style:family="text">
      <style:text-properties fo:language="ru" fo:country="RU" officeooo:rsid="0212e8f5"/>
    </style:style>
    <style:style style:name="T178" style:family="text">
      <style:text-properties fo:language="ru" fo:country="RU" officeooo:rsid="00515a3f"/>
    </style:style>
    <style:style style:name="T179" style:family="text">
      <style:text-properties fo:language="ru" fo:country="RU" officeooo:rsid="02131dfd"/>
    </style:style>
    <style:style style:name="T180" style:family="text">
      <style:text-properties fo:language="ru" fo:country="RU" officeooo:rsid="00554da5"/>
    </style:style>
    <style:style style:name="T181" style:family="text">
      <style:text-properties fo:language="ru" fo:country="RU" officeooo:rsid="0216ebba"/>
    </style:style>
    <style:style style:name="T182" style:family="text">
      <style:text-properties fo:language="ru" fo:country="RU" officeooo:rsid="02175561"/>
    </style:style>
    <style:style style:name="T183" style:family="text">
      <style:text-properties fo:language="ru" fo:country="RU" officeooo:rsid="005bc11d"/>
    </style:style>
    <style:style style:name="T184" style:family="text">
      <style:text-properties fo:language="ru" fo:country="RU" officeooo:rsid="005c6aef"/>
    </style:style>
    <style:style style:name="T185" style:family="text">
      <style:text-properties fo:language="ru" fo:country="RU" officeooo:rsid="021ebca4"/>
    </style:style>
    <style:style style:name="T186" style:family="text">
      <style:text-properties fo:language="ru" fo:country="RU" officeooo:rsid="00685423"/>
    </style:style>
    <style:style style:name="T187" style:family="text">
      <style:text-properties fo:language="ru" fo:country="RU" officeooo:rsid="021f3b60"/>
    </style:style>
    <style:style style:name="T188" style:family="text">
      <style:text-properties fo:language="ru" fo:country="RU" officeooo:rsid="005dce5c"/>
    </style:style>
    <style:style style:name="T189" style:family="text">
      <style:text-properties fo:language="ru" fo:country="RU" officeooo:rsid="021fb1a1"/>
    </style:style>
    <style:style style:name="T190" style:family="text">
      <style:text-properties fo:language="ru" fo:country="RU" officeooo:rsid="006d495e"/>
    </style:style>
    <style:style style:name="T191" style:family="text">
      <style:text-properties fo:language="ru" fo:country="RU" officeooo:rsid="022bb7db"/>
    </style:style>
    <style:style style:name="T192" style:family="text">
      <style:text-properties fo:language="ru" fo:country="RU" officeooo:rsid="022c715b"/>
    </style:style>
    <style:style style:name="T193" style:family="text">
      <style:text-properties fo:language="ru" fo:country="RU" officeooo:rsid="022cc8ab"/>
    </style:style>
    <style:style style:name="T194" style:family="text">
      <style:text-properties fo:language="ru" fo:country="RU" officeooo:rsid="0047051d"/>
    </style:style>
    <style:style style:name="T195" style:family="text">
      <style:text-properties fo:language="ru" fo:country="RU" officeooo:rsid="0047a05f"/>
    </style:style>
    <style:style style:name="T196" style:family="text">
      <style:text-properties fo:language="ru" fo:country="RU" officeooo:rsid="022cca45"/>
    </style:style>
    <style:style style:name="T197" style:family="text">
      <style:text-properties fo:language="ru" fo:country="RU" officeooo:rsid="023cd9fd"/>
    </style:style>
    <style:style style:name="T198" style:family="text">
      <style:text-properties fo:language="ru" fo:country="RU" officeooo:rsid="023ecbd9"/>
    </style:style>
    <style:style style:name="T199" style:family="text">
      <style:text-properties fo:language="ru" fo:country="RU" officeooo:rsid="023f8c1a"/>
    </style:style>
    <style:style style:name="T200" style:family="text">
      <style:text-properties fo:language="ru" fo:country="RU" officeooo:rsid="015627d1"/>
    </style:style>
    <style:style style:name="T201" style:family="text">
      <style:text-properties fo:language="ru" fo:country="RU" officeooo:rsid="0242e227"/>
    </style:style>
    <style:style style:name="T202" style:family="text">
      <style:text-properties fo:language="ru" fo:country="RU" officeooo:rsid="024478bf"/>
    </style:style>
    <style:style style:name="T203" style:family="text">
      <style:text-properties fo:language="ru" fo:country="RU" officeooo:rsid="01925024"/>
    </style:style>
    <style:style style:name="T204" style:family="text">
      <style:text-properties fo:language="ru" fo:country="RU" officeooo:rsid="0244e665"/>
    </style:style>
    <style:style style:name="T205" style:family="text">
      <style:text-properties fo:language="ru" fo:country="RU" officeooo:rsid="01b36b22"/>
    </style:style>
    <style:style style:name="T206" style:family="text">
      <style:text-properties fo:language="ru" fo:country="RU" officeooo:rsid="0247d026"/>
    </style:style>
    <style:style style:name="T207" style:family="text">
      <style:text-properties fo:language="ru" fo:country="RU" officeooo:rsid="02537ec1"/>
    </style:style>
    <style:style style:name="T208" style:family="text">
      <style:text-properties fo:language="ru" fo:country="RU" officeooo:rsid="0256ce57"/>
    </style:style>
    <style:style style:name="T209" style:family="text">
      <style:text-properties fo:language="ru" fo:country="RU" officeooo:rsid="0259cd3c"/>
    </style:style>
    <style:style style:name="T210" style:family="text">
      <style:text-properties fo:language="ru" fo:country="RU" officeooo:rsid="007def89"/>
    </style:style>
    <style:style style:name="T211" style:family="text">
      <style:text-properties fo:language="ru" fo:country="RU" officeooo:rsid="02638567"/>
    </style:style>
    <style:style style:name="T212" style:family="text">
      <style:text-properties fo:language="ru" fo:country="RU" officeooo:rsid="02623d0a"/>
    </style:style>
    <style:style style:name="T213" style:family="text">
      <style:text-properties fo:language="ru" fo:country="RU" officeooo:rsid="00f99e4a"/>
    </style:style>
    <style:style style:name="T214" style:family="text">
      <style:text-properties fo:language="ru" fo:country="RU" officeooo:rsid="0266ea2a"/>
    </style:style>
    <style:style style:name="T215" style:family="text">
      <style:text-properties fo:language="ru" fo:country="RU" officeooo:rsid="02679715"/>
    </style:style>
    <style:style style:name="T216" style:family="text">
      <style:text-properties fo:language="ru" fo:country="RU" officeooo:rsid="00fadcbb"/>
    </style:style>
    <style:style style:name="T217" style:family="text">
      <style:text-properties fo:language="ru" fo:country="RU" officeooo:rsid="02979fd1"/>
    </style:style>
    <style:style style:name="T218" style:family="text">
      <style:text-properties fo:language="ru" fo:country="RU" officeooo:rsid="00f85626"/>
    </style:style>
    <style:style style:name="T219" style:family="text">
      <style:text-properties fo:language="ru" fo:country="RU" officeooo:rsid="00f8c0b1"/>
    </style:style>
    <style:style style:name="T220" style:family="text">
      <style:text-properties fo:language="ru" fo:country="RU" officeooo:rsid="002926df"/>
    </style:style>
    <style:style style:name="T221" style:family="text">
      <style:text-properties fo:language="ru" fo:country="RU" officeooo:rsid="03008d10"/>
    </style:style>
    <style:style style:name="T222" style:family="text">
      <style:text-properties fo:language="ru" fo:country="RU" officeooo:rsid="03117893"/>
    </style:style>
    <style:style style:name="T223" style:family="text">
      <style:text-properties fo:language="ru" fo:country="RU" officeooo:rsid="0313b948"/>
    </style:style>
    <style:style style:name="T224" style:family="text">
      <style:text-properties fo:language="ru" fo:country="RU" officeooo:rsid="031ab96f"/>
    </style:style>
    <style:style style:name="T225" style:family="text">
      <style:text-properties fo:language="ru" fo:country="RU" officeooo:rsid="0318bead"/>
    </style:style>
    <style:style style:name="T226" style:family="text">
      <style:text-properties fo:language="ru" fo:country="RU" officeooo:rsid="0325810f"/>
    </style:style>
    <style:style style:name="T227" style:family="text">
      <style:text-properties fo:language="ru" fo:country="RU" officeooo:rsid="0327e3d9"/>
    </style:style>
    <style:style style:name="T228" style:family="text">
      <style:text-properties fo:language="ru" fo:country="RU" officeooo:rsid="032924dc"/>
    </style:style>
    <style:style style:name="T229" style:family="text">
      <style:text-properties fo:language="ru" fo:country="RU" officeooo:rsid="032cd1e8"/>
    </style:style>
    <style:style style:name="T230" style:family="text">
      <style:text-properties fo:language="ru" fo:country="RU" officeooo:rsid="032d467b"/>
    </style:style>
    <style:style style:name="T231" style:family="text">
      <style:text-properties fo:language="ru" fo:country="RU" officeooo:rsid="032f5ee5"/>
    </style:style>
    <style:style style:name="T232" style:family="text">
      <style:text-properties fo:language="ru" fo:country="RU" officeooo:rsid="03315772"/>
    </style:style>
    <style:style style:name="T233" style:family="text">
      <style:text-properties fo:language="ru" fo:country="RU" officeooo:rsid="03325825"/>
    </style:style>
    <style:style style:name="T234" style:family="text">
      <style:text-properties fo:language="ru" fo:country="RU" officeooo:rsid="03338d1d"/>
    </style:style>
    <style:style style:name="T235" style:family="text">
      <style:text-properties fo:language="ru" fo:country="RU" officeooo:rsid="033779d7"/>
    </style:style>
    <style:style style:name="T236" style:family="text">
      <style:text-properties fo:language="ru" fo:country="RU" officeooo:rsid="03377f85"/>
    </style:style>
    <style:style style:name="T237" style:family="text">
      <style:text-properties fo:language="ru" fo:country="RU" officeooo:rsid="033bc00a"/>
    </style:style>
    <style:style style:name="T238" style:family="text">
      <style:text-properties fo:language="ru" fo:country="RU" officeooo:rsid="033b31c9"/>
    </style:style>
    <style:style style:name="T239" style:family="text">
      <style:text-properties fo:language="ru" fo:country="RU" officeooo:rsid="033cc145"/>
    </style:style>
    <style:style style:name="T240" style:family="text">
      <style:text-properties fo:language="ru" fo:country="RU" officeooo:rsid="033d73d9"/>
    </style:style>
    <style:style style:name="T241" style:family="text">
      <style:text-properties fo:language="ru" fo:country="RU" officeooo:rsid="033f5f8e"/>
    </style:style>
    <style:style style:name="T242" style:family="text">
      <style:text-properties fo:language="ru" fo:country="RU" officeooo:rsid="03404f33"/>
    </style:style>
    <style:style style:name="T243" style:family="text">
      <style:text-properties fo:language="ru" fo:country="RU" officeooo:rsid="0343b4b2"/>
    </style:style>
    <style:style style:name="T244" style:family="text">
      <style:text-properties fo:language="ru" fo:country="RU" officeooo:rsid="0341c981"/>
    </style:style>
    <style:style style:name="T245" style:family="text">
      <style:text-properties fo:language="ru" fo:country="RU" officeooo:rsid="0346618a"/>
    </style:style>
    <style:style style:name="T246" style:family="text">
      <style:text-properties fo:language="ru" fo:country="RU" officeooo:rsid="03466c86"/>
    </style:style>
    <style:style style:name="T247" style:family="text">
      <style:text-properties fo:language="ru" fo:country="RU" officeooo:rsid="03488e50"/>
    </style:style>
    <style:style style:name="T248" style:family="text">
      <style:text-properties fo:language="ru" fo:country="RU" officeooo:rsid="034b1dc2"/>
    </style:style>
    <style:style style:name="T249" style:family="text">
      <style:text-properties fo:language="ru" fo:country="RU" officeooo:rsid="034e5f76"/>
    </style:style>
    <style:style style:name="T250" style:family="text">
      <style:text-properties fo:language="ru" fo:country="RU" officeooo:rsid="034cee8d"/>
    </style:style>
    <style:style style:name="T251" style:family="text">
      <style:text-properties fo:language="ru" fo:country="RU" officeooo:rsid="034e8ad1"/>
    </style:style>
    <style:style style:name="T252" style:family="text">
      <style:text-properties fo:language="ru" fo:country="RU" officeooo:rsid="034e3b55"/>
    </style:style>
    <style:style style:name="T253" style:family="text">
      <style:text-properties fo:language="ru" fo:country="RU" officeooo:rsid="03500b63"/>
    </style:style>
    <style:style style:name="T254" style:family="text">
      <style:text-properties fo:language="ru" fo:country="RU" officeooo:rsid="03508041"/>
    </style:style>
    <style:style style:name="T255" style:family="text">
      <style:text-properties fo:language="ru" fo:country="RU" officeooo:rsid="03512c40"/>
    </style:style>
    <style:style style:name="T256" style:family="text">
      <style:text-properties fo:language="ru" fo:country="RU" officeooo:rsid="00ef55e4"/>
    </style:style>
    <style:style style:name="T257" style:family="text">
      <style:text-properties fo:language="ru" fo:country="RU" officeooo:rsid="00acc9db"/>
    </style:style>
    <style:style style:name="T258" style:family="text">
      <style:text-properties fo:language="ru" fo:country="RU" officeooo:rsid="00aa1334"/>
    </style:style>
    <style:style style:name="T259" style:family="text">
      <style:text-properties fo:language="ru" fo:country="RU" officeooo:rsid="00aeb460"/>
    </style:style>
    <style:style style:name="T260" style:family="text">
      <style:text-properties fo:language="ru" fo:country="RU" officeooo:rsid="00b06e03"/>
    </style:style>
    <style:style style:name="T261" style:family="text">
      <style:text-properties fo:language="ru" fo:country="RU" officeooo:rsid="0352c97a"/>
    </style:style>
    <style:style style:name="T262" style:family="text">
      <style:text-properties fo:language="ru" fo:country="RU" officeooo:rsid="0353aa44"/>
    </style:style>
    <style:style style:name="T263" style:family="text">
      <style:text-properties fo:language="ru" fo:country="RU" officeooo:rsid="0353da65"/>
    </style:style>
    <style:style style:name="T264" style:family="text">
      <style:text-properties fo:language="ru" fo:country="RU" officeooo:rsid="00b1ed92"/>
    </style:style>
    <style:style style:name="T265" style:family="text">
      <style:text-properties fo:language="ru" fo:country="RU" officeooo:rsid="03548204"/>
    </style:style>
    <style:style style:name="T266" style:family="text">
      <style:text-properties fo:language="ru" fo:country="RU" officeooo:rsid="03557252"/>
    </style:style>
    <style:style style:name="T267" style:family="text">
      <style:text-properties fo:language="ru" fo:country="RU" officeooo:rsid="035730a2"/>
    </style:style>
    <style:style style:name="T268" style:family="text">
      <style:text-properties fo:language="ru" fo:country="RU" officeooo:rsid="035e6c40"/>
    </style:style>
    <style:style style:name="T269" style:family="text">
      <style:text-properties fo:language="ru" fo:country="RU" officeooo:rsid="035e9bbc"/>
    </style:style>
    <style:style style:name="T270" style:family="text">
      <style:text-properties fo:language="ru" fo:country="RU" officeooo:rsid="00b960bf"/>
    </style:style>
    <style:style style:name="T271" style:family="text">
      <style:text-properties fo:language="ru" fo:country="RU" officeooo:rsid="03663259"/>
    </style:style>
    <style:style style:name="T272" style:family="text">
      <style:text-properties fo:language="ru" fo:country="RU" officeooo:rsid="0363d14b"/>
    </style:style>
    <style:style style:name="T273" style:family="text">
      <style:text-properties fo:language="ru" fo:country="RU" officeooo:rsid="0366373e"/>
    </style:style>
    <style:style style:name="T274" style:family="text">
      <style:text-properties fo:language="ru" fo:country="RU" officeooo:rsid="036a84a0"/>
    </style:style>
    <style:style style:name="T275" style:family="text">
      <style:text-properties fo:language="ru" fo:country="RU" officeooo:rsid="036b39a4"/>
    </style:style>
    <style:style style:name="T276" style:family="text">
      <style:text-properties fo:language="ru" fo:country="RU" officeooo:rsid="036b86e5"/>
    </style:style>
    <style:style style:name="T277" style:family="text">
      <style:text-properties fo:language="ru" fo:country="RU" officeooo:rsid="036c0bb1"/>
    </style:style>
    <style:style style:name="T278" style:family="text">
      <style:text-properties fo:language="ru" fo:country="RU" officeooo:rsid="037007a6"/>
    </style:style>
    <style:style style:name="T279" style:family="text">
      <style:text-properties fo:language="ru" fo:country="RU" officeooo:rsid="037264bb"/>
    </style:style>
    <style:style style:name="T280" style:family="text">
      <style:text-properties fo:language="ru" fo:country="RU" officeooo:rsid="03741b33"/>
    </style:style>
    <style:style style:name="T281" style:family="text">
      <style:text-properties fo:language="ru" fo:country="RU" officeooo:rsid="0374e055"/>
    </style:style>
    <style:style style:name="T282" style:family="text">
      <style:text-properties fo:language="ru" fo:country="RU" officeooo:rsid="03769585"/>
    </style:style>
    <style:style style:name="T283" style:family="text">
      <style:text-properties fo:language="ru" fo:country="RU" officeooo:rsid="037885a1"/>
    </style:style>
    <style:style style:name="T284" style:family="text">
      <style:text-properties fo:language="ru" fo:country="RU" officeooo:rsid="0377c1e3"/>
    </style:style>
    <style:style style:name="T285" style:family="text">
      <style:text-properties fo:language="ru" fo:country="RU" officeooo:rsid="037b3300"/>
    </style:style>
    <style:style style:name="T286" style:family="text">
      <style:text-properties fo:language="ru" fo:country="RU" officeooo:rsid="037d4ed1"/>
    </style:style>
    <style:style style:name="T287" style:family="text">
      <style:text-properties fo:language="ru" fo:country="RU" officeooo:rsid="037e34e1"/>
    </style:style>
    <style:style style:name="T288" style:family="text">
      <style:text-properties fo:language="ru" fo:country="RU" officeooo:rsid="037d6553"/>
    </style:style>
    <style:style style:name="T289" style:family="text">
      <style:text-properties fo:language="ru" fo:country="RU" officeooo:rsid="037fc2dd"/>
    </style:style>
    <style:style style:name="T290" style:family="text">
      <style:text-properties fo:language="ru" fo:country="RU" officeooo:rsid="0380825f"/>
    </style:style>
    <style:style style:name="T291" style:family="text">
      <style:text-properties fo:language="ru" fo:country="RU" officeooo:rsid="0383675a"/>
    </style:style>
    <style:style style:name="T292" style:family="text">
      <style:text-properties fo:language="ru" fo:country="RU" officeooo:rsid="0383a30d"/>
    </style:style>
    <style:style style:name="T293" style:family="text">
      <style:text-properties fo:language="ru" fo:country="RU" officeooo:rsid="03849e1d"/>
    </style:style>
    <style:style style:name="T294" style:family="text">
      <style:text-properties fo:language="ru" fo:country="RU" officeooo:rsid="03861dfe"/>
    </style:style>
    <style:style style:name="T295" style:family="text">
      <style:text-properties fo:language="ru" fo:country="RU" officeooo:rsid="0387439f"/>
    </style:style>
    <style:style style:name="T296" style:family="text">
      <style:text-properties fo:language="ru" fo:country="RU" officeooo:rsid="0388fc04"/>
    </style:style>
    <style:style style:name="T297" style:family="text">
      <style:text-properties fo:language="ru" fo:country="RU" officeooo:rsid="038a2a39"/>
    </style:style>
    <style:style style:name="T298" style:family="text">
      <style:text-properties fo:language="ru" fo:country="RU" officeooo:rsid="038a902c"/>
    </style:style>
    <style:style style:name="T299" style:family="text">
      <style:text-properties fo:language="ru" fo:country="RU" officeooo:rsid="038b2f0f"/>
    </style:style>
    <style:style style:name="T300" style:family="text">
      <style:text-properties fo:language="ru" fo:country="RU" officeooo:rsid="038badd0"/>
    </style:style>
    <style:style style:name="T301" style:family="text">
      <style:text-properties fo:language="ru" fo:country="RU" officeooo:rsid="038bb500"/>
    </style:style>
    <style:style style:name="T302" style:family="text">
      <style:text-properties fo:language="ru" fo:country="RU" officeooo:rsid="038e4194"/>
    </style:style>
    <style:style style:name="T303" style:family="text">
      <style:text-properties fo:language="ru" fo:country="RU" officeooo:rsid="03900990"/>
    </style:style>
    <style:style style:name="T304" style:family="text">
      <style:text-properties fo:language="ru" fo:country="RU" officeooo:rsid="0390c671"/>
    </style:style>
    <style:style style:name="T305" style:family="text">
      <style:text-properties fo:language="ru" fo:country="RU" officeooo:rsid="03929e76"/>
    </style:style>
    <style:style style:name="T306" style:family="text">
      <style:text-properties fo:language="ru" fo:country="RU" officeooo:rsid="0393724e"/>
    </style:style>
    <style:style style:name="T307" style:family="text">
      <style:text-properties fo:language="ru" fo:country="RU" officeooo:rsid="039666cc"/>
    </style:style>
    <style:style style:name="T308" style:family="text">
      <style:text-properties fo:language="ru" fo:country="RU" officeooo:rsid="0399745d"/>
    </style:style>
    <style:style style:name="T309" style:family="text">
      <style:text-properties fo:language="ru" fo:country="RU" officeooo:rsid="039a74c3"/>
    </style:style>
    <style:style style:name="T310" style:family="text">
      <style:text-properties fo:language="ru" fo:country="RU" officeooo:rsid="039a8889"/>
    </style:style>
    <style:style style:name="T311" style:family="text">
      <style:text-properties fo:language="ru" fo:country="RU" officeooo:rsid="039ac8d0"/>
    </style:style>
    <style:style style:name="T312" style:family="text">
      <style:text-properties fo:language="ru" fo:country="RU" officeooo:rsid="039b9938"/>
    </style:style>
    <style:style style:name="T313" style:family="text">
      <style:text-properties fo:language="ru" fo:country="RU" officeooo:rsid="039daec5"/>
    </style:style>
    <style:style style:name="T314" style:family="text">
      <style:text-properties fo:language="ru" fo:country="RU" officeooo:rsid="039e3a68"/>
    </style:style>
    <style:style style:name="T315" style:family="text">
      <style:text-properties fo:language="ru" fo:country="RU" officeooo:rsid="039c567c"/>
    </style:style>
    <style:style style:name="T316" style:family="text">
      <style:text-properties fo:language="ru" fo:country="RU" officeooo:rsid="03a2e721"/>
    </style:style>
    <style:style style:name="T317" style:family="text">
      <style:text-properties fo:language="ru" fo:country="RU" officeooo:rsid="03a4432b"/>
    </style:style>
    <style:style style:name="T318" style:family="text">
      <style:text-properties fo:language="ru" fo:country="RU" officeooo:rsid="03a68a3c"/>
    </style:style>
    <style:style style:name="T319" style:family="text">
      <style:text-properties fo:language="ru" fo:country="RU" officeooo:rsid="03a7ddbe"/>
    </style:style>
    <style:style style:name="T320" style:family="text">
      <style:text-properties fo:language="ru" fo:country="RU" officeooo:rsid="03a9ad32"/>
    </style:style>
    <style:style style:name="T321" style:family="text">
      <style:text-properties fo:language="ru" fo:country="RU" officeooo:rsid="03abd8d2"/>
    </style:style>
    <style:style style:name="T322" style:family="text">
      <style:text-properties fo:language="ru" fo:country="RU" officeooo:rsid="03ac838c"/>
    </style:style>
    <style:style style:name="T323" style:family="text">
      <style:text-properties fo:language="ru" fo:country="RU" officeooo:rsid="03ade0c1"/>
    </style:style>
    <style:style style:name="T324" style:family="text">
      <style:text-properties fo:language="ru" fo:country="RU" officeooo:rsid="03af6083"/>
    </style:style>
    <style:style style:name="T325" style:family="text">
      <style:text-properties fo:language="ru" fo:country="RU" officeooo:rsid="03af8e62"/>
    </style:style>
    <style:style style:name="T326" style:family="text">
      <style:text-properties fo:language="ru" fo:country="RU" officeooo:rsid="03b0ff60"/>
    </style:style>
    <style:style style:name="T327" style:family="text">
      <style:text-properties fo:language="ru" fo:country="RU" officeooo:rsid="03b38ac5"/>
    </style:style>
    <style:style style:name="T328" style:family="text">
      <style:text-properties fo:language="ru" fo:country="RU" officeooo:rsid="03b66d90"/>
    </style:style>
    <style:style style:name="T329" style:family="text">
      <style:text-properties fo:language="ru" fo:country="RU" officeooo:rsid="03b8170e"/>
    </style:style>
    <style:style style:name="T330" style:family="text">
      <style:text-properties fo:language="ru" fo:country="RU" officeooo:rsid="03b89e4a"/>
    </style:style>
    <style:style style:name="T331" style:family="text">
      <style:text-properties fo:language="ru" fo:country="RU" officeooo:rsid="03ba5fb7"/>
    </style:style>
    <style:style style:name="T332" style:family="text">
      <style:text-properties fo:language="ru" fo:country="RU" officeooo:rsid="03bd11b1"/>
    </style:style>
    <style:style style:name="T333" style:family="text">
      <style:text-properties fo:language="ru" fo:country="RU" officeooo:rsid="03be0ffb"/>
    </style:style>
    <style:style style:name="T334" style:family="text">
      <style:text-properties fo:language="ru" fo:country="RU" officeooo:rsid="03be94b5"/>
    </style:style>
    <style:style style:name="T335" style:family="text">
      <style:text-properties fo:language="ru" fo:country="RU" officeooo:rsid="03c05c31"/>
    </style:style>
    <style:style style:name="T336" style:family="text">
      <style:text-properties fo:language="ru" fo:country="RU" officeooo:rsid="03c19540"/>
    </style:style>
    <style:style style:name="T337" style:family="text">
      <style:text-properties fo:language="ru" fo:country="RU" officeooo:rsid="03c269d1"/>
    </style:style>
    <style:style style:name="T338" style:family="text">
      <style:text-properties fo:language="ru" fo:country="RU" officeooo:rsid="03c2e09e"/>
    </style:style>
    <style:style style:name="T339" style:family="text">
      <style:text-properties fo:language="ru" fo:country="RU" officeooo:rsid="03c37c70"/>
    </style:style>
    <style:style style:name="T340" style:family="text">
      <style:text-properties fo:language="ru" fo:country="RU" officeooo:rsid="03c8b855"/>
    </style:style>
    <style:style style:name="T341" style:family="text">
      <style:text-properties fo:language="ru" fo:country="RU" officeooo:rsid="03c9269f"/>
    </style:style>
    <style:style style:name="T342" style:family="text">
      <style:text-properties fo:language="ru" fo:country="RU" officeooo:rsid="03ca5e30"/>
    </style:style>
    <style:style style:name="T343" style:family="text">
      <style:text-properties fo:language="ru" fo:country="RU" officeooo:rsid="03ccc6bb"/>
    </style:style>
    <style:style style:name="T344" style:family="text">
      <style:text-properties fo:language="ru" fo:country="RU" officeooo:rsid="03cf9c90"/>
    </style:style>
    <style:style style:name="T345" style:family="text">
      <style:text-properties fo:language="ru" fo:country="RU" officeooo:rsid="03d00622"/>
    </style:style>
    <style:style style:name="T346" style:family="text">
      <style:text-properties fo:language="ru" fo:country="RU" officeooo:rsid="03d161b2"/>
    </style:style>
    <style:style style:name="T347" style:family="text">
      <style:text-properties fo:language="ru" fo:country="RU" officeooo:rsid="03d2d0c6"/>
    </style:style>
    <style:style style:name="T348" style:family="text">
      <style:text-properties fo:language="ru" fo:country="RU" officeooo:rsid="03d37441"/>
    </style:style>
    <style:style style:name="T349" style:family="text">
      <style:text-properties fo:language="ru" fo:country="RU" officeooo:rsid="03d8a28e"/>
    </style:style>
    <style:style style:name="T350" style:family="text">
      <style:text-properties fo:language="ru" fo:country="RU" officeooo:rsid="03dba75c"/>
    </style:style>
    <style:style style:name="T351" style:family="text">
      <style:text-properties fo:language="ru" fo:country="RU" officeooo:rsid="03dd6204"/>
    </style:style>
    <style:style style:name="T352" style:family="text">
      <style:text-properties fo:language="ru" fo:country="RU" officeooo:rsid="03dd757d"/>
    </style:style>
    <style:style style:name="T353" style:family="text">
      <style:text-properties fo:language="ru" fo:country="RU" officeooo:rsid="03dde6ec"/>
    </style:style>
    <style:style style:name="T354" style:family="text">
      <style:text-properties fo:language="ru" fo:country="RU" officeooo:rsid="03e2db2a"/>
    </style:style>
    <style:style style:name="T355" style:family="text">
      <style:text-properties fo:language="ru" fo:country="RU" officeooo:rsid="03ee62b0"/>
    </style:style>
    <style:style style:name="T356" style:family="text">
      <style:text-properties fo:language="ru" fo:country="RU" officeooo:rsid="03f61f94"/>
    </style:style>
    <style:style style:name="T357" style:family="text">
      <style:text-properties fo:language="ru" fo:country="RU" officeooo:rsid="03f62f3b"/>
    </style:style>
    <style:style style:name="T358" style:family="text">
      <style:text-properties fo:language="ru" fo:country="RU" officeooo:rsid="03f8a3a5"/>
    </style:style>
    <style:style style:name="T359" style:family="text">
      <style:text-properties fo:language="ru" fo:country="RU" officeooo:rsid="03f97025"/>
    </style:style>
    <style:style style:name="T360" style:family="text">
      <style:text-properties fo:language="ru" fo:country="RU" officeooo:rsid="03f82950"/>
    </style:style>
    <style:style style:name="T361" style:family="text">
      <style:text-properties fo:language="ru" fo:country="RU" officeooo:rsid="03fc22a9"/>
    </style:style>
    <style:style style:name="T362" style:family="text">
      <style:text-properties fo:language="ru" fo:country="RU" officeooo:rsid="03fd7e22"/>
    </style:style>
    <style:style style:name="T363" style:family="text">
      <style:text-properties fo:language="ru" fo:country="RU" officeooo:rsid="03ff77e7"/>
    </style:style>
    <style:style style:name="T364" style:family="text">
      <style:text-properties fo:language="ru" fo:country="RU" officeooo:rsid="03ff0076"/>
    </style:style>
    <style:style style:name="T365" style:family="text">
      <style:text-properties fo:language="ru" fo:country="RU" officeooo:rsid="04011d58"/>
    </style:style>
    <style:style style:name="T366" style:family="text">
      <style:text-properties fo:language="ru" fo:country="RU" officeooo:rsid="03fff52a"/>
    </style:style>
    <style:style style:name="T367" style:family="text">
      <style:text-properties fo:language="ru" fo:country="RU" officeooo:rsid="0402c2ab"/>
    </style:style>
    <style:style style:name="T368" style:family="text">
      <style:text-properties fo:language="ru" fo:country="RU" officeooo:rsid="0403f270"/>
    </style:style>
    <style:style style:name="T369" style:family="text">
      <style:text-properties fo:language="ru" fo:country="RU" officeooo:rsid="0404ac51"/>
    </style:style>
    <style:style style:name="T370" style:family="text">
      <style:text-properties fo:language="ru" fo:country="RU" officeooo:rsid="04086eec"/>
    </style:style>
    <style:style style:name="T371" style:family="text">
      <style:text-properties fo:language="ru" fo:country="RU" officeooo:rsid="0409232c"/>
    </style:style>
    <style:style style:name="T372" style:family="text">
      <style:text-properties fo:language="ru" fo:country="RU" officeooo:rsid="040873ef"/>
    </style:style>
    <style:style style:name="T373" style:family="text">
      <style:text-properties fo:language="ru" fo:country="RU" officeooo:rsid="04097f89"/>
    </style:style>
    <style:style style:name="T374" style:family="text">
      <style:text-properties fo:language="ru" fo:country="RU" officeooo:rsid="040af044"/>
    </style:style>
    <style:style style:name="T375" style:family="text">
      <style:text-properties fo:language="ru" fo:country="RU" officeooo:rsid="040d1b20"/>
    </style:style>
    <style:style style:name="T376" style:family="text">
      <style:text-properties fo:language="ru" fo:country="RU" officeooo:rsid="040e8b6a"/>
    </style:style>
    <style:style style:name="T377" style:family="text">
      <style:text-properties fo:language="ru" fo:country="RU" officeooo:rsid="040e9528"/>
    </style:style>
    <style:style style:name="T378" style:family="text">
      <style:text-properties fo:language="ru" fo:country="RU" officeooo:rsid="040f3d18"/>
    </style:style>
    <style:style style:name="T379" style:family="text">
      <style:text-properties fo:language="ru" fo:country="RU" officeooo:rsid="041472e7"/>
    </style:style>
    <style:style style:name="T380" style:family="text">
      <style:text-properties fo:language="ru" fo:country="RU" officeooo:rsid="041f7b42"/>
    </style:style>
    <style:style style:name="T381" style:family="text">
      <style:text-properties fo:language="ru" fo:country="RU" officeooo:rsid="04225d3a"/>
    </style:style>
    <style:style style:name="T382" style:family="text">
      <style:text-properties fo:language="ru" fo:country="RU" officeooo:rsid="04292cd7"/>
    </style:style>
    <style:style style:name="T383" style:family="text">
      <style:text-properties fo:language="ru" fo:country="RU" officeooo:rsid="042b99bb"/>
    </style:style>
    <style:style style:name="T384" style:family="text">
      <style:text-properties fo:language="ru" fo:country="RU" officeooo:rsid="042cf4f8"/>
    </style:style>
    <style:style style:name="T385" style:family="text">
      <style:text-properties fo:language="ru" fo:country="RU" officeooo:rsid="042e6790"/>
    </style:style>
    <style:style style:name="T386" style:family="text">
      <style:text-properties fo:language="ru" fo:country="RU" officeooo:rsid="03e6de3a"/>
    </style:style>
    <style:style style:name="T387" style:family="text">
      <style:text-properties fo:language="ru" fo:country="RU" officeooo:rsid="03e94698"/>
    </style:style>
    <style:style style:name="T388" style:family="text">
      <style:text-properties fo:language="ru" fo:country="RU" officeooo:rsid="043f0e60"/>
    </style:style>
    <style:style style:name="T389" style:family="text">
      <style:text-properties fo:language="ru" fo:country="RU" officeooo:rsid="04408b86"/>
    </style:style>
    <style:style style:name="T390" style:family="text">
      <style:text-properties fo:language="ru" fo:country="RU" officeooo:rsid="04412833"/>
    </style:style>
    <style:style style:name="T391" style:family="text">
      <style:text-properties fo:language="ru" fo:country="RU" officeooo:rsid="03796177"/>
    </style:style>
    <style:style style:name="T392" style:family="text">
      <style:text-properties fo:language="ru" fo:country="RU" officeooo:rsid="04413ed0"/>
    </style:style>
    <style:style style:name="T393" style:family="text">
      <style:text-properties fo:language="ru" fo:country="RU" officeooo:rsid="03dcd7ac"/>
    </style:style>
    <style:style style:name="T394" style:family="text">
      <style:text-properties fo:language="ru" fo:country="RU" officeooo:rsid="04433e1c"/>
    </style:style>
    <style:style style:name="T395" style:family="text">
      <style:text-properties fo:language="ru" fo:country="RU" officeooo:rsid="04439d37"/>
    </style:style>
    <style:style style:name="T396" style:family="text">
      <style:text-properties fo:language="ru" fo:country="RU" officeooo:rsid="037b0a24"/>
    </style:style>
    <style:style style:name="T397" style:family="text">
      <style:text-properties fo:language="ru" fo:country="RU" officeooo:rsid="0445bc60"/>
    </style:style>
    <style:style style:name="T398" style:family="text">
      <style:text-properties fo:language="ru" fo:country="RU" officeooo:rsid="044d2da2"/>
    </style:style>
    <style:style style:name="T399" style:family="text">
      <style:text-properties fo:language="ru" fo:country="RU" officeooo:rsid="044ec1ca"/>
    </style:style>
    <style:style style:name="T400" style:family="text">
      <style:text-properties fo:language="ru" fo:country="RU" officeooo:rsid="04503e8e"/>
    </style:style>
    <style:style style:name="T401" style:family="text">
      <style:text-properties fo:language="ru" fo:country="RU" officeooo:rsid="045156da"/>
    </style:style>
    <style:style style:name="T402" style:family="text">
      <style:text-properties fo:language="ru" fo:country="RU" officeooo:rsid="045765bf"/>
    </style:style>
    <style:style style:name="T403" style:family="text">
      <style:text-properties fo:language="ru" fo:country="RU" officeooo:rsid="038f0259"/>
    </style:style>
    <style:style style:name="T404" style:family="text">
      <style:text-properties fo:language="ru" fo:country="RU" officeooo:rsid="04591de3"/>
    </style:style>
    <style:style style:name="T405" style:family="text">
      <style:text-properties fo:language="ru" fo:country="RU" officeooo:rsid="0181212d"/>
    </style:style>
    <style:style style:name="T406" style:family="text">
      <style:text-properties fo:language="ru" fo:country="RU" officeooo:rsid="045d2710"/>
    </style:style>
    <style:style style:name="T407" style:family="text">
      <style:text-properties fo:language="ru" fo:country="RU" officeooo:rsid="006d7aaa"/>
    </style:style>
    <style:style style:name="T408" style:family="text">
      <style:text-properties fo:language="ru" fo:country="RU" officeooo:rsid="0462ecab"/>
    </style:style>
    <style:style style:name="T409" style:family="text">
      <style:text-properties officeooo:rsid="01460499"/>
    </style:style>
    <style:style style:name="T410" style:family="text">
      <style:text-properties officeooo:rsid="016ac4d6"/>
    </style:style>
    <style:style style:name="T411" style:family="text">
      <style:text-properties officeooo:rsid="01765586"/>
    </style:style>
    <style:style style:name="T412" style:family="text">
      <style:text-properties officeooo:rsid="0178ad51"/>
    </style:style>
    <style:style style:name="T413" style:family="text">
      <style:text-properties officeooo:rsid="018d5d12"/>
    </style:style>
    <style:style style:name="T414" style:family="text">
      <style:text-properties officeooo:rsid="0196067d"/>
    </style:style>
    <style:style style:name="T415" style:family="text">
      <style:text-properties officeooo:rsid="0198974c"/>
    </style:style>
    <style:style style:name="T416" style:family="text">
      <style:text-properties officeooo:rsid="0199bc31"/>
    </style:style>
    <style:style style:name="T417" style:family="text">
      <style:text-properties officeooo:rsid="019c65cc"/>
    </style:style>
    <style:style style:name="T418" style:family="text">
      <style:text-properties officeooo:rsid="019dd3fe"/>
    </style:style>
    <style:style style:name="T419" style:family="text">
      <style:text-properties officeooo:rsid="019f2af1"/>
    </style:style>
    <style:style style:name="T420" style:family="text">
      <style:text-properties officeooo:rsid="019f52d4"/>
    </style:style>
    <style:style style:name="T421" style:family="text">
      <style:text-properties officeooo:rsid="01ab4741"/>
    </style:style>
    <style:style style:name="T422" style:family="text">
      <style:text-properties officeooo:rsid="01ae0c72"/>
    </style:style>
    <style:style style:name="T423" style:family="text">
      <style:text-properties officeooo:rsid="01b0d55a"/>
    </style:style>
    <style:style style:name="T424" style:family="text">
      <style:text-properties officeooo:rsid="01b993e2"/>
    </style:style>
    <style:style style:name="T425" style:family="text">
      <style:text-properties officeooo:rsid="01baa104"/>
    </style:style>
    <style:style style:name="T426" style:family="text">
      <style:text-properties officeooo:rsid="01bdf9ee"/>
    </style:style>
    <style:style style:name="T427" style:family="text">
      <style:text-properties officeooo:rsid="01c0a7cb"/>
    </style:style>
    <style:style style:name="T428" style:family="text">
      <style:text-properties officeooo:rsid="01c28ac5"/>
    </style:style>
    <style:style style:name="T429" style:family="text">
      <style:text-properties officeooo:rsid="020d89af"/>
    </style:style>
    <style:style style:name="T430" style:family="text">
      <style:text-properties officeooo:rsid="0210c2f6"/>
    </style:style>
    <style:style style:name="T431" style:family="text">
      <style:text-properties officeooo:rsid="02117515"/>
    </style:style>
    <style:style style:name="T432" style:family="text">
      <style:text-properties officeooo:rsid="02149536"/>
    </style:style>
    <style:style style:name="T433" style:family="text">
      <style:text-properties officeooo:rsid="021a9e1e"/>
    </style:style>
    <style:style style:name="T434" style:family="text">
      <style:text-properties officeooo:rsid="021cc534"/>
    </style:style>
    <style:style style:name="T435" style:family="text">
      <style:text-properties officeooo:rsid="021d5554"/>
    </style:style>
    <style:style style:name="T436" style:family="text">
      <style:text-properties officeooo:rsid="02263f6f"/>
    </style:style>
    <style:style style:name="T437" style:family="text">
      <style:text-properties officeooo:rsid="022854ab"/>
    </style:style>
    <style:style style:name="T438" style:family="text">
      <style:text-properties officeooo:rsid="023133a5"/>
    </style:style>
    <style:style style:name="T439" style:family="text">
      <style:text-properties officeooo:rsid="02322f24"/>
    </style:style>
    <style:style style:name="T440" style:family="text">
      <style:text-properties officeooo:rsid="0235c195"/>
    </style:style>
    <style:style style:name="T441" style:family="text">
      <style:text-properties officeooo:rsid="02370094"/>
    </style:style>
    <style:style style:name="T442" style:family="text">
      <style:text-properties officeooo:rsid="023f8c1a"/>
    </style:style>
    <style:style style:name="T443" style:family="text">
      <style:text-properties officeooo:rsid="0243a025"/>
    </style:style>
    <style:style style:name="T444" style:family="text">
      <style:text-properties officeooo:rsid="0244e665"/>
    </style:style>
    <style:style style:name="T445" style:family="text">
      <style:text-properties fo:color="#81d41a" fo:language="ru" fo:country="RU" officeooo:rsid="0247d026"/>
    </style:style>
    <style:style style:name="T446" style:family="text">
      <style:text-properties fo:color="#81d41a" fo:language="ru" fo:country="RU" officeooo:rsid="024aaa05"/>
    </style:style>
    <style:style style:name="T447" style:family="text">
      <style:text-properties officeooo:rsid="02574b91"/>
    </style:style>
    <style:style style:name="T448" style:family="text">
      <style:text-properties officeooo:rsid="025bcb70"/>
    </style:style>
    <style:style style:name="T449" style:family="text">
      <style:text-properties officeooo:rsid="025de0de"/>
    </style:style>
    <style:style style:name="T450" style:family="text">
      <style:text-properties officeooo:rsid="025e7114"/>
    </style:style>
    <style:style style:name="T451" style:family="text">
      <style:text-properties officeooo:rsid="02652da4"/>
    </style:style>
    <style:style style:name="T452" style:family="text">
      <style:text-properties officeooo:rsid="026f6872"/>
    </style:style>
    <style:style style:name="T453" style:family="text">
      <style:text-properties officeooo:rsid="02f63a24"/>
    </style:style>
    <style:style style:name="T454" style:family="text">
      <style:text-properties officeooo:rsid="03117893"/>
    </style:style>
    <style:style style:name="T455" style:family="text">
      <style:text-properties officeooo:rsid="03163b21"/>
    </style:style>
    <style:style style:name="T456" style:family="text">
      <style:text-properties officeooo:rsid="03169e91"/>
    </style:style>
    <style:style style:name="T457" style:family="text">
      <style:text-properties officeooo:rsid="0318bead"/>
    </style:style>
    <style:style style:name="T458" style:family="text">
      <style:text-properties officeooo:rsid="031dbe52"/>
    </style:style>
    <style:style style:name="T459" style:family="text">
      <style:text-properties officeooo:rsid="0321befe"/>
    </style:style>
    <style:style style:name="T460" style:family="text">
      <style:text-properties officeooo:rsid="032369a6"/>
    </style:style>
    <style:style style:name="T461" style:family="text">
      <style:text-properties officeooo:rsid="0325810f"/>
    </style:style>
    <style:style style:name="T462" style:family="text">
      <style:text-properties officeooo:rsid="0326d82b"/>
    </style:style>
    <style:style style:name="T463" style:family="text">
      <style:text-properties officeooo:rsid="0327cb65"/>
    </style:style>
    <style:style style:name="T464" style:family="text">
      <style:text-properties officeooo:rsid="032a207c"/>
    </style:style>
    <style:style style:name="T465" style:family="text">
      <style:text-properties officeooo:rsid="032b8582"/>
    </style:style>
    <style:style style:name="T466" style:family="text">
      <style:text-properties officeooo:rsid="032c1d51"/>
    </style:style>
    <style:style style:name="T467" style:family="text">
      <style:text-properties officeooo:rsid="03512c40"/>
    </style:style>
    <style:style style:name="T468" style:family="text">
      <style:text-properties officeooo:rsid="03557252"/>
    </style:style>
    <style:style style:name="T469" style:family="text">
      <style:text-properties officeooo:rsid="035e288b"/>
    </style:style>
    <style:style style:name="T470" style:family="text">
      <style:text-properties officeooo:rsid="0360233c"/>
    </style:style>
    <style:style style:name="T471" style:family="text">
      <style:text-properties officeooo:rsid="03b38ac5"/>
    </style:style>
    <style:style style:name="T472" style:family="text">
      <style:text-properties officeooo:rsid="03b8170e"/>
    </style:style>
    <style:style style:name="T473" style:family="text">
      <style:text-properties officeooo:rsid="03b95c2f"/>
    </style:style>
    <style:style style:name="T474" style:family="text">
      <style:text-properties officeooo:rsid="03ba2067"/>
    </style:style>
    <style:style style:name="T475" style:family="text">
      <style:text-properties officeooo:rsid="03cf3f1d"/>
    </style:style>
    <style:style style:name="T476" style:family="text">
      <style:text-properties officeooo:rsid="03e36ced"/>
    </style:style>
    <style:style style:name="T477" style:family="text">
      <style:text-properties officeooo:rsid="03ebbb62"/>
    </style:style>
    <style:style style:name="T478" style:family="text">
      <style:text-properties officeooo:rsid="0412ed77"/>
    </style:style>
    <style:style style:name="T479" style:family="text">
      <style:text-properties officeooo:rsid="0412f7b3"/>
    </style:style>
    <style:style style:name="T480" style:family="text">
      <style:text-properties officeooo:rsid="0426509f"/>
    </style:style>
    <style:style style:name="T481" style:family="text">
      <style:text-properties officeooo:rsid="043d37dd"/>
    </style:style>
    <style:style style:name="T482" style:family="text">
      <style:text-properties officeooo:rsid="04408b86"/>
    </style:style>
    <style:style style:name="T483" style:family="text">
      <style:text-properties officeooo:rsid="0447b5dc"/>
    </style:style>
    <style:style style:name="T484" style:family="text">
      <style:text-properties officeooo:rsid="044a4987"/>
    </style:style>
    <style:style style:name="T485" style:family="text">
      <style:text-properties officeooo:rsid="044bfe19"/>
    </style:style>
    <style:style style:name="T486" style:family="text">
      <style:text-properties style:use-window-font-color="true" officeooo:rsid="04545835"/>
    </style:style>
    <style:style style:name="T487" style:family="text">
      <style:text-properties style:use-window-font-color="true" fo:language="ru" fo:country="RU"/>
    </style:style>
    <style:style style:name="T488" style:family="text">
      <style:text-properties style:use-window-font-color="true" fo:language="ru" fo:country="RU" officeooo:rsid="046311d7"/>
    </style:style>
    <style:style style:name="T489" style:family="text">
      <style:text-properties officeooo:rsid="0454d5fb"/>
    </style:style>
    <style:style style:name="T490" style:family="text">
      <style:text-properties officeooo:rsid="045acf27"/>
    </style:style>
    <style:style style:name="T491" style:family="text">
      <style:text-properties fo:color="#c9211e" fo:language="ru" fo:country="RU" fo:font-weight="bold" officeooo:rsid="04350e88" style:font-weight-asian="bold" style:font-weight-complex="bold"/>
    </style:style>
    <style:style style:name="T492" style:family="text">
      <style:text-properties fo:color="#c9211e" fo:language="ru" fo:country="RU" fo:font-weight="bold" officeooo:rsid="043a2c3f" style:font-weight-asian="bold" style:font-weight-complex="bold"/>
    </style:style>
    <style:style style:name="T493" style:family="text">
      <style:text-properties fo:color="#c9211e" fo:language="ru" fo:country="RU" fo:font-weight="bold" officeooo:rsid="04607a0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8">Радиопульсар. День 3</text:p>
      <text:p text:style-name="P1"/>
      <text:p text:style-name="P359"><text:span text:style-name="T163">Ночью спал я крепко, а у</text:span><text:span text:style-name="T164">тром, несколько раз ставил отсрочку для будильника и проспал на час дольше чем планировал. Но я н</text:span><text:span text:style-name="T165">икуда не опаздывал</text:span><text:span text:style-name="T164">. Час, в который мы условились встретиться с Касуми — он был ещё не скоро.</text:span></text:p>
      <text:p text:style-name="P360"><text:span text:style-name="T165">Настроение у меня было хорошее, намного лучше чем вчера утром, это точно. Я чувствовал спокойствие, и даже эйфорию. Но конечно </text:span><text:span text:style-name="T163">оно</text:span><text:span text:style-name="T165"> было не совсем безоблачным. Про вчерашнюю записку я вспомнил сразу. Ещё раз её рассмотрел и перечитал.</text:span></text:p>
      <text:p text:style-name="P2">Вчера я успокаивал себя мыслью, что нет у Касуми никакого парня. Что это какой-то её преследователь, таким образом решил меня припугнуть. Никак не срасталось<text:span text:style-name="T1"> это с тем фактом</text:span>, что Касуми пригласила меня на свидание. Это при живом то парне! Ну не может такого быть!</text:p>
      <text:p text:style-name="P2">Хотя… Чёрт её знает, эту Касуми. Всё таки не от мира сего она, улетевшая какая-то. Насиделась за своими радиодеталями и забыла что у неё парень есть. <text:span text:style-name="T1">Всё может быть!</text:span></text:p>
      <text:p text:style-name="P3">Но даже если и нет никакого парня, <text:span text:style-name="T2">противно</text:span> было <text:span text:style-name="T2">от </text:span>, что есть на свете какой-то урод. И видите ли, неприятно ему что я встречаюсь с Касуми. Вчера казалось — никто не мог более нам помешать. Тётка Касуми оказалось славной женщиной, а больше у неё никого <text:span text:style-name="T3">из </text:span>знакомых. Но нет же, нашёлся недоброжелатель. И надо теперь держать ухо в остро, чтобы он не натворил гадостей.</text:p>
      <text:p text:style-name="P4">В прочем, нагадить он уже успел. Подкинул записку так, что её нашла Айко! Эх… Уж лучше бы он всё это прямо сказал и мы начистили друг другу рожи. Но только бы Айко ничего не знала про мои похождения. <text:span text:style-name="T3">Или если уж и узнала, то не таким образом.</text:span></text:p>
      <text:p text:style-name="P6">Айко конечно же оказалась на кухне, больше ей в такое время быть было негде. Заметила меня и улыбнулась.</text:p>
      <text:p text:style-name="P6"/>
      <text:p text:style-name="P6">Айко: Встал? Ну наконец-то! Сейчас сейчас!</text:p>
      <text:p text:style-name="P5"/>
      <text:p text:style-name="P6">Я сел за стол, и в мгновение ока передо мной возникла гора дымящихся тарелок.</text:p>
      <text:p text:style-name="P6"/>
      <text:p text:style-name="P6">Айко: Кушай, кушай!</text:p>
      <text:p text:style-name="P6"/>
      <text:p text:style-name="P7">Айко говорила так, словно кормила не меня а поросёнка выращиваемого на убой. Очень уж фальшивый был её тон.</text:p>
      <text:p text:style-name="P7"/>
      <text:p text:style-name="P7">Кендзи: Айко? Ты чего?</text:p>
      <text:p text:style-name="P7">Айко: А! Точно! Чего это я! Забыла совсем!</text:p>
      <text:p text:style-name="P7"/>
      <text:p text:style-name="P8">Айко пулей бросилась к холодильнику. И глазом я моргнуть не успел, как к тарелкам с едой, добавились две банки пива.</text:p>
      <text:p text:style-name="P8"/>
      <text:p text:style-name="P8">Айко: Вот!</text:p>
      <text:p text:style-name="P378"><text:span text:style-name="T220">Кендзи: Пиво? </text:span><text:span text:style-name="T221">Откуда</text:span><text:span text:style-name="T220"> ты его взяла?</text:span></text:p>
      <text:p text:style-name="P9">Айко: Как откуда? Купила конечно!</text:p>
      <text:p text:style-name="P10">Кендзи: Кто же тебе пиво продал? Тебе же так мало лет! И вообще, зачем ты его купила?</text:p>
      <text:p text:style-name="P10">Айко: Сходила в магазин, где ты его постоянно берёшь. Они же знают, что я твоя сестра, и продали. И что значит зачем? Пей. Это тебе для храбрости, у тебя же сегодня <text:span text:style-name="T5">важное дело</text:span>!</text:p>
      <text:p text:style-name="P10"/>
      <text:p text:style-name="P11">Слово «<text:span text:style-name="T5">дело</text:span>», Айко произнесла с особым придыханием. На её лице засияла улыбка до ушей. <text:span text:style-name="T4">Я отодвинул банки с пивом подальше от себя.</text:span></text:p>
      <text:p text:style-name="P11"/>
      <text:p text:style-name="P12"><text:soft-page-break/>Кендзи: Вот поэтому, пить я не буду.</text:p>
      <text:p text:style-name="P13">Айко: Вот значит как, <text:span text:style-name="T6">для храбрости выпить не хочешь?</text:span> <text:span text:style-name="T7">И</text:span> не боишься даже, что парень той девушки тебя поколотит?</text:p>
      <text:p text:style-name="P13"/>
      <text:p text:style-name="P14">Айко, <text:span text:style-name="T9">как всегда.</text:span> <text:span text:style-name="T10">Д</text:span>умает что я крайний в этом любовном треугольнике, <text:span text:style-name="T10">ч</text:span>то я влез в чужие отношения, что я слежу за кем-то. Ну да, что ещё можно подумать про тридцатилетнего хикикомори? Можно смело вешать ярлыки, а ведь всё, похоже, совсем наоборот. Но как ей объяснить? Теперь с этой запиской, она меня всё лето подкалывать будет.</text:p>
      <text:p text:style-name="P14"/>
      <text:p text:style-name="P14">Кендзи: <text:span text:style-name="T12">Тебе то что</text:span>? Это моё личное дело Айко. Отстань!</text:p>
      <text:p text:style-name="P14">Айко: <text:span text:style-name="T7">Что значит отстань? Я волнуюсь за тебя между прочим! А ты продолжаешь идти по наклонной. Гляди! Загремишь в полицию или побьют тебя. Оставался бы лучше дома!</text:span></text:p>
      <text:p text:style-name="P15">Кендзи: Не знаю что ты там напридумывала, но я честный человек и бить а уж тем более вести в полицию меня нельзя!</text:p>
      <text:p text:style-name="P15">Айко: Напридумывала? И записку от парня этой девушки я тоже придумала?</text:p>
      <text:p text:style-name="P14"/>
      <text:p text:style-name="P16">Будь проклята эта записка! Будь проклят этот тип, что её написал!</text:p>
      <text:p text:style-name="P16"/>
      <text:p text:style-name="P17">Кендзи: Может… Может ты сама эту записку написала, а?</text:p>
      <text:p text:style-name="P17">Айко: Чего? Я? Это ещё зачем?</text:p>
      <text:p text:style-name="P17">Кендзи: Кто тебя знает! Затем!</text:p>
      <text:p text:style-name="P17">Айко: <text:span text:style-name="T437">А</text:span>? Да это даже не мой почерк!</text:p>
      <text:p text:style-name="P17">Кендзи: Ну почерк подделать несложно. Обвела буквы из книжки или газеты. <text:span text:style-name="T11">Ты только погляди</text:span> какие буковки <text:span text:style-name="T11">аккуратные</text:span>, разве парни так пишут? Признавайся Айко, твоих рук дело, да?</text:p>
      <text:p text:style-name="P17"/>
      <text:p text:style-name="P17">Айко изумлённо округлила глаза. Верным решением было сыграть против моей сестры по её же правилам. Раз уж придумывает то чего нет, пусть теперь сама оправдывается.</text:p>
      <text:p text:style-name="P17"/>
      <text:p text:style-name="P17">Айко: Да ты… Ты что, дурак? Мне то зачем это писать?</text:p>
      <text:p text:style-name="P17">Кендзи: За<text:span text:style-name="T12">т</text:span>ем! <text:span text:style-name="T10">Странный у тебя интерес к моим делам.</text:span></text:p>
      <text:p text:style-name="P17">Айко: <text:span text:style-name="T11">Странный интерес? Ага конечно, плевала я на тебя!</text:span></text:p>
      <text:p text:style-name="P17">Кендзи: Тогда, я бы хотел пойти на улицу без твоих комментариев и предположений.</text:p>
      <text:p text:style-name="P17">Айко: Ну и прекрасно! Ну и иди!</text:p>
      <text:p text:style-name="P180">Кендзи: И пойду!</text:p>
      <text:p text:style-name="P180"/>
      <text:p text:style-name="P361"><text:span text:style-name="T167">Айко</text:span><text:span text:style-name="T166"> не ответила. Только обиженно фыркнула и покинула кухню. Ну и славно! Я закончил свой завтрак в одиночестве, и </text:span><text:span text:style-name="T168">вышел из дома.</text:span></text:p>
      <text:p text:style-name="P181"/>
      <text:p text:style-name="P182">* <text:s/>* <text:s/>*</text:p>
      <text:p text:style-name="P181"/>
      <text:p text:style-name="P362"><text:span text:style-name="T169">Если честно, мысль о том, что записку написала Айко показалась мне в какой-то степени правдоподобной. Ну мало ли, подшутить надо мной решила! </text:span><text:span text:style-name="T170">А </text:span><text:span text:style-name="T191">может</text:span><text:span text:style-name="T170"> задумала таким образом напугать меня, чтобы я не шлялся невесть где? Хотя, если уж она знает про Касуми, то знает что никакого клуба извращенцев не существует. Что и правда есть девушка с которой я встречаюсь. Что ни с какой плохой компанией я не связался, а даже наоборот. Зачем тогда </text:span><text:span text:style-name="T175">ей это? Зачем она написала эту записку?</text:span></text:p>
      <text:p text:style-name="P363"><text:span text:style-name="T170">З</text:span><text:span text:style-name="T172">ачем </text:span><text:span text:style-name="T175">Айко понадобилось писать записку,</text:span><text:span text:style-name="T172"> я не мог сказать. А вот зачем это всё парню Касуми, я сказать мог. В</text:span><text:span text:style-name="T173">есь путь к Касуми, я думал о существовании её парня на самом деле. </text:span><text:span text:style-name="T207">Я</text:span><text:span text:style-name="T173"> даже сорвал пару цветков ромашки </text:span><text:span text:style-name="T207">и погадал</text:span><text:span text:style-name="T173"> </text:span><text:span text:style-name="T174">на лепестках</text:span><text:span text:style-name="T173">. Только вместо привычного «любит, не любит» </text:span><text:span text:style-name="T174">я</text:span><text:span text:style-name="T173"> бормотал себе под нос «есть парень, нет парня».</text:span></text:p>
      <text:p text:style-name="P18"><text:soft-page-break/>Если уж <text:span text:style-name="T8">парень</text:span> есть, хотелось его встретить сейчас, на дороге. На тихой улочке где меня никто не знает. Не очень хочется чтобы меня побили на глазах у Касуми и её тётки. Ещё больше не хотелось, чтобы свидетелем моего позора была Айко. Да даже если не побьют, хочется чтобы неприятный разговор, остался только между нами.</text:p>
      <text:p text:style-name="P19">За каждым поворотом дороги я ожидал, что <text:span text:style-name="T13">путь</text:span> мне перекроют рослые парни — друзья парня Касуми. Часто оглядывался назад — не бегут ли за мной. Но нет, никого не было. К дому Касуми я пришел без приключений.</text:p>
      <text:p text:style-name="P20">Ни во дворе, ни на крыльце дома меня никто не встретил. <text:span text:style-name="T429">В прихожей, в ящике с обувью</text:span> <text:span text:style-name="T429">лежали только ботинки Касуми и тапки, очевидно её тётки. Сама же т</text:span><text:span text:style-name="T14">ётка Касуми</text:span> как и вчера, сидела перед телевизором. Правда выпивка у неё поменялась, похоже сегодня она пила что-то покрепче.</text:p>
      <text:p text:style-name="P20"/>
      <text:p text:style-name="P21">Тётка Касуми: Ох! Танака-сан! Доброго вам дня! Вы к Касуми?</text:p>
      <text:p text:style-name="P21">Кендзи: Да, Миура-сан. Касуми, дома?</text:p>
      <text:p text:style-name="P21">Тётка Касуми: <text:span text:style-name="T16">Она</text:span> дома Танака-сан. Она в своей комнате. Поднимайтесь!</text:p>
      <text:p text:style-name="P21"/>
      <text:p text:style-name="P21">Похоже что никакой парень у Касуми не объявился. Миура-сан без капли сомнения говорила мне проходить <text:span text:style-name="T17">наверх</text:span>. Но возможно она настолько пьяна сейчас, что просто ей дела нет до <text:span text:style-name="T16">ухажёров</text:span> её племянницы.</text:p>
      <text:p text:style-name="P21"/>
      <text:p text:style-name="P21">Кендзи: Подняться наверх, в её комнату? А она… одна?</text:p>
      <text:p text:style-name="P22">Тётка Касуми: <text:span text:style-name="T15">Э? Ну да, одна… А что, может быть не одна?</text:span></text:p>
      <text:p text:style-name="P22"/>
      <text:p text:style-name="P25">Она взглянула на меня с испугом, у неё задрожали губы.</text:p>
      <text:p text:style-name="P25"/>
      <text:p text:style-name="P22">Тётка Касуми: <text:span text:style-name="T15">Вы что… Танака-сан… Хотите сказать что к Касуми в комнату… мог забраться рептилоид?</text:span></text:p>
      <text:p text:style-name="P26">Кендзи: Что? Нет нет нет! Я просто подумал, вдруг к ней пришли друзья. А тут ещё я… Может мне подождать её на улице?</text:p>
      <text:p text:style-name="P23">Тётка Касуми: <text:span text:style-name="T17">Друзья? Нет, у неё нет никаких друзей. Пожалуйста Танака-сан, поднимитесь к Касуми. Мне теперь неспокойно, вдруг да что? Вам дать нож?</text:span></text:p>
      <text:p text:style-name="P26">Кендзи: Нож? Зачем?</text:p>
      <text:p text:style-name="P23">Тётка Касуми: <text:span text:style-name="T438">Чтобы о</text:span><text:span text:style-name="T17">тбиваться от рептилоида! </text:span><text:span text:style-name="T439">Вот зачем!</text:span></text:p>
      <text:p text:style-name="P23"/>
      <text:p text:style-name="P184">Миура-сан взяла со столика маленький кухонный нож. Если честно, мне стало не по себе, когда эта пьяная и не дружащая с головой женщина взялась за холодное оружие. Я поспешил с ней согласиться.</text:p>
      <text:p text:style-name="P184"/>
      <text:p text:style-name="P369"><text:span text:style-name="T192">Кендзи: Да, да! Конечно Миура-сан! Давайте </text:span><text:span text:style-name="T196">его</text:span><text:span text:style-name="T192"> мне!</text:span></text:p>
      <text:p text:style-name="P24"/>
      <text:p text:style-name="P370"><text:span text:style-name="T193">Я принял нож у тётки Касуми и поспешил удалиться.</text:span><text:span text:style-name="T194"> Нож я оставил на </text:span><text:span text:style-name="T195">кухне а сам поднялся по лестнице на второй этаж.</text:span></text:p>
      <text:p text:style-name="P27">В комнате Касуми я оказался внезапно. Лестница вела прямо туда. Похоже что весь второй этаж дома представлял собой одну комнатку, <text:span text:style-name="T430">без всяких перегородок</text:span>. Было жутко неловко, <text:span text:style-name="T431">я</text:span> ожидал, что в комнату Касуми будет дверь, в которую можно будет постучать и получить разрешение на вход.</text:p>
      <text:p text:style-name="P28">Но похоже что Касуми врасплох я не застал. Всё таки она меня ждала, да и наверное слышала мои шаги по <text:span text:style-name="T18">с</text:span>крипучей лестнице.</text:p>
      <text:p text:style-name="P28"/>
      <text:p text:style-name="P29">Касуми: Добрый день Танака-сан... Извините, здесь немного не прибрано. Я бы спустилась сама, но есть одна проблема.</text:p>
      <text:p text:style-name="P29"/>
      <text:p text:style-name="P30"><text:soft-page-break/>В комнате Касуми и в самом деле царил полнейший бардак. Все стены были увешаны непонятными приспособлениями. Стол и стеллаж ломились под кучами различных приборов и прочего хлама. На полу лежали витки провода. Даже кровать Касуми была заставлена электроникой. <text:span text:style-name="T19">Даже на подушке что-то лежало. Где же она спит?</text:span></text:p>
      <text:p text:style-name="P30"/>
      <text:p text:style-name="P183">Касуми: Вообще… Танака-сан. Не знаю, правильно ли я поступила, что попросила вас вчера о помощи…</text:p>
      <text:p text:style-name="P183"/>
      <text:p text:style-name="P183">Касуми не договорила.</text:p>
      <text:p text:style-name="P183"/>
      <text:p text:style-name="P183">Кендзи: Э? Почему это?</text:p>
      <text:p text:style-name="P183">Касуми: Ну… не удобно просить о таком одолжении у людей которых встретил недавно.</text:p>
      <text:p text:style-name="P183"/>
      <text:p text:style-name="P366"><text:span text:style-name="T181">Не удобно? Что же это за одолжение такое? Неужели что-то настолько личное? Надеюсь не неприличное? </text:span><text:span text:style-name="T182">И подумаешь, недавно встретились, зато как!</text:span></text:p>
      <text:p text:style-name="P185"/>
      <text:p text:style-name="P186">Кендзи: Да ладно Касуми, говори, я всё сделаю!</text:p>
      <text:p text:style-name="P186"/>
      <text:p text:style-name="P375"><text:span text:style-name="T182">Мне казалось, что Касуми </text:span><text:span text:style-name="T208">вчера</text:span><text:span text:style-name="T182"> </text:span><text:span text:style-name="T208">поз</text:span><text:span text:style-name="T182">вала меня на свидание, когда спросила не занят ли я. Но похоже что до сих пор не могла сказать это прямо.</text:span></text:p>
      <text:p text:style-name="P186"/>
      <text:p text:style-name="P187">Касуми: Сейчас…</text:p>
      <text:p text:style-name="P187"/>
      <text:p text:style-name="P187">Касуми принялась шарить за шкафом, стоящим у стены, а я принялся ждать. Мне подумалось, что из своего тайника девушка извлечёт билеты в кино или театр. Но нет, это было нечто другое.</text:p>
      <text:p text:style-name="P183"/>
      <text:p text:style-name="P31">Касуми: Вот!</text:p>
      <text:p text:style-name="P31"/>
      <text:p text:style-name="P364"><text:span text:style-name="T176">В руках у неё было что-то странное. Я бы сказал, что напоминало это что-то — </text:span><text:span text:style-name="T177">крылья бабочки или птицы</text:span><text:span text:style-name="T176">. </text:span><text:span text:style-name="T177">С</text:span><text:span text:style-name="T176">делана эт</text:span><text:span text:style-name="T177">и крылья</text:span><text:span text:style-name="T176"> был</text:span><text:span text:style-name="T177">и</text:span><text:span text:style-name="T176"> из прово</text:span><text:span text:style-name="T177">локи</text:span><text:span text:style-name="T176">.</text:span></text:p>
      <text:p text:style-name="P31"/>
      <text:p text:style-name="P31">Кендзи: Это мне? Что это?</text:p>
      <text:p text:style-name="P31">Касуми: Это антенна. Вы не можете помочь мне вынести её из дома, Танака-сан? Но осторожнее, её нужно нести так, чтобы не погнуть.</text:p>
      <text:p text:style-name="P30"/>
      <text:p text:style-name="P31"><text:span text:style-name="T447">И это всё что хотела от меня Касуми? </text:span>Такую антенну вынести <text:span text:style-name="T447">было</text:span> не сложно. Была она совсем не тяжёлая, <text:span text:style-name="T20">и не особо громоздкая. Я отправился вниз по лестнице а Касуми за мной. Миура-сан, похоже приняла нужную дозу. Она мирно спала в кресле и нас не заметила.</text:span></text:p>
      <text:p text:style-name="P32">Когда мы вышли во двор я спросил Касуми.</text:p>
      <text:p text:style-name="P31"/>
      <text:p text:style-name="P32">Кендзи: Так это и была твоя просьба? То о чём ты говорила вчера?</text:p>
      <text:p text:style-name="P365"><text:span text:style-name="T178">Касуми: Нет. Это не всё. Мне нужно </text:span><text:span text:style-name="T179">отнести</text:span><text:span text:style-name="T178"> эт</text:span><text:span text:style-name="T180">и вещи</text:span><text:span text:style-name="T178"> в одно место. Не могли бы вы про</text:span><text:span text:style-name="T180">водить</text:span><text:span text:style-name="T178"> меня </text:span><text:span text:style-name="T180">туда</text:span><text:span text:style-name="T178">, Танака-сан?</text:span></text:p>
      <text:p text:style-name="P32"/>
      <text:p text:style-name="P33">Только сейчас я заметил, что на Касуми одет рюкзак а в руках она держ<text:span text:style-name="T433">ала</text:span> бумажный пакет.</text:p>
      <text:p text:style-name="P33"/>
      <text:p text:style-name="P33">Кендзи: Унести? Ну это не сложно. А куда?</text:p>
      <text:p text:style-name="P34">Касуми: На гору кошачьей лапки.</text:p>
      <text:p text:style-name="P35">Кендзи: Ого! Далековато!</text:p>
      <text:p text:style-name="P35"><text:soft-page-break/></text:p>
      <text:p text:style-name="P35">«<text:span text:style-name="T21">Гора Кошачьей Лапки</text:span>» <text:span text:style-name="T21">или как её ещё называли «Кошачья Гора» и в самом деле была не близко. На окраине нашего пригорода.</text:span></text:p>
      <text:p text:style-name="P35"/>
      <text:p text:style-name="P36">Кендзи: А зачем именно туда?</text:p>
      <text:p text:style-name="P36">Касуми: Мне надо установить там ретранслятор.</text:p>
      <text:p text:style-name="P36">Кендзи: <text:span text:style-name="T434">Ретранслятор… и</text:span>менно там? На кошачьей горе?</text:p>
      <text:p text:style-name="P36">Касуми: <text:span text:style-name="T432">Ну да.</text:span></text:p>
      <text:p text:style-name="P36">Кендзи: Хм… Может тогда такси вызовем? Путь не близкий!</text:p>
      <text:p text:style-name="P36">Касуми: Нет… Танака-сан, не могли ли вы привести меня туда? Пешком? Мне нужно запомнить <text:span text:style-name="T22">дорогу</text:span>.</text:p>
      <text:p text:style-name="P36"/>
      <text:p text:style-name="P37">Странно, что Касуми так хотелось попасть туда именно пешком. <text:span text:style-name="T22">Идти до горы долго</text:span>! Но с другой стороны, пройтись с ней по городу, разве неплохо? Может быть Касуми хочет прогуляться со мной. Да, точно! У нас же сегодня свидание! Пусть это и не было сказано в слух, но мысль эта витала в воздухе, так мне показалось.</text:p>
      <text:p text:style-name="P37"/>
      <text:p text:style-name="P37">Кендзи: Ну пешком так пешком. А в такси в самом деле, антенну ещё погнём.</text:p>
      <text:p text:style-name="P37">Касуми: А! Антенна! Давайте её мне Танака-сан.</text:p>
      <text:p text:style-name="P38">Кендзи: Да зачем? Я понесу её, мне нетрудно…</text:p>
      <text:p text:style-name="P38"/>
      <text:p text:style-name="P38">Касуми положила пакет на землю и сняла свой рюкзак. Оказалось что это и не рюкзак вовсе, а какой-то прибор, к которому приделаны лямки. </text:p>
      <text:p text:style-name="P38"/>
      <text:p text:style-name="P39">Касуми: Давайте антенну, Танака-сан.</text:p>
      <text:p text:style-name="P39">Кендзи: Ну как знаешь…</text:p>
      <text:p text:style-name="P39"/>
      <text:p text:style-name="P39">Я отдал антенну Касуми. Девушка её приладила к своему рюкзаку на защёлки, вновь надела рюкзак. Похоже что так и предполагалось переносить данную конструкцию, нести антенну в руках не было нужды. Вид у Касуми теперь был как у <text:span text:style-name="T435">сказочной </text:span>феи, с крылышками.</text:p>
      <text:p text:style-name="P37"/>
      <text:p text:style-name="P39">Кендзи: Дай хоть пакет свой, Касуми. Не будешь же ты нести всё одна!</text:p>
      <text:p text:style-name="P40"/>
      <text:p text:style-name="P40">* <text:s/>* <text:s/>*</text:p>
      <text:p text:style-name="P40"/>
      <text:p text:style-name="P367"><text:span text:style-name="T183">Если сначала я испугался, что путь до горы кошачьей лапки не близкий, то позже понял что дальняя дорога — это очень даже </text:span><text:span text:style-name="T184">здорово!</text:span><text:span text:style-name="T183"> Можно столько всего сделать! Можно ещё раз купить мороженное. Можно даже пригласить Касуми в кафе. </text:span><text:span text:style-name="T185">И</text:span><text:span text:style-name="T186">дти долго</text:span><text:span text:style-name="T183">, наверняка она проголодается. Найдём непопулярное заведение, будем тихо сидеть за столиком, как настоящая парочка. А </text:span><text:span text:style-name="T187">тот урод, что</text:span><text:span text:style-name="T183"> </text:span><text:span text:style-name="T187">отправил</text:span><text:span text:style-name="T183"> мне записку — пусть он сдохнет от огорчения!</text:span></text:p>
      <text:p text:style-name="P41">Я огляделся по сторонам, внимательно осмотрел каждый закоулок улица. За нами никто не следил, так мне показалось. Но на всякий случай я продемонстрировал своему невидимому врагу <text:span text:style-name="T53">средний</text:span> палец.</text:p>
      <text:p text:style-name="P42">Мы свернули с улицы, на которой жила Касуми. И уже здесь, я увидел кошачью гору. Улица по которой мы шли, упиралась прямиком в ней. Вообще, кошачью гору практически отовсюду видно и каждый в нашем пригороде её знает.</text:p>
      <text:p text:style-name="P42"/>
      <text:p text:style-name="P42">Кендзи: Эй Касуми? А почему именно на кошачью гору? Зачем?</text:p>
      <text:p text:style-name="P368"><text:span text:style-name="T188">Касуми: </text:span><text:span text:style-name="T189">Г</text:span><text:span text:style-name="T188">ора высокая, её с каждой улицы видно. </text:span><text:span text:style-name="T189">Лучшее</text:span><text:span text:style-name="T188"> место, чтобы поставить ретранслятор.</text:span></text:p>
      <text:p text:style-name="P43"/>
      <text:p text:style-name="P44"><text:soft-page-break/>Когда я был маленький, я поднимался на кошачью гору вместе с отцом. Оттуда и в самом деле далеко было видать.</text:p>
      <text:p text:style-name="P43"/>
      <text:p text:style-name="P43">Кендзи: А зачем его туда? На гору?</text:p>
      <text:p text:style-name="P368"><text:span text:style-name="T188">Касуми: </text:span><text:span text:style-name="T190">Ну… ч</text:span><text:span text:style-name="T188">ем выше тем лучше. </text:span><text:span text:style-name="T209">Если поставить ретранслятор на высоте, его</text:span><text:span text:style-name="T188"> сигнал будет слышен везде.</text:span></text:p>
      <text:p text:style-name="P43">Кендзи: По всему миру?</text:p>
      <text:p text:style-name="P43">Касуми: Нет конечно. Только по всему нашему пригороду. Ну может чуть дальше.</text:p>
      <text:p text:style-name="P43"/>
      <text:p text:style-name="P44">Вот значит как выход<text:span text:style-name="T448">ило</text:span>. Касуми хочет, чтобы её все в нашем городе слышали. Ну это и правильно, наверное. Каждый радиолюбитель, он небось хочет чтобы зона <text:span text:style-name="T449">его</text:span> покрытия, она больше была. Правда, если зона покрытия у Касуми станет больше, это что же получится?</text:p>
      <text:p text:style-name="P44">Меня кольнула ревность. Я даже и не знаю, что вообще делает Касуми в этом своём радио эфире. А вдруг болтает с парнями? Вдруг они с ней там знакомятся? Девушка, которая увлекается радиолюбительством, она наверное популярная среди радиолюбителей. Вдруг, тот кто отправил ей записку один из таких? Болтает с ней по радио, а в реальном мире встретиться с ней не решается, а тут ещё я! А если ретранслятор Касуми охватит весь город? <text:span text:style-name="T23">К ней же женихи будут в очередь выстраиваться! Справлюсь ли я с ними?</text:span></text:p>
      <text:p text:style-name="P45">Я решил спросить об этом Касуми.</text:p>
      <text:p text:style-name="P45"/>
      <text:p text:style-name="P45">Кендзи: А чтобы весь город слышал, это для того чтобы связаться с кем-то? Из города?</text:p>
      <text:p text:style-name="P46"/>
      <text:p text:style-name="P46">Касуми покачала головой.</text:p>
      <text:p text:style-name="P46"/>
      <text:p text:style-name="P46">Касуми: Нет. Это… Это просто так! <text:span text:style-name="T25">Это как… это как эксперимент!</text:span></text:p>
      <text:p text:style-name="P48"/>
      <text:p text:style-name="P47">Ответ Касуми меня немного успокоил. И в самом деле, бывает же так что человек хочет сделать что-то просто для того, чтобы доказать самому себе что он способен это сделать. Вот и Касуми, сейчас установит ретранслятор, убедится что он работает да и плюнет на него. Возьмётся за другой проект. Может <text:span text:style-name="T24">к тому времени</text:span> я наконец осилю хоть одну книжку <text:span text:style-name="T436">по теме</text:span>, и мы будем делать его вместе.</text:p>
      <text:p text:style-name="P49">Да, было бы здорово понимать в её делах хоть что-то. Сейчас как и всегда, я не мог придумать интересной темы для разговора. В ретрансляторах и радиосвязи я не смыслил. А о чём ещё говорить с Касуми?</text:p>
      <text:p text:style-name="P49">Я пробежался глазами по улице. Ничего интересного, о чём можно было бы поговорить на глаза мне не попадались. Ну разве что кошачья гора. Хотя, гора как гора, ничего в ней необычного. Разве что название.</text:p>
      <text:p text:style-name="P49"/>
      <text:p text:style-name="P507"><text:span text:style-name="T491">##Переделать. Кендзи ничего не знает про Кошачью гору, </text:span><text:span text:style-name="T492">никаких легенд</text:span><text:span text:style-name="T491">. Касуми расскажет </text:span><text:span text:style-name="T493">что Кошка спасла на пожаре монахов. Но потом скажет, что есть другая легенда — на самом деле кошка спасла только котят, а монахов ей приписали.</text:span></text:p>
      <text:p text:style-name="P49"/>
      <text:p text:style-name="P509"><text:span text:style-name="T407">Кендзи: Эй Касуми? А ты </text:span><text:span text:style-name="T408">не знаешь</text:span><text:span text:style-name="T407"> почему эта гора называется кошачьей?</text:span></text:p>
      <text:p text:style-name="P510"><text:span text:style-name="T407">К</text:span><text:span text:style-name="T88">асуми: А? А вы разве нет? Танака-сан?</text:span></text:p>
      <text:p text:style-name="P511"><text:span text:style-name="T488">Кендзи: Ну… только потому-что там стоит храм «Кошачьей лапки». Но почему он так называется ни разу не знал. В детстве, я думал, что в честь «Манеко — нэко», Кошки божества с поднятой лапкой, которая притягивает деньги.</text:span></text:p>
      <text:p text:style-name="P511"><text:span text:style-name="T488"/></text:p>
      <text:p text:style-name="P512"><text:soft-page-break/><text:span text:style-name="T487">В детстве я и в самом деле любил попрыгать вокруг каменных обелисков с изображением кошачьей лапки на входе в храм, крича при этом простенькую молитву - «лапка, дай денег!».</text:span></text:p>
      <text:p text:style-name="P512"><text:span text:style-name="T487"/></text:p>
      <text:p text:style-name="P513"><text:span text:style-name="T487">Касуми: Нет. Не в честь «Манеко — неко». Храм построили в честь кошки</text:span></text:p>
      <text:p text:style-name="P510"><text:span text:style-name="T88"/></text:p>
      <text:p text:style-name="P510"><text:span text:style-name="T88"/></text:p>
      <text:p text:style-name="P510"><text:span text:style-name="T88"/></text:p>
      <text:p text:style-name="P514"/>
      <text:p text:style-name="P471">Кендзи: Да уж!</text:p>
      <text:p text:style-name="P469"/>
      <text:p text:style-name="P472">История Касуми показалась мне намного правдивее <text:span text:style-name="T35">чем та, которую знал я.</text:span></text:p>
      <text:p text:style-name="P471"/>
      <text:p text:style-name="P473">Кендзи: Наверное всё так и было. А то что я рассказал, и в самом деле выдумки. Ну чтобы кошку показать героиней.</text:p>
      <text:p text:style-name="P473">Касуми: А разве она совершила не геройский поступок?</text:p>
      <text:p text:style-name="P473">Кендзи: Так ведь просто погреться полезла куда не следует.</text:p>
      <text:p text:style-name="P473">Касуми: Но спасла людей.</text:p>
      <text:p text:style-name="P473">Кендзи: Наоборот же, своих же хозяев выдала и их разбомбили.</text:p>
      <text:p text:style-name="P473">Касуми: Но люди что работали на разъезде. Их же спасла. А их больше.</text:p>
      <text:p text:style-name="P473">Кендзи: Их больше… Но они же военные. А монахи мирные.</text:p>
      <text:p text:style-name="P473">Касуми: Почему же военные? Там все были мирные. Машинисты, диспетчера. Подумаешь что грузы отправляют на войну, но что поделать, такая работа.</text:p>
      <text:p text:style-name="P473">Кендзи: Ну… Да, наверное ты права. Да всё равно, выходит кошка просто так, ничего не подозревая стала героем. По глупости.</text:p>
      <text:p text:style-name="P473">Касуми: Может и просто так, но спасла людей. <text:span text:style-name="T36">Это главное. Жалко что теперь эти люди выдумывают небылицы. Уж лучше бы говорили как есть. Как на самом деле эта кошка погибла.</text:span></text:p>
      <text:p text:style-name="P473"/>
      <text:p text:style-name="P474"><text:span text:style-name="T451">Я конечно не знал, на самом ли деле эта кошка погибла так, но в</text:span>ерсия с бомбардировщиками мне и самому нравилась больше. Надо же, какое интересное событие произошло в нашем захолустье, и какие тайны на самом деле хранит кошачья гора! А то что кошка по глупости под ток залезла, да это пустяки. Гусь, который Рим спас, тоже небось сделал это несознательно. Может плохо протёртый кабачок ему попался, вот он и раскричался посреди ночи.</text:p>
      <text:p text:style-name="P474"/>
      <text:p text:style-name="P475">Кендзи: Ну да спасла. Но монахов мне больше работников станции жаль почему-то. Они же совсем безобидные и в бога верят.</text:p>
      <text:p text:style-name="P475">Касуми: А вы верите в бога? <text:span text:style-name="T59">Танака-сан?</text:span></text:p>
      <text:p text:style-name="P475">Кендзи: В бога?</text:p>
      <text:p text:style-name="P475">Касуми: Ну да, <text:span text:style-name="T58">в бога.</text:span></text:p>
      <text:p text:style-name="P91"/>
      <text:p text:style-name="P377"><text:span text:style-name="T218">Я удивился. </text:span><text:span text:style-name="T217">Внезапный был вопрос. </text:span><text:span text:style-name="T218">Такие вопросы </text:span><text:span text:style-name="T219">обычно задавали сомнительные сектанты, вербующие новых людей. Не ожидал такого от Касуми.</text:span></text:p>
      <text:p text:style-name="P91"/>
      <text:p text:style-name="P92">Кендзи: Нет, не верю. Я атеист!</text:p>
      <text:p text:style-name="P92">Касуми: Вот как.</text:p>
      <text:p text:style-name="P92">Ке<text:span text:style-name="T452">н</text:span>дзи: А ты Касуми? <text:span text:style-name="T452">Неужели в</text:span>еришь?</text:p>
      <text:p text:style-name="P92">Касуми: Ну… Наверное да.</text:p>
      <text:p text:style-name="P93"/>
      <text:p text:style-name="P376"><text:span text:style-name="T213">Вот тебе раз! Не ожидал от Касуми такого. Надеюсь я её не </text:span><text:span text:style-name="T214">обидел</text:span><text:span text:style-name="T213">, заявив о том, что атеист? Чёрт их знает этих верующих. </text:span><text:span text:style-name="T215">И вообще, на будущее бы знать, какой религии она </text:span><text:soft-page-break/><text:span text:style-name="T215">придерживается. Вдруг приглашу её в ресторан, а она индуист или мусульманка и не ест некоторых животных. Или вообще никаких животных не ест.</text:span></text:p>
      <text:p text:style-name="P94"/>
      <text:p text:style-name="P94">Кендзи: А в какого бога ты веришь Касуми? В христианского? Или в будду?</text:p>
      <text:p text:style-name="P387"><text:span text:style-name="T213">Касуми: Нет… </text:span><text:span text:style-name="T216">Не в будду. </text:span><text:span text:style-name="T235">Это другой бог, не такой популярный как остальные.</text:span></text:p>
      <text:p text:style-name="P218">Кендзи: Это что же за бог такой? Как его зовут?</text:p>
      <text:p text:style-name="P218">Касуми: Зовут? У него нет имени. Точнее есть, но пока его нет.</text:p>
      <text:p text:style-name="P218"/>
      <text:p text:style-name="P218">Вот тебе раз! Что это значит что пока нет имени? Это как так?</text:p>
      <text:p text:style-name="P218"/>
      <text:p text:style-name="P388"><text:span text:style-name="T88">Кендзи: </text:span><text:span text:style-name="T236">Нет имени… Это имя нельзя называть что-ли?</text:span></text:p>
      <text:p text:style-name="P219"/>
      <text:p text:style-name="P220">Я подумал что Касуми верит в сатанизм или что-то подобное, что возможно запрещено в Японии. Тогда конечно, имя божества в которое ты веришь лучше вслух не говорить.</text:p>
      <text:p text:style-name="P220"/>
      <text:p text:style-name="P220">Касуми: Нет имени. Просто нет.</text:p>
      <text:p text:style-name="P221"/>
      <text:p text:style-name="P222">Что это за бог такой у Касуми, что и имени нет? Может это какой-то бог радиолюбителей? Может же такой быть? Интересно как он выглядит?</text:p>
      <text:p text:style-name="P222">Я попытался представить себе бога радиолюбителей. Интересно, а каким Касуми его видит? Совпадает ли наше видение?</text:p>
      <text:p text:style-name="P222"/>
      <text:p text:style-name="P222">Кендзи: Ну ладно, допустим имени нет. Но как же он выглядит, этот бог?</text:p>
      <text:p text:style-name="P222">Касуми: Выглядит? Я не знаю. Он же может ещё и не родился.</text:p>
      <text:p text:style-name="P222"/>
      <text:p text:style-name="P505"><text:span text:style-name="T490">#</text:span>(ЦГ — сперматазоид с нимбом)</text:p>
      <text:p text:style-name="P223"/>
      <text:p text:style-name="P389"><text:span text:style-name="T216">Е</text:span><text:span text:style-name="T238">ще не родился? </text:span><text:span text:style-name="T239">Вот это да!</text:span><text:span text:style-name="T238"> И имени нет!</text:span></text:p>
      <text:p text:style-name="P224"/>
      <text:p text:style-name="P389"><text:span text:style-name="T238">Кендзи: Так выходит, его </text:span><text:span text:style-name="T237">не существует</text:span><text:span text:style-name="T238">?</text:span></text:p>
      <text:p text:style-name="P389"><text:span text:style-name="T238">Касуми: Может и </text:span><text:span text:style-name="T237">существует</text:span><text:span text:style-name="T238">, а может и нет. А если нет — то скоро будет.</text:span></text:p>
      <text:p text:style-name="P224">Кендзи: Это как скоро?</text:p>
      <text:p text:style-name="P224">Касуми: Не знаю. Может быть и никогда.</text:p>
      <text:p text:style-name="P224"/>
      <text:p text:style-name="P390"><text:span text:style-name="T246">Т</text:span><text:span text:style-name="T239">огда вполне возможно что то, что я себе представил — и есть настоящий бог Касуми. </text:span><text:span text:style-name="T240">Раз уж он может быть каким угодно, то почему бы и не таким как я представил? Странный </text:span><text:span text:style-name="T241">он конечно,</text:span><text:span text:style-name="T240"> бог, в которого верит Касуми. Может она просто темнит, и не хочет мне ничего рассказывать? Хотя зачем вообще сказала что верит в бога? Или на самом деле хочет поговорить, </text:span><text:span text:style-name="T241">но стесняется?</text:span></text:p>
      <text:p text:style-name="P395"><text:span text:style-name="T240">Поговорить о боге, это </text:span><text:span text:style-name="T246">неожиданая</text:span><text:span text:style-name="T240"> тема, но всё-таки лучше чем про радиолюбительство в котором я ничего не смыслим. В разговорах о божествах или других высших разумах я наверное хоть что-то да смыслил. По крайней мере больше чем в</text:span><text:span text:style-name="T241">о всяких там транзисторах да лампах</text:span><text:span text:style-name="T240">.</text:span></text:p>
      <text:p text:style-name="P391"><text:span text:style-name="T88">Вообще, при словах «высший разум» я представил себе рептилоида. А что если бог Касуми — рептилоид? Наслушалась разговоров своей тётки, и тоже поверила. Правда для тётки — рептилоиды враги и вредители. А Касуми их за богов считает! Странно конечно что он не родился и имени нет. Если Касуми стесняется своей веры в рептилоидов, то отсутствие имени ещё можно принять. Но почему ещё не родился? Если верить словам её тётки, </text:span><text:span text:style-name="T242">он</text:span><text:span text:style-name="T88"> не только не родился, </text:span><text:span text:style-name="T242">он</text:span><text:span text:style-name="T88"> уже гадит вовсю!</text:span></text:p>
      <text:p text:style-name="P225">Я решил задать уточняющий вопрос, но конечно не прямой.</text:p>
      <text:p text:style-name="P225"/>
      <text:p text:style-name="P396"><text:soft-page-break/><text:span text:style-name="T241">Кендзи: А этот бог, он если уже есть. Он же может жить на другой планете? </text:span><text:span text:style-name="T246">Пришелец, из космоса?</text:span></text:p>
      <text:p text:style-name="P226">Касуми: Ну да. Вполне.</text:p>
      <text:p text:style-name="P226"/>
      <text:p text:style-name="P226">Ну точно рептилоид!</text:p>
      <text:p text:style-name="P226"/>
      <text:p text:style-name="P227">Кендзи: А он. Вообще что он делать то будет этот бог?</text:p>
      <text:p text:style-name="P392"><text:span text:style-name="T244">Касуми: </text:span><text:span text:style-name="T243">Ну… Он спасёт… всех спасёт.</text:span></text:p>
      <text:p text:style-name="P228"/>
      <text:p text:style-name="P229">Хм. Я конечно мало знал о рептилоидах, но мне больше подходила теория тётки Касуми о том, что они вредят нам. Наверное я всё-таки ошибочно представил бога Касуми как рептилоида. Он очень даже неплохой парень, если спасёт всех прямо как Иисус.</text:p>
      <text:p text:style-name="P229"/>
      <text:p text:style-name="P228"/>
      <text:p text:style-name="P229">Кендзи: Спасёт… выходит этот бог не очень отличается от остальных? Почему бы тогда не верить в традиционных богов?</text:p>
      <text:p text:style-name="P229">Касуми: Ну… они же не настоящие.</text:p>
      <text:p text:style-name="P229">Кендзи: А безымянный бог который неизвестно когда родится — настоящий?</text:p>
      <text:p text:style-name="P229">Касуми: Ну да. Он… он как кошка. Кошка же настоящая?</text:p>
      <text:p text:style-name="P230">Кендзи: Кошка?</text:p>
      <text:p text:style-name="P230">Касуми: Которая спасла город от бомбёжки? Спасла же?</text:p>
      <text:p text:style-name="P230">Кендзи: Разве кошка бог?</text:p>
      <text:p text:style-name="P393"><text:span text:style-name="T88">Касуми: В честь кошки построили храм. Ей поклоняются. Разве </text:span><text:span text:style-name="T245">она </text:span><text:span text:style-name="T88">не бог?</text:span></text:p>
      <text:p text:style-name="P231">Кендзи: Ну… мелкий какой-то бог выходит.</text:p>
      <text:p text:style-name="P394"><text:span text:style-name="T246">Касуми: </text:span><text:span text:style-name="T247">Может и мелкий но люди верят в него. Просят у него что-то и получают. Или хотя-бы получают уверенность и силы чтобы жить дальше и двигаться к цели.</text:span></text:p>
      <text:p text:style-name="P397"><text:span text:style-name="T247">К</text:span><text:span text:style-name="T88">е</text:span><text:span text:style-name="T248">н</text:span><text:span text:style-name="T88">дзи: И ты Касуми, тоже веришь в кошку как в божество?</text:span></text:p>
      <text:p text:style-name="P232">Касуми: Не в кошку, нет. Но я верю что появится кто-то, кто сможет спасти меня. Даже если он не будет ходить по воде и превращать воду в вину, для меня он будет настоящим богом.</text:p>
      <text:p text:style-name="P232">Кендзи: Спасти тебя? А от чего?</text:p>
      <text:p text:style-name="P232">Касуми: Ну… много от чего. Например от небытия.</text:p>
      <text:p text:style-name="P233">Кендзи: Небытия?!</text:p>
      <text:p text:style-name="P399"><text:span text:style-name="T250">Касуми: Ну да. Вы разве не боитесь </text:span><text:span text:style-name="T249">смерти</text:span><text:span text:style-name="T250">, Танака-сан?</text:span></text:p>
      <text:p text:style-name="P233"/>
      <text:p text:style-name="P400"><text:span text:style-name="T252">Конечно, я боялся </text:span><text:span text:style-name="T251">смерти и небытия</text:span><text:span text:style-name="T252">. Но мысли о небытие чаще накатывали ночью, перед сном. В такой прекрасный солнечный день, </text:span><text:span text:style-name="T255">это</text:span><text:span text:style-name="T252"> последнее что могло прийти мне в голову.</text:span></text:p>
      <text:p text:style-name="P234"/>
      <text:p text:style-name="P400"><text:span text:style-name="T252">Кендзи: Страх перед </text:span><text:span text:style-name="T253">смертью</text:span><text:span text:style-name="T252">… такие мысли обычно приходят в голову в темноте. А сегодня такая погода прекрасная.</text:span></text:p>
      <text:p text:style-name="P234">Касуми: Вы правы Танака-сан. Такие мысли приходят только в темноте.</text:p>
      <text:p text:style-name="P234"/>
      <text:p text:style-name="P398"><text:span text:style-name="T88">Не с первого раза я понял что сморозил. В темноте! Это же надо было так облажаться! Касуми же живёт в те</text:span><text:span text:style-name="T253">м</text:span><text:span text:style-name="T88">ноте постоянно! Вот я дурак!</text:span></text:p>
      <text:p text:style-name="P401"><text:span text:style-name="T249">А вдруг Касуми совершенно не нравится эта темнота? Да </text:span><text:span text:style-name="T253">точно,</text:span><text:span text:style-name="T249"> не нравится! Почему она вообще начала эти разговоры про бога? Может её гложет что-то? Небытиё, смерть… </text:span><text:span text:style-name="T253">А ведь её родители, они же умерли? Может быть дело в этом? </text:span><text:span text:style-name="T254">Может быть Касуми хочет поговорить об этом?</text:span></text:p>
      <text:p text:style-name="P405"/>
      <text:p text:style-name="P402">Кендзи: Касуми. А твои родители? Что с ними стало?</text:p>
      <text:p text:style-name="P403"/>
      <text:p text:style-name="P404"><text:soft-page-break/>Касуми почему-то вздрогнула и отвернулась от меня.</text:p>
      <text:p text:style-name="P404"/>
      <text:p text:style-name="P404">Касуми: Танака-сан… а зачем вам это?</text:p>
      <text:p text:style-name="P404">Кендзи: Да я просто… просто вспомнил что хотел спросить ещё позавчера.</text:p>
      <text:p text:style-name="P404">Касуми: Ничего здесь интересного нет. Танака-сан.</text:p>
      <text:p text:style-name="P83"/>
      <text:p text:style-name="P82">Мне показалось что в привычном, безразличном тоне Касуми, появились нотки беспокойства и даже злости.</text:p>
      <text:p text:style-name="P82"/>
      <text:p text:style-name="P81">Кендзи: Прости Касуми. Зря я решил задать этот вопрос.</text:p>
      <text:p text:style-name="P81">Касуми: Это вы простите Танака-сан. Не стоило мне начинать такой странный разговор.</text:p>
      <text:p text:style-name="P50"/>
      <text:p text:style-name="P51">Разговор может и был странный, но тема его мне хотя-бы была понятна. Это не радиолюбительские штучки, в которых я ничего не смыслю. Мы могли бы устроить с Касуми самую настоящую научную дискуссию о том, чьё приставление о жизни после смерти — правильное. Но не получилось. Похоже я всё испортил! <text:span text:style-name="T57">И как это поправить?</text:span></text:p>
      <text:p text:style-name="P84"><text:span text:style-name="T57">Я оглядел улицу, пытаясь найти то, что мне поможет. </text:span>Опять мне на глаза попались автоматы по продаже мороженного и прохладительных напитков. После такого неудачного разговора, можно было задобрить Касуми мороженным, но стоило ли? Похоже что не очень любила она мороженное, да и сам <text:span text:style-name="T56">я</text:span> от него давно отвык. Я с грустью посмотрел на стекло автомата с мороженным. На нём была наклеена какая-то табличка. Похоже что автомат не работал, но написано было не «<text:span text:style-name="T56">Извините, </text:span>не работает». Написано было «Внимание! Извращенец!».</text:p>
      <text:p text:style-name="P85">Да и не просто написано. На табличке красовалась морда разыскиваемого извращенца. И морда эта была моей.</text:p>
      <text:p text:style-name="P85"/>
      <text:p text:style-name="P86">Кендзи: Чего?!</text:p>
      <text:p text:style-name="P86"/>
      <text:p text:style-name="P95"><text:span text:style-name="T60">Это даже не был фоторобот или что-то похожее. Не фото сделанное на паспорт, </text:span><text:span text:style-name="T61">копии которых</text:span><text:span text:style-name="T60"> наверняка хранятся в </text:span><text:span text:style-name="T61">базе</text:span><text:span text:style-name="T60"> полиции. Нет, </text:span><text:span text:style-name="T61">это фото, оно</text:span><text:span text:style-name="T60"> было сделано буквально на днях. Я был одет в ту же рубашку что и сейчас, </text:span><text:span text:style-name="T62">в очках</text:span><text:span text:style-name="T60">. Выражение лица у меня было крайне идиотским, в камеру я не смотрел. Откуда взялась эта фотография? Почему «внимание», почему «извращенец»?</text:span></text:p>
      <text:p text:style-name="P86"/>
      <text:p text:style-name="P86">Касуми: В чем дело, Танака-сан?</text:p>
      <text:p text:style-name="P87">Кендзи: А… Касуми? Кажется я… я потерял одну вещь… Ты… ты здесь постой, хорошо, а я сейчас!</text:p>
      <text:p text:style-name="P87"/>
      <text:p text:style-name="P88">Я пулей бросился к автомату по продаже мороженного. Да, как я уже увидел издалека — фотография была моя. Кроме кричащей надписи про извращенца, был ещё указан и телефон полицейского участка.</text:p>
      <text:p text:style-name="P89">Но то что мне показалось странным сразу — имя моё указано не было. Да и фотография эта, ну никак не похожа на фото разыскиваемых преступников. Кто-то снял меня тайно, и сделал это объявление. И конечно же я знал кто, сомнений не было. Это был мнимый парень Касуми, тот что вчера отправил мне записку.</text:p>
      <text:p text:style-name="P89"/>
      <text:p text:style-name="P89">Кендзи: Вот падла!</text:p>
      <text:p text:style-name="P89"/>
      <text:p text:style-name="P96">Я выругался про себя, сорвал бумагу со стекла автомата и бросил в урну. Воровато огляделся. На улице никого не было, но мало ли — вдруг кто-то увидел из окна что я делаю. Конечно, я ни в чём не был виновен, но такие шутки все вокруг <text:span text:style-name="T63">могли</text:span> воспринять серьёзно. <text:soft-page-break/><text:span text:style-name="T64">Могли</text:span> даже в самый настоящий полицейский участок забрать. Там конечно всё разрешится, но лучше не надо.</text:p>
      <text:p text:style-name="P96">А этот ублюдок хорош! Вот же придумал какую гадость! Наверняка это объявление не одно на улице висит. И кто-то теперь да увидит <text:span text:style-name="T64">его</text:span>, а потом и меня самого на улице, позвонит в полицию…</text:p>
      <text:p text:style-name="P96">Да даже если не в полицию? А вдруг увидят мои знакомые или соседи? Конечно, знакомых у меня раз два и обчёлся, но мало ли? Хотя... <text:span text:style-name="T65">У</text:span>знают ли они меня на этой фотографии? Такого зализанного и в очках?</text:p>
      <text:p text:style-name="P90">Я снял очки <text:span text:style-name="T66">и</text:span> взъерошил свою шевелюру. <text:span text:style-name="T467">Н</text:span><text:span text:style-name="T67">адо было из ухоженного студента перейти в обычное своё состояние</text:span>. Эх, ещё бы одежду сменить и небритость вернуть но увы. Может быть хоть э<text:span text:style-name="T67">ти меры помогут</text:span>, <text:span text:style-name="T67">да и</text:span> не так уж и много людей на улице обращают внимание на плакаты с разыскиваемыми преступниками. Главное, не пропустить <text:span text:style-name="T66">остальные</text:span> на пути и сорвать их.</text:p>
      <text:p text:style-name="P90">Так я и <text:span text:style-name="T66">с</text:span>делал. На всём пути к кошачьей горе, мне встретилась ещё парочка плакатов, которые я героически уничтожил. И похоже что за всё время пути, никто на меня внимания не обратил. Хотя несколько прохожих по пути нам попались, и даже полицейская машина.</text:p>
      <text:p text:style-name="P406"><text:span text:style-name="T256">Когда я и Касуми пришли наконец к подножию горы и воротам храма, я вздохнул с облегчением. Ну и дорожка выдалась! С препятствиями! Но я снова их все преодолел! А парень Касуми, он похоже и в самом деле не </text:span><text:span text:style-name="T255">парень</text:span><text:span text:style-name="T256">. И правильно я думал, это просто какой-то сталкер, который бесится от того, что я подкатил к его девчёнке. Ну и ладно! Пусть бесится!</text:span></text:p>
      <text:p text:style-name="P51"/>
      <text:p text:style-name="P52">* <text:s/>* <text:s/>*</text:p>
      <text:p text:style-name="P51"/>
      <text:p text:style-name="P53">Я давно уже не посещал кошачью гору и храм на ней, однако здесь ничего не изменилось. Всё те же каменные ступени, <text:span text:style-name="T41">деревянные </text:span>арки и каменные обелиски с кошачьими лапами, у которых мы с друзьями когда-то просили денег. <text:span text:style-name="T40">Ступени ведущие на гору, были совершенно нестандартные, разной высоты и ширины, даже я иногда спотыкался на них. Но Касуми стойко прошла испытание и мы поднялись к храму.</text:span></text:p>
      <text:p text:style-name="P53"/>
      <text:p text:style-name="P476">#Переделать речь Касуми. Она скажет что огни на башне зажгутся сами, там что-то фотореле или подобное. То что напряжение есть, она определит подойдя к трансформатору который стоит возле башни. Таким образом мы введём его в сюжет <text:span text:style-name="T481">(трансформатор)</text:span>.</text:p>
      <text:p text:style-name="P53"/>
      <text:p text:style-name="P407"><text:span text:style-name="T257">Как выяснилось позже, Касуми нужна была старая </text:span><text:span text:style-name="T255">башня</text:span><text:span text:style-name="T257">, стоящая возле храма. </text:span><text:span text:style-name="T258">Ещё на подходе, я и сам приметил что на кошачьей горе, </text:span><text:span text:style-name="T257">стояла</text:span><text:span text:style-name="T258"> какая-то </text:span><text:span text:style-name="T259">конструкция</text:span><text:span text:style-name="T258">, похожая на </text:span><text:span text:style-name="T261">водонапорную башню, или телевизионную вышку</text:span><text:span text:style-name="T258">. Сейчас же эта </text:span><text:span text:style-name="T261">башня</text:span><text:span text:style-name="T258"> возвышалась прямо перед нами, над храмом и над деревьями. </text:span><text:span text:style-name="T257">Идти до неё было совсем недолго, пройти метров сто и готово. За храмом мы даже обнаружили тропку, которая очевидно вела к </text:span><text:span text:style-name="T262">башне</text:span><text:span text:style-name="T257">. Касуми тщательно ощупывала чуть ли не каждое деревце вдоль тропы. Видимо ей важно было найти дорогу к этому месту в следующий раз.</text:span></text:p>
      <text:p text:style-name="P54"/>
      <text:p text:style-name="P408"><text:span text:style-name="T260">Кендзи: И для чего здесь эта </text:span><text:span text:style-name="T255">башня</text:span><text:span text:style-name="T260">?</text:span></text:p>
      <text:p text:style-name="P408"><text:span text:style-name="T260">Касуми: </text:span><text:span text:style-name="T263">Это подъемник, шахтный. Сейчас не работает. Зарошен.</text:span></text:p>
      <text:p text:style-name="P55"/>
      <text:p text:style-name="P408"><text:span text:style-name="T263">Башня</text:span><text:span text:style-name="T260"> не выглядела брошенной. Она была покрашена, хоть краска и сильно облупилась на рёбрах металлических реек. </text:span><text:span text:style-name="T263">Ступени, которые обвивались вокруг неё были щедро измазаны свежим мазутом.</text:span></text:p>
      <text:p text:style-name="P55"/>
      <text:p text:style-name="P408"><text:span text:style-name="T260">Кендзи: А почему не работает? И </text:span><text:span text:style-name="T264">если</text:span><text:span text:style-name="T260"> не работает, чего </text:span><text:span text:style-name="T263">башню</text:span><text:span text:style-name="T260"> не сносят?</text:span></text:p>
      <text:p text:style-name="P408"><text:soft-page-break/><text:span text:style-name="T260">Касуми: </text:span><text:span text:style-name="T263">Не работает, потому-что шахту закрыли. Давно. Правда </text:span><text:span text:style-name="T265">после закрытия </text:span><text:span text:style-name="T263">её использовали ещё несколько лет геологи </text:span><text:span text:style-name="T265">и вулканологи</text:span><text:span text:style-name="T263">. Но после землетрясения спускаться под землю перестали совсем.</text:span></text:p>
      <text:p text:style-name="P55"/>
      <text:p text:style-name="P56">Землетрясение, о котором говорила Касуми, произошло лет шесть назад. Вообще — оно было совершенно пустяковое и ущерб был мизерным. Я вообще в это время спал, и узнал о нём только вечером от отца. <text:span text:style-name="T42">И казалось бы нечего беспокоиться, но</text:span> после землетрясения, город наводнили сейсмологи. И оказалось что землетрясения в наших тихих местах могут пройти ещё и гораздо <text:span text:style-name="T42">разрушительнее</text:span>. После этого случа<text:span text:style-name="T468">я</text:span> в городе перестроили добрую половину мостов. Десятки общественных зданий были признаны неподготовленны к мощным землетрясениям и снесены.</text:p>
      <text:p text:style-name="P56"/>
      <text:p text:style-name="P409"><text:span text:style-name="T266">Кендзи: Чего же </text:span><text:span text:style-name="T267">эту башню</text:span><text:span text:style-name="T266"> не сносят?</text:span></text:p>
      <text:p text:style-name="P410"><text:span text:style-name="T264">Касуми: </text:span><text:span text:style-name="T267">Она ещё используется.</text:span><text:span text:style-name="T264"> </text:span><text:span text:style-name="T267">К</text:span><text:span text:style-name="T264">ак маяк.</text:span></text:p>
      <text:p text:style-name="P57">Кендзи: Маяк? До моря вроде далеко, какой же это маяк?</text:p>
      <text:p text:style-name="P57">Касуми: Ну… авиационный маяк для самолётов.</text:p>
      <text:p text:style-name="P58">Кендзи: Ах вот оно что. И что мы с этим маяком будем делать?</text:p>
      <text:p text:style-name="P58">Касуми: Лезть наверх конечно. Это лучшее место для установки ретранслятора.</text:p>
      <text:p text:style-name="P59">Кендзи: Лезть наверх…</text:p>
      <text:p text:style-name="P216"/>
      <text:p text:style-name="P215">Я побаивался высоты и такая новость меня не обрадовала. Ещё больше меня огорчило то, что Касуми тоже собиралась подняться наверх. <text:span text:style-name="T469">Одному подниматься наверх было бы проще — просто потому, что я не знал какой темп задаст Касуми. Наверное Касуми не боится высоты, она же ничего не видит. А вдруг я испугаюсь на полпути и не смогу подниматься дальше? Если бы я поднимался один, у меня было бы время на передышку.</text:span></text:p>
      <text:p text:style-name="P217">Но как оказалось — боялся я зря. Конечно было немного страшно, но я быстро привык. Да и лестница была очень прочной и похоже что никакой опасности не представляла. Разве что по крутым ступенькам подниматься было не очень удобно, да иногда ноги липли к мазуту, которым были измазаны все стыки лестницы.</text:p>
      <text:p text:style-name="P411"><text:span text:style-name="T268">На верхней площадке мазута было ещё больше, и запах от него шёл, прямо как от свежего асфальта. </text:span><text:span text:style-name="T269">От металлических плит, лежащих на полу пыхало жаром. Здесь было гораздо жарче чем там, внизу.</text:span></text:p>
      <text:p text:style-name="P412"><text:span text:style-name="T269">Первое о чем спросила поднявшаяся следом Касуми — нет ли на верхней площадке распределительного шкафа. </text:span><text:span text:style-name="T270">Действительно, на площадке был металлический шкафчик. Вот только шкафчик этот открываться не желал.</text:span></text:p>
      <text:p text:style-name="P60"/>
      <text:p text:style-name="P60">Кендзи: Чёрт! Не открывается! Кажется заперт!</text:p>
      <text:p text:style-name="P60">Касуми: Вот! Попробуйте этим Танака-сан.</text:p>
      <text:p text:style-name="P60"/>
      <text:p text:style-name="P60">Касуми порылась в пакете и извлекла из него широкую, плоскую отвёртку. Мне, конечно не верилось, что таким примитивным инструментом удастся вскрыть замок. Но видимо замок тоже оказался примитивным, и открылся моментально.</text:p>
      <text:p text:style-name="P60"/>
      <text:p text:style-name="P60">Кендзи: Кажись удачно!</text:p>
      <text:p text:style-name="P60">Касуми: Очень хорошо! А что там, Танака-сан?</text:p>
      <text:p text:style-name="P60"/>
      <text:p text:style-name="P60">Мне поначалу показалось, что ничего в этом ящике кроме паутины <text:span text:style-name="T43">и ржавчины </text:span>не было. <text:span text:style-name="T43">Но после, я подметил, что тут притаился автомат, очень похожий на тот, что стоит в домовых счётчиках. К автомату подходили два провода в чёрной изоляции. Возле автомата они оголялись, и было видно блестящую медь. Я описал Касуми, всё что увидел.</text:span></text:p>
      <text:p text:style-name="P60"/>
      <text:p text:style-name="P61">Кендзи: Надо же, а ящик то какой здоровый приделали! <text:span text:style-name="T44">А внутри и нет почти ничего.</text:span></text:p>
      <text:p text:style-name="P61"><text:soft-page-break/>Касуми: Ну… наверное он здесь и раньше стоял, <text:span text:style-name="T470">когда на башне работали прожектора</text:span>. А сейчас это просто маяк, <text:span text:style-name="T44">вот и осталось только это. Но так даже лучше, никаких сложностей. Я думаю, мы сможем подцепиться сюда.</text:span></text:p>
      <text:p text:style-name="P61"/>
      <text:p text:style-name="P62">Касуми размотала провод, который был намотан вокруг её ретранслятора, протянула его конец мне. Провод был из двух жил, на концах которых висели зажимы - крокодилы. Мне был понятен её план, но лезть в щиток, к электричеству я опасался.</text:p>
      <text:p text:style-name="P62"/>
      <text:p text:style-name="P62">Кендзи: А током не ударит?</text:p>
      <text:p text:style-name="P62">Касуми: Не должно. Сейчас же маяк выключен. Зачем он днём?</text:p>
      <text:p text:style-name="P62"/>
      <text:p text:style-name="P62">Под ярким солнечным светом, было совершенно непонятно выключены или нет красные лампы на шпилях вышки. Поэтому, цепляя крокодилы к проводам, я старался не касаться оголённых частей <text:span text:style-name="T45">по которым мог течь ток</text:span>.</text:p>
      <text:p text:style-name="P62"/>
      <text:p text:style-name="P62">Кендзи: <text:span text:style-name="T46">Кажется, я всё сделал</text:span>! Только ведь, когда <text:span text:style-name="T46">на вышку</text:span> поднимутся, чтобы зажечь маяк. Это же всё найдут?</text:p>
      <text:p text:style-name="P62">Касуми: <text:span text:style-name="T45">Не найдут.</text:span> <text:span text:style-name="T45">Маяк зажигается не здесь. Он привязан к уличному освещению города, и включится вместе с ним. Сегодня сюда точно никто не поднимется.</text:span></text:p>
      <text:p text:style-name="P63">Кендзи: Ну не сегодня, а вообще? Поднимаются же сюда служащие? Лампы меняют, например.</text:p>
      <text:p text:style-name="P63">Касуми: Ну и что… Мне этот ретранслятор нужен всего на пару часов. А потом, пусть убирают.</text:p>
      <text:p text:style-name="P63">Кендзи: Вот как...</text:p>
      <text:p text:style-name="P63"/>
      <text:p text:style-name="P63">Слова Касуми меня обрадовали. Выходит, всё как я и предполагал. Не собирается Касуми ни с кем болтать по радиосвязи, а ретранслятор нужен только как эксперимент.</text:p>
      <text:p text:style-name="P64"/>
      <text:p text:style-name="P65">Касуми: Осталось только сделать самое сложное… для меня… но простое для вас Танака-сан. Навести антенну ретранслятора на мой дом.</text:p>
      <text:p text:style-name="P65"/>
      <text:p text:style-name="P66">Пока я возился с щитком, Касуми успела привязать свой ретранслятор к перилам ограждения. Она показала мне, какую антенну я должен был направить.</text:p>
      <text:p text:style-name="P66">Дело и в самом деле было плёвое. <text:span text:style-name="T47">Город с башни было видать как на ладони. Я быстро сориентировался по улицам и направил нужную антенну на дом Касуми. Точнее в ту местность, где он должен был стоять. Всё же дом её был маленький, и затерялся среди других строений и деревьев.</text:span></text:p>
      <text:p text:style-name="P66"/>
      <text:p text:style-name="P67">Кендзи: Готово! Что теперь?</text:p>
      <text:p text:style-name="P67">Касуми: Это всё Танака-сан! Большое вам спасибо <text:span text:style-name="T51">Танака-сан</text:span>!</text:p>
      <text:p text:style-name="P67"/>
      <text:p text:style-name="P67">Касуми поклонилась мне. Я заметил что в руках у ней была голубая пластмассовая коробочка, похожая на те, в которые сервируют школьный обед.</text:p>
      <text:p text:style-name="P67"/>
      <text:p text:style-name="P67">Касуми: Вы наверное проголодались, Танака-сан? Не хотите? Я приготовила его сегодня утром. К сожалению, коробочка для еды у меня только одна.</text:p>
      <text:p text:style-name="P67"/>
      <text:p text:style-name="P67">К коробочке, скотчем были приклеены два комплекта палочек для еды. Это что же получается? Мы с Касуми будем вместе есть один школьный обед на двоих? Звучало здорово, я бы от такого ни за что не отказался.</text:p>
      <text:p text:style-name="P67"/>
      <text:p text:style-name="P68"><text:soft-page-break/>Кендзи: Пожалуй да! Что-то я проголодался! Что-то я не подумал, и не взял еды с собой. Хотя и не знал, что идти будем так далеко... А ты не против, Касуми?</text:p>
      <text:p text:style-name="P68">Касуми: Что вы, Танака-сан.</text:p>
      <text:p text:style-name="P68"/>
      <text:p text:style-name="P68">Касуми села на самый край площадки, свесив ноги вниз, сквозь перила ограждения. <text:span text:style-name="T48">Я последовал её примеру. Касуми открыла крышку.</text:span></text:p>
      <text:p text:style-name="P68"/>
      <text:p text:style-name="P69">Касуми: Только не думайте, что я хорошо готовлю, Танака-сан. Если честно, получается у меня не очень.</text:p>
      <text:p text:style-name="P69">Кендзи: Да брось Касуми, выглядит здорово.</text:p>
      <text:p text:style-name="P69"/>
      <text:p text:style-name="P69">Правда выглядело не особо и здорово. Я бы не хуже справился, если бы готовил его сам, а готовил я ужасно. В коробочке Касуми не было ничего особенного. Самый обычный рис, нарезанные овощи, сосиски и варёные яйца. <text:span text:style-name="T49">Одно яйцо даже было плохо почищено, на нем остались скорлупки. Я решил, что первым делом выхвачу это яйцо, чтобы Касуми не съела его сама. Скрою от неё эту маленькую её оплошность. Хотя, для слепой девушки, сделать даже такой простенький обед, уже подвиг.</text:span></text:p>
      <text:p text:style-name="P70">Хотя, с плохо очищенным яйцом разобраться я решил позже. В коробке Касуми, посреди риса, обнаружился явно несъедобный предмет. Сначала я решил, что Касуми зачем-то бросила в рис оливку. Но глянув получше, понял что это совсем не оливка! Когда я вынул этот странный предмет из коробочки, оказалось что это какое-то стеклянное устройство с кучей ножек. Да уж! Ну и сюрприз! Я швырнул непонятную штуковину подальше.</text:p>
      <text:p text:style-name="P71">Всё остальное время, пока мы ели, я старался следить, чтобы никаких других сюрпризов мне или Касуми не попалось. Вообще, вкус у еды, приготовленной Касуми был посредственный. Наверное я уже привык к тому, что Айко здорово готови<text:span text:style-name="T50">ла</text:span> и поэтому привереднича<text:span text:style-name="T50">л</text:span>. </text:p>
      <text:p text:style-name="P71">Но в любом случае, даже несмотря на вкус и опасные предметы в ней, я почувствовал ту самую романтическую атмосферу, когда парень и девушка едят школьный завтрак на крыше. У меня конечно такого никогда не было. Да и вообще, в школьные годы я жрал в столовой, и обедов на крыше у меня не было, даже наедине с самим собой. Не <text:span text:style-name="T50">понесёшь</text:span> же еду из столовой — на крышу? <text:span text:style-name="T50">А сейчас, можно сказать награда за все годы страданий. Эта вышка же ничем не хуже крыши. А вид отсюда даже лучше. Эх… Надо бы не облажаться и не сказать случайно Касуми про то, какой прекрасный отсюда вид.</text:span></text:p>
      <text:p text:style-name="P191">Когда наш обед на высоте закончился, Касуми собрала столовые предметы обратно в ящик для еды. Я поспешил поблагодарить её за обед.</text:p>
      <text:p text:style-name="P191"/>
      <text:p text:style-name="P191">Кендзи: Спасибо касуми. очень вкусно!</text:p>
      <text:p text:style-name="P191"/>
      <text:p text:style-name="P191">Хотя сказать по правде, ничего особенного. Айко готовит намного лучше. Хотя, наверное для слепого готовить хотя-бы так — уже большое достижение.</text:p>
      <text:p text:style-name="P191"/>
      <text:p text:style-name="P191">Касуми: Вам спасибо Танака-сан. Я бы не справилась одна.</text:p>
      <text:p text:style-name="P191">Кендзи: Ну… для меня ничего сложного. Надеюсь я ничего не напутал и твой ретранслятор заработает.</text:p>
      <text:p text:style-name="P191">Касуми: Я тоже надеюсь что заработает. И что он услышит.</text:p>
      <text:p text:style-name="P192">Кендзи: Он?! Кто он?</text:p>
      <text:p text:style-name="P193">Опять мой рот меня подвёл. Я выпалил последнюю фразу так поспешно и с таким испугом, что даже полный идиот понял что я ревную. И конечно же я ревновал, какой ещё «он» и зачем ему нужно что услышать?</text:p>
      <text:p text:style-name="P194">Касуми ответила не сразу, она держалась за металлические перила и смотрела куда-то вдаль, в сторону города, в сторону моря.</text:p>
      <text:p text:style-name="P194"/>
      <text:p text:style-name="P194"><text:soft-page-break/>Касуми: Он. Бог.</text:p>
      <text:p text:style-name="P195">Кендзи: <text:span text:style-name="T454">А-а</text:span> бог!</text:p>
      <text:p text:style-name="P195"/>
      <text:p text:style-name="P382"><text:span text:style-name="T222">Наверное я слишком обрадовался тому, что узнал кто такой «он». Я опять не сдержал эмоций, </text:span><text:span text:style-name="T223">и Касуми наверняка прочитала их как открытую книгу</text:span><text:span text:style-name="T222">. Я поспешил добавить что-то, чтобы отвести от себя подозрения.</text:span></text:p>
      <text:p text:style-name="P196"/>
      <text:p text:style-name="P196">Кендзи: Опять ты про эту ерунду, Касуми!</text:p>
      <text:p text:style-name="P196"/>
      <text:p text:style-name="P197">Наверное я переиграл но это единственный вариант что пришел мне в голову.</text:p>
      <text:p text:style-name="P197"/>
      <text:p text:style-name="P197">Касуми: Это не ерунда. Разве вы сами не верите в него? Танака-сан?</text:p>
      <text:p text:style-name="P197">Кендзи: Я? <text:span text:style-name="T455">Нет</text:span>!</text:p>
      <text:p text:style-name="P197">Касуми: Разве вы не боитесь его?</text:p>
      <text:p text:style-name="P198">Кендзи: Я? Боюсь?</text:p>
      <text:p text:style-name="P198"/>
      <text:p text:style-name="P199">Единственный страх, что преследовал меня на этой башне — это страх высоты. Я может быть и боялся бы бога, если бы оказался на этой башне во время грозы. Но стоя под голубым безоблачным небом <text:span text:style-name="T456">и слушая мерное щебетание птиц и шум деревьев — никакого бога я совершенно не боялся.</text:span></text:p>
      <text:p text:style-name="P199"/>
      <text:p text:style-name="P200">Кендзи: Не боюсь я бога.</text:p>
      <text:p text:style-name="P201">Касуми: Вот как? Тогда…</text:p>
      <text:p text:style-name="P201"/>
      <text:p text:style-name="P201">Касуми развернулась ко мне и протянула руку. <text:span text:style-name="T463">И внезапно улыбнулась.</text:span></text:p>
      <text:p text:style-name="P201"/>
      <text:p text:style-name="P201">Касуми: Вот, возьмите!</text:p>
      <text:p text:style-name="P201"/>
      <text:p text:style-name="P383"><text:span text:style-name="T224">Касуми протянула мне разжатую ладонь, но ладонь была пуста</text:span><text:span text:style-name="T225">.</text:span></text:p>
      <text:p text:style-name="P202"/>
      <text:p text:style-name="P202">Кендзи: Взять?</text:p>
      <text:p text:style-name="P202">Касуми: <text:span text:style-name="T458">Н</text:span>у да. Берите!</text:p>
      <text:p text:style-name="P202"/>
      <text:p text:style-name="P204"><text:span text:style-name="T457">Я слегка испугался, не напекло ли Касуми голову. Слишком уж странно она себя вела сегодня. </text:span>В руке у Касуми ничего не было. Я даже и не знал что делать. Стоит ли подыграть и в самом деле взять что-то несуществующее из её рук.</text:p>
      <text:p text:style-name="P203"/>
      <text:p text:style-name="P203">Кендзи: Эм.. но тут ничего нет. Ничего нет Касуми!</text:p>
      <text:p text:style-name="P203">Касуми: В смысле ничего нет? Возьмите мою руку, Танака-сан.</text:p>
      <text:p text:style-name="P205">Кендзи: Ру… руку?</text:p>
      <text:p text:style-name="P205"/>
      <text:p text:style-name="P206">Какое-то совсем странное предложение. Почему руку?</text:p>
      <text:p text:style-name="P203"/>
      <text:p text:style-name="P207">Кендзи: З... зачем? </text:p>
      <text:p text:style-name="P207">Касуми: Как зачем? Разве вы не хотите взять мою руку?</text:p>
      <text:p text:style-name="P208"/>
      <text:p text:style-name="P211">Предложение Касуми взять её руку, стало для меня совершенно неожиданным. <text:span text:style-name="T459">Я не понимал его смысл. Зачем вдруг? У Касуми в самом деле проблемы с головой? Или это такая шутка? Или может быть это всерьёз? Должен ли я брать руку?! </text:span><text:span text:style-name="T460">Что будет если возьму? </text:span><text:span text:style-name="T461">Вдруг ничего хорошего? </text:span></text:p>
      <text:p text:style-name="P211"/>
      <text:p text:style-name="P209">Кендзи: Я? Нет!</text:p>
      <text:p text:style-name="P208"><text:soft-page-break/>Касуми: Но почему?</text:p>
      <text:p text:style-name="P210">Кендзи: Не знаю…</text:p>
      <text:p text:style-name="P210"/>
      <text:p text:style-name="P384"><text:span text:style-name="T226">Нет, </text:span><text:span text:style-name="T227">говорить</text:span><text:span text:style-name="T226"> просто «не знаю» нельзя. </text:span><text:span text:style-name="T227">Надо сказать что-то </text:span><text:span text:style-name="T228">внятное</text:span><text:span text:style-name="T226">. Я </text:span><text:span text:style-name="T227">постарался</text:span><text:span text:style-name="T226"> подавить дрожь в голосе.</text:span></text:p>
      <text:p text:style-name="P212"/>
      <text:p text:style-name="P212">Кендзи: Не хочу! <text:span text:style-name="T462">Я просто не хочу!</text:span></text:p>
      <text:p text:style-name="P213">Касуми: Вот как… <text:span text:style-name="T464">ну ладно.</text:span></text:p>
      <text:p text:style-name="P213"/>
      <text:p text:style-name="P213">Касуми опустила руку <text:span text:style-name="T465">и перестала улыбаться.</text:span></text:p>
      <text:p text:style-name="P213"/>
      <text:p text:style-name="P214">Касуми: Тогда <text:span text:style-name="T466">пойдёмте</text:span> обратно. Танака-сан.</text:p>
      <text:p text:style-name="P214"/>
      <text:p text:style-name="P385"><text:span text:style-name="T229">Спускался вниз я как в тумане. Не от страха высоты а от непонимания чего же хотела от меня Касуми. Была ли это шутка? Была ли это странность? Было ли это признание? Ну в самом деле что можно ожидать от этой странной </text:span><text:span text:style-name="T232">девчёнки</text:span><text:span text:style-name="T229">? Вдруг она так предлагала мне встречаться с ней? Поэтому </text:span><text:span text:style-name="T230">хотела чтобы я взял</text:span><text:span text:style-name="T229"> свою руку. </text:span><text:span text:style-name="T230">А я не взял? И что же теперь будет?</text:span><text:span text:style-name="T231"> Я же не виноват что не распознал этот тайный знак.</text:span></text:p>
      <text:p text:style-name="P386"><text:span text:style-name="T231">На всякий случай я успокоил себя тем, что когда в следующий раз Касуми выкинет такую штуку — я возьму её за руку совершенно точно. </text:span><text:span text:style-name="T232">Пусть даже это шутка, я тоже пошучу. Схвачу её руку и пусть знает что я не из робкого десятка. В этот раз я замешкался и проиграл, но </text:span><text:span text:style-name="T233">ладно,</text:span><text:span text:style-name="T232"> в следующий раз исправлюсь. </text:span><text:span text:style-name="T234">Ничего же</text:span><text:span text:style-name="T232"> не будет если я возьму Касуми за руку? Она же сама просила? Даже если это и шутка, то слишком опасная! Может это флирт?</text:span></text:p>
      <text:p text:style-name="P326"><text:span text:style-name="T95">Когда мы спустились с кошачьей горы и вернулись на улицы города, я вспомнил о поджидающей меня опасности. Наверняка этот чокнутый фанат Касуми, что отправил мне записку, расклеил ещё плакатов. Но похоже это было не так, своих портретов, висящих на улице я больше не увидел. Скорее всего парень этот расклеивал их ночью, пока никто не видел. Ну, по крайней мере те что попались по нашему маршруту, я уничтожил. Может быть это </text:span><text:span text:style-name="T96">было не зря</text:span><text:span text:style-name="T95">, и никто не сдаст меня в полицию как </text:span><text:span text:style-name="T97">преступника.</text:span></text:p>
      <text:p text:style-name="P327"><text:span text:style-name="T98">Через некоторое время, я и Касуми</text:span><text:span text:style-name="T99"> вновь оказались возле автоматов по продаже мороженного и газировки. </text:span><text:span text:style-name="T98">Т</text:span><text:span text:style-name="T99">ех самых, где я нашёл первое объявление. В этот раз, стекло автомата было чистым, ничего к нему не было приклеено. Я вспомнил о том, что обещал Касуми купить напитков, раз уж она забыла свой термос с ч</text:span><text:span text:style-name="T100">а</text:span><text:span text:style-name="T99">ем дома. Касуми не стала возражать, похоже, после такой длительной прогулки её мучила жажда.</text:span></text:p>
      <text:p text:style-name="P97">Я тщательно осмотрел автомат со всех сторон, мало ли, ещё где на него наклеена моя рожа. Потёр стекло ладонью, но нет, ничего тут не было. На нём остались только остатки скотча.</text:p>
      <text:p text:style-name="P111"><text:span text:style-name="T73">На всякий случай, я заглянул за угол здания, чтобы проверить нет ли чего </text:span><text:span text:style-name="T74">с той стороны</text:span><text:span text:style-name="T73">. Не спрятался ли </text:span><text:span text:style-name="T75">там</text:span><text:span text:style-name="T73"> мой соперник.</text:span></text:p>
      <text:p text:style-name="P97"/>
      <text:p text:style-name="P98">Ба-бах!</text:p>
      <text:p text:style-name="P98"/>
      <text:p text:style-name="P99">Что-то ударилось о мою грудь, да с такой силой что у меня сбило дыхание. Ну прямо как баскетбольный мяч со всей силы бросили. Но это был не мяч. Я с кем то столкнулся. А точнее, я столкнулся с какой-то девчонкой. А точнее — с Айко.</text:p>
      <text:p text:style-name="P125">Кендзи: Ого! Айко, ты чего тут делаешь?</text:p>
      <text:p text:style-name="P126"/>
      <text:p text:style-name="P328"><text:span text:style-name="T101">Я испугался, когда понял что столкнулся с собственной сестрой. За углом, всего в нескольких метрах от нас стояла Касуми. Не очень хотелось показывать её </text:span><text:span text:style-name="T102">Айко</text:span><text:span text:style-name="T101">. Да, </text:span><text:span text:style-name="T102">моя младшая сестра</text:span><text:span text:style-name="T101"> теперь поймёт что я не извращенец и мы с Касуми дружим по настоящему. Но чёрт её знает, ещё сболтнёт что-то про меня при Касуми. Нет, не надо чтобы они познакомились. Не сейчас.</text:span></text:p>
      <text:p text:style-name="P124"><text:soft-page-break/><text:span text:style-name="T76">А</text:span><text:span text:style-name="T77">йко сидела на асфальте и испуганно глядела на меня. В руках у неё была стопка бумаги. Несколько листков выпали из </text:span><text:span text:style-name="T78">этой </text:span><text:span text:style-name="T77">стопки и лежали на асфальте. Это были мои портреты с надписью «Внимание! Извращенец!», один в один как те, что я срывал по пути на </text:span><text:span text:style-name="T79">к</text:span><text:span text:style-name="T77">ошачью гору.</text:span></text:p>
      <text:p text:style-name="P127">Похоже вся эта упитанная пачка бумаги — это лживые объявления про меня извращенца. Почему Айко держит их в руках? Откуда они у ней? Неужели это она клеила их?!</text:p>
      <text:p text:style-name="P100"/>
      <text:p text:style-name="P101"><text:span text:style-name="T77">К</text:span>ендзи: Так вот значит как… похоже что дело раскрыто!</text:p>
      <text:p text:style-name="P101"/>
      <text:p text:style-name="P101">Айко пропищала что-то нечленораздельное и крепче сжала листки бумаги в руках.</text:p>
      <text:p text:style-name="P101"/>
      <text:p text:style-name="P102">Кендзи: Тебе не кажется, что твои шуточки зашли слишком далеко?</text:p>
      <text:p text:style-name="P102">Айко: К-какие ещё шуточки?</text:p>
      <text:p text:style-name="P112"><text:span text:style-name="T80">Кендзи: Записку значит тоже ты </text:span><text:span text:style-name="T81">подделала</text:span><text:span text:style-name="T80">?</text:span></text:p>
      <text:p text:style-name="P104">Айко: Чего?! <text:span text:style-name="T82">Записку? </text:span><text:span text:style-name="T410">Какую записку? Вчерашнюю что-ли?</text:span></text:p>
      <text:p text:style-name="P113"><text:span text:style-name="T82">К</text:span>ендзи: <text:span text:style-name="T83">Ну да. Ясно же, что женской рукой это написано. Почерк… чучело… </text:span>Эх Айко... и как я сразу не догадался! И как тебе такое в голову пришло? А главное <text:span text:style-name="T83">зачем</text:span>?</text:p>
      <text:p text:style-name="P114"><text:span text:style-name="T83">Айко: </text:span><text:span text:style-name="T410">Чего?! </text:span><text:span text:style-name="T83">Да я… Как ты вообще мог такое подумать! Я </text:span><text:span text:style-name="T84">тут </text:span><text:span text:style-name="T83">пол дня бегаю по городу с этими…</text:span></text:p>
      <text:p text:style-name="P103">Кендзи: <text:span text:style-name="T68">Ага, с этими! </text:span>Додумалась же до такого! И сколько уже успела наклеить?</text:p>
      <text:p text:style-name="P103">Айко: Наклеить?! <text:span text:style-name="T84">Ты что сдурел? Это не моё!</text:span></text:p>
      <text:p text:style-name="P115"><text:span text:style-name="T84">Кендзи: Пффф… </text:span><text:span text:style-name="T78">И ты мне это говоришь, держа в руках целую стопку улик?</text:span></text:p>
      <text:p text:style-name="P105">Айко: Я ничего не клею! Это не моё, придурок!</text:p>
      <text:p text:style-name="P105"/>
      <text:p text:style-name="P106">Надо же как всё обернулось. Видимо и в самом деле никакого парня Касуми не существовало. Всё это <text:span text:style-name="T85">были </text:span>проделки Айко. Меня это несколько обрадовало, хотя своего несуществующего соперника к концу дня я уже нисколечко не боялся. Но всё равно, пока не узнаешь своего врага в лицо, надо держать ухо востро. <text:span text:style-name="T86">Но теперь то мне всё ясно!</text:span></text:p>
      <text:p text:style-name="P106"/>
      <text:p text:style-name="P106">Кендзи: Ну конечно, конечно не твоё!</text:p>
      <text:p text:style-name="P106"/>
      <text:p text:style-name="P106">Я вздохнул и покачал головой.</text:p>
      <text:p text:style-name="P106"/>
      <text:p text:style-name="P106">Кендзи: То-то ты так всем этим заинтересовалась. Тебе что, завидно стало? <text:span text:style-name="T69">Ничего не понимаю…</text:span></text:p>
      <text:p text:style-name="P106"/>
      <text:p text:style-name="P107">Айко вскочила на ноги. </text:p>
      <text:p text:style-name="P107"/>
      <text:p text:style-name="P107">Айко: Я говорю тебе, не клеила я эту чушь! Ты не так всё понял!</text:p>
      <text:p text:style-name="P107">Кендзи: Аг<text:span text:style-name="T453">а</text:span>, не так понял. <text:span text:style-name="T72">Ну давай, ври, придумывай доказательства!</text:span></text:p>
      <text:p text:style-name="P107"/>
      <text:p text:style-name="P107">Айко сжала кулаки и процедила сквозь зубы.</text:p>
      <text:p text:style-name="P107"/>
      <text:p text:style-name="P116"><text:span text:style-name="T69">Айко: Да пошёл ты к чёрту! Ещё </text:span><text:span text:style-name="T87">бы </text:span><text:span text:style-name="T69">мне что-то хотелось тебе доказывать. Я тут пол дня бегаю по городу, срываю плакаты с твоей рожей. Ну и плевать мне на тебя! Пускай забирают в полицию, извращен</text:span><text:span text:style-name="T87">ец чертов</text:span><text:span text:style-name="T69">! Говорила же тебе, не лезь дурак, </text:span><text:span text:style-name="T87">сиди дома</text:span><text:span text:style-name="T69">! </text:span><text:span text:style-name="T87">Чтобы я ещё…</text:span></text:p>
      <text:p text:style-name="P108"/>
      <text:p text:style-name="P117"><text:span text:style-name="T87">Сестра не договорила и бросила пачку бумаги в мою сторону. Листики зашуршали и разлетелись по всей улице. Сама же Айко, развернулась и бросилась бежать прочь от меня. Я </text:span><text:soft-page-break/><text:span text:style-name="T87">подумал окликнуть её, но </text:span><text:span text:style-name="T70">кричать на всю улицу</text:span><text:span text:style-name="T87"> не хотелось. За углом, всего в нескольких метрах стояла Касуми, надеюсь она </text:span><text:span text:style-name="T70">этот разговор не услышала?</text:span></text:p>
      <text:p text:style-name="P118"><text:span text:style-name="T70">Бежать вслед за Айко я тоже не решился. Пока на улице не появились </text:span><text:span text:style-name="T71">случайные прохожие</text:span><text:span text:style-name="T70">, я побыстрее собрал разбросанные её бумаги, скомкал их в один бумажный ком и бросил в урну.</text:span></text:p>
      <text:p text:style-name="P109"/>
      <text:p text:style-name="P110">Кендзи: Айко, вот чертовка. И что на неё нашло?</text:p>
      <text:p text:style-name="P110"/>
      <text:p text:style-name="P322"><text:span text:style-name="T89">Возможно</text:span><text:span text:style-name="T90"> </text:span><text:span text:style-name="T89">что</text:span><text:span text:style-name="T90"> я был не прав. </text:span><text:span text:style-name="T89">Возможно что и в самом деле она срывала плакаты, и набрала их полную пачку. Ну что бы </text:span><text:span text:style-name="T103">ещё</text:span><text:span text:style-name="T89"> она сделала, если бы увидела на улице такое безобразие? Но в то же время история с парнем тоже выглядела неправдоподобно. Могла Айко и записку подделать и плакаты расклеить. Но зачем ей это нужно? Не понятно.</text:span></text:p>
      <text:p text:style-name="P128"/>
      <text:p text:style-name="P128">* <text:s/>* <text:s/>*</text:p>
      <text:p text:style-name="P129"/>
      <text:p text:style-name="P329"><text:span text:style-name="T104">И весь оставшийся путь к дому Касуми я пытался это понять, но так и не смог.</text:span><text:span text:style-name="T105"> Уже на улице где жила Касуми, я </text:span><text:span text:style-name="T104">отвлёкся от своих мыслей и</text:span><text:span text:style-name="T105"> заметил, как в уличных фонарях зажглись еле заметные искорки. Я обернулся в сторону кошачьей горы. На вышке горели красные фонари.</text:span></text:p>
      <text:p text:style-name="P72"/>
      <text:p text:style-name="P72">Кендзи: Кажется заработал маяк!</text:p>
      <text:p text:style-name="P72">Касуми: Очень хорошо, и ждать не пришлось. Вы хотите зайти на чай, Танака-сан?</text:p>
      <text:p text:style-name="P72">Кендзи: Я бы не отказался.</text:p>
      <text:p text:style-name="P72">Действительно, как я мог отказаться от предложения выпить чаю в доме Касуми. Хотя, встречаться с её тёткой не очень то и хотелось.</text:p>
      <text:p text:style-name="P72">Но к счастью для меня, Миур<text:span text:style-name="T443">ы</text:span>-сан дома не оказалось. <text:span text:style-name="T52">Телевизор был выключен, столик с выпивкой и закуской — задвинут в угол комнаты. Дома без этой женщины, было непривычно тихо. И мне показалось, что сигаретами здесь пахло не так сильно.</text:span></text:p>
      <text:p text:style-name="P72"/>
      <text:p text:style-name="P73">Кендзи: Может быть мне помочь тебе с чаем? Касуми?</text:p>
      <text:p text:style-name="P73">Касуми: Эмм… Если вы не возражаете Танака-сан. Может быть мы сначала проверим ретранслятор?</text:p>
      <text:p text:style-name="P73"/>
      <text:p text:style-name="P73">Я понимал, как сильно Касуми хотелось узнать, удался ли её эксперимент. Если честно, я и сам был заинтересован, как мы справились. Всё-таки я внёс серьёзный вклад в это дело.</text:p>
      <text:p text:style-name="P73"/>
      <text:p text:style-name="P73">Кендзи: Конечно, чай подождёт. Мне и самому интересно.</text:p>
      <text:p text:style-name="P73"/>
      <text:p text:style-name="P74">Как только мы оказались на верхнем этаже, Касуми тут же заняла своё рабочее место. Она включала и настраивала приборы, стоящие на и под столом. Рылась в куче барахла на столе, и доставала из него различные непонятные мне приспособления. Впрочем, последняя вещь, что возникла у Касуми в руках, была мне знакома — это был микрофон. Очень похожий на микрофон для караоке, который я так рьяно искал позавчера.</text:p>
      <text:p text:style-name="P74">Держа микрофон в одной руке, Касуми принялась крутить ручку на стареньком кассетном магнитофоне, стоящем на столе. Крутила Касуми ручку для выбора радиостанции. Вот только радио слышно не было, вместо голосов диктора, песен и рекламы из динамика доносился равномерный стук. Я не утерпел и спросил.</text:p>
      <text:p text:style-name="P74"/>
      <text:p text:style-name="P74">Кендзи: Ну, как? Работает?</text:p>
      <text:p text:style-name="P74">Касуми: Ещё не ясно. Сейчас выйду на нужную волну. Сейчас тут только пульсары.</text:p>
      <text:p text:style-name="P74">Кендзи: Что? Пульсары?</text:p>
      <text:p text:style-name="P74"><text:soft-page-break/></text:p>
      <text:p text:style-name="P75">Касуми не ответила. Она продолжала крутить ручку магнитофона а стук, доносящийся из динамика, был то громче, то тише. Но вдруг этот зловещий стук прервало шипение и гул. Тогда Касуми поднесла микрофон вплотную к динамику магнитофона. Раздался писк, сначала слабый, но за пару секунд он перерос в оглушительный свист. Касуми крутила микрофон в руках, крутила ручку радиоприёмника, а свист всё нарастал.</text:p>
      <text:p text:style-name="P75">И вдруг — всё прекратилось. Шум и свист стихли. Вновь послышался равномерный стук. Касуми убрала микрофон от динамика и принялась крутить ручку выбора станции в два раза быстрее чем прежде. Магнитофон продолжал стучать.</text:p>
      <text:p text:style-name="P75"/>
      <text:p text:style-name="P76">Кендзи: Работает?</text:p>
      <text:p text:style-name="P76"/>
      <text:p text:style-name="P332"><text:span text:style-name="T106">Хрясь!</text:span><text:span text:style-name="T107"> Касуми наотмашь ударила микрофоном об стол. Сетка микрофона улетела вверх как пробка от шампанского. Приборы на столе подпрыгнули а магнитофон возмущенно крякнул. Всякая мелочь посыпалась со стола на пол.</text:span></text:p>
      <text:p text:style-name="P77"/>
      <text:p text:style-name="P77">Кендзи: Эй! Эй Касуми... ты чего?</text:p>
      <text:p text:style-name="P77"/>
      <text:p text:style-name="P77">Касуми не ответила. Она бросила остатки микрофона на пол. Аккуратно положила руки на стол. Я заметил, как по пальцам <text:span text:style-name="T54">её правой руки </text:span>течёт кровь.</text:p>
      <text:p text:style-name="P77"/>
      <text:p text:style-name="P77">Кендзи: Касуми, у тебя кровь идёт!</text:p>
      <text:p text:style-name="P77"/>
      <text:p text:style-name="P78">Касуми: Он не работает… Всё было зря.</text:p>
      <text:p text:style-name="P78">Кендзи: Ретранслятор? Не работает?</text:p>
      <text:p text:style-name="P78"/>
      <text:p text:style-name="P78">Касуми сидела за столом и не поворачивалась в мою сторону. Плечи её вздрагивали, <text:span text:style-name="T55">дыхание было резким и сбивчивым, голос — злым.</text:span></text:p>
      <text:p text:style-name="P78"/>
      <text:p text:style-name="P79">Касуми: Столько времени потрачено впустую! Ничего не получилос<text:span text:style-name="T411">ь</text:span>. <text:span text:style-name="T411">Н</text:span>ичего.</text:p>
      <text:p text:style-name="P80">Кендзи: Да брось Касуми! Почему впустую? Ну можно же что-то сделать!</text:p>
      <text:p text:style-name="P80"/>
      <text:p text:style-name="P80">Хотя, я не представлял что здесь можно сделать. Единственное что я мог сделать, и что мне хотелось сделать — положить свои ладони на вздрагивающие плечи Касуми. Но я боялся это сделать, да и мог бы я успокоить её таким образом а не разозлить?</text:p>
      <text:p text:style-name="P80"/>
      <text:p text:style-name="P80">Касуми: Ничего не выйдет! Ничего нельзя сделать!</text:p>
      <text:p text:style-name="P119">Кендзи: Может всё не так плохо? Может я могу чем-то помочь?</text:p>
      <text:p text:style-name="P119">Касуми: Нет. Ничего не выйдет. Нужно было сразу понять, что задумка дурацкая.</text:p>
      <text:p text:style-name="P119">Кендзи: Ну почему же дурацкая? Может быть сходим туда еще раз? А Касуми? Завтра? На кошачью гору? Можно даже не пешком, <text:span text:style-name="T409">можно такси вызвать.</text:span></text:p>
      <text:p text:style-name="P119"/>
      <text:p text:style-name="P119">Касуми встала из-за стола и наконец повернулась ко мне.</text:p>
      <text:p text:style-name="P119"/>
      <text:p text:style-name="P323"><text:span text:style-name="T88">Касуми: </text:span><text:span text:style-name="T91">Нет. Довольно. Скажите, Танака-сан сколько я должна вам за тележку, за мороженное и за всё остальное? Я скажу тёте, и она отдаст вам деньги.</text:span></text:p>
      <text:p text:style-name="P120">Кендзи: Э? Касуми ты чего?</text:p>
      <text:p text:style-name="P120">Кендзи: Так сколько?</text:p>
      <text:p text:style-name="P120">Кендзи: Конечно же нисколько. Я же всё это делал просто так.</text:p>
      <text:p text:style-name="P120">Касуми: Прекрасно! Ну так вот, помощь ваша больше не требуется!</text:p>
      <text:p text:style-name="P120"/>
      <text:p text:style-name="P120"><text:soft-page-break/>Касуми нахмурилась и сжала кулаки. Её невидящие глаза смотрели исподлобья прямо на меня.</text:p>
      <text:p text:style-name="P120"/>
      <text:p text:style-name="P120">Касуми: Танака-сан! Пожалуйста оставьте меня одну. Пожалуйста!</text:p>
      <text:p text:style-name="P333"><text:span text:style-name="T91">Кендзи: </text:span><text:span text:style-name="T108">Э? Но почему?</text:span></text:p>
      <text:p text:style-name="P130">Касуми: Пожалуйста! Оставьте меня!</text:p>
      <text:p text:style-name="P120"/>
      <text:p text:style-name="P333"><text:span text:style-name="T109">Касуми схватилась за голову и заскрипела зубами. </text:span><text:span text:style-name="T115">Теперь и её лицо было испачкано кровью.</text:span><text:span text:style-name="T109"> </text:span><text:span text:style-name="T91">Я отступил от </text:span><text:span text:style-name="T110">девушки</text:span><text:span text:style-name="T91"> на два шага и оказался перед </text:span><text:span text:style-name="T110">лестницей.</text:span></text:p>
      <text:p text:style-name="P120"/>
      <text:p text:style-name="P120">Кендзи: <text:span text:style-name="T412">Ладно, ладно, я ухожу… н</text:span>о... что же завтра?</text:p>
      <text:p text:style-name="P120">Касуми: Завтра? Ничего! Оставьте меня в покое Танака-сан!</text:p>
      <text:p text:style-name="P120"/>
      <text:p text:style-name="P371"><text:span text:style-name="T200">Последние слова Касуми прокричала. Такого я от неё не ожидал, и от испуга проскочил по лестнице на первый этаж.</text:span><text:span text:style-name="T92"> </text:span><text:span text:style-name="T93">Похоже что </text:span><text:span text:style-name="T199">Миура</text:span><text:span text:style-name="T93">-сан вернулась домой и вновь сидела на своём месте перед телевизором. Наверняка она слышала крики Касуми. Я решил не задерживаться на первом этаже, быстренько натянул на ноги обувь и выскочил на улицу.</text:span></text:p>
      <text:p text:style-name="P334"><text:span text:style-name="T197">Двор дома я тоже миновал как можно быстрее</text:span><text:span text:style-name="T112">, чтобы не попасть </text:span><text:span text:style-name="T198">в руки</text:span><text:span text:style-name="T112"> </text:span><text:span text:style-name="T197">Миур</text:span><text:span text:style-name="T201">ы</text:span><text:span text:style-name="T197">-сан</text:span><text:span text:style-name="T112">. Вдруг она бросится вслед за мной и </text:span><text:span text:style-name="T197">потребует</text:span><text:span text:style-name="T112"> рассказать что случилось. </text:span><text:span text:style-name="T111">Почему её племянница так раскричалась. Почему у неё кровь… Ужас, тут можно подумать всё что угодно!</text:span></text:p>
      <text:p text:style-name="P334"><text:span text:style-name="T113">Да</text:span><text:span text:style-name="T112"> я и сам не понял что случилось. Почему </text:span><text:span text:style-name="T114">Касуми</text:span><text:span text:style-name="T112"> вдруг так поменялась и накричала на меня? Я же не виноват?</text:span></text:p>
      <text:p text:style-name="P121">Особенно ужасно было слышать её слова о том, что моя помощь больше ей не требовалась. Это что же получается? Всё, больше я с Касуми не увижусь? А я думал что всё наладилось, что у нас сегодня было настоящее свидание. А завтра, может будет <text:span text:style-name="T442">ещё</text:span> одно. Сходим в кафе или прогуляемся в парке… Эх… И что теперь? Ничего этого уже не случится?</text:p>
      <text:p text:style-name="P122">Все мои мечты рухнули за какое-то мгновение. Я чувствовал себя прямо как вчера, когда Айко сунула мне записку. Только вчера, у меня ещё была надежда, а теперь её не было.</text:p>
      <text:p text:style-name="P122"/>
      <text:p text:style-name="P122">Кендзи: Вот чёрт!</text:p>
      <text:p text:style-name="P122"/>
      <text:p text:style-name="P335"><text:span text:style-name="T116">Злобно прошептал я, и с ненавистью посмотрел на окна домов, на закатное небо, на кошачью гору. </text:span><text:span text:style-name="T117">Огни</text:span><text:span text:style-name="T116"> вышки были едва заметны на фоне красного неба. Я погрозил </text:span><text:span text:style-name="T117">им</text:span><text:span text:style-name="T116"> кулаком. Где-то там, на вершине висел грёбанный передатчик, который не </text:span><text:span text:style-name="T118">включился</text:span><text:span text:style-name="T116"> а я получал теперь по полной программе за все его грехи.</text:span></text:p>
      <text:p text:style-name="P123"/>
      <text:p text:style-name="P123">Кендзи: Это всё ты виноват скотина!</text:p>
      <text:p text:style-name="P123"/>
      <text:p text:style-name="P324"><text:span text:style-name="T88">Я </text:span><text:span text:style-name="T202">ещё</text:span><text:span text:style-name="T88"> раз пригрозил кулаком, но уже не вышке а передатчику, который установил там собственными руками. </text:span><text:span text:style-name="T94">Если бы эта железяка сработала правильно, сейчас я бы здесь не стоял а пил бы с Касуми чай. Эх, а мне показалось, у нас с ней всё так удачно складывалось!</text:span></text:p>
      <text:p text:style-name="P325"><text:span text:style-name="T94">Я </text:span><text:span text:style-name="T88">продолжал смотреть на кошачью гору, на огни вышки, и всё думал об ретрансляторе Касуми. </text:span><text:span text:style-name="T202">Д</text:span><text:span text:style-name="T88">умал, а правильно ли я всё сделал, правильно ли всё подключил? Мог же и ошибиться по незнанию! А если всё исправить, может быть Касуми оттает и я снова смогу сойтись с ней? Главное, чтобы передатчик заработал! И я это сделаю! Прямо сейчас пойду туда и всё сделаю!</text:span></text:p>
      <text:p text:style-name="P506"><text:span text:style-name="T405">Надо было мне вызвать такси, но я пошёл пешком. Хотелось мне оттянуть этот момент. Не знал я, как снова поднимусь на эту вышку. Один, ночью, в темноте. В прочем, в темноте наверное лезть на высоту проще, не видно ничего. </text:span><text:span text:style-name="T406">Правда ночью и ветер сильнее, там, наверху.</text:span></text:p>
      <text:p text:style-name="P131"><text:soft-page-break/>Не так страшно было подниматься на вышку, как снова увидеть этот чёртов ретранслятор. Смогу ли я его подключить правильно? А вдруг он вообще нерабочий? Вдруг сама Касуми что-то сделала неправильно? И что с ним делать тогда? Можно попросить помощи у дяди Ватанабэ, но сможет ли он помочь?</text:p>
      <text:p text:style-name="P132">Но больше всего я боялся Касуми. Даже если всё получится, смогу ли я снова подойти к ней? Даже если она успокоится и простит меня, смогу ли я сам победить свою трусость? Как мне это провернуть? Искать её теперь по улицам города или же прийти прямо к ней домой? Надеюсь она объяснит своей тётке, почему кричала, почему поранила руку и вся измазалась в крови? Если нет, мне не поздоровится.</text:p>
      <text:p text:style-name="P336"><text:span text:style-name="T119">Я </text:span><text:span text:style-name="T120">несколько раз останавливался на пути, подумывал о том чтобы бросить всё и пойти домой. Плюнуть на этот ретранслятор, который наверняка не заработает. Плюнуть на Касуми и жить по прежнему. Жить как хикикомори.</text:span></text:p>
      <text:p text:style-name="P337"><text:span text:style-name="T120">Н</text:span><text:span text:style-name="T88">о прошлая жизнь представлялась мне унылой и серой. Что теперь, снова засесть дома и круглые сутки не выходить из комнаты? И так до самой смерти? Ой как не хочется! </text:span><text:span text:style-name="T121">Нет, попробую ещё раз сблизиться с Касуми, если не получится то пожалуйста. Вернусь домой и до скончанья времён оттуда не вылезу. Но вдруг удастся всё поправить?</text:span></text:p>
      <text:p text:style-name="P133"/>
      <text:p text:style-name="P134">* <text:s/>* <text:s/>*</text:p>
      <text:p text:style-name="P135"/>
      <text:p text:style-name="P136">С такими мыслями я двигался по вечернему городу. Взбирался на слабоосвещенную лестницу ведущую к кошачьему храму. Пробирался через лес к радиовышке. Последнее было делать особенно трудно, фонарик в телефоне светил еле как и я несколько раз терял тропинку. В конце концов я запутался обеими ногами в мотках какой-то металлической проволоки и чуть не упал.</text:p>
      <text:p text:style-name="P139"/>
      <text:p text:style-name="P136">Кендзи: Это ещё что за хрень!</text:p>
      <text:p text:style-name="P136"/>
      <text:p text:style-name="P137">Я принялся выпутываться из проволочного капкана. Конструкция, в которой застряли мои ноги показалось мне знакомой. Точно, это же антенна ретранслятора! А вот и он сам!</text:p>
      <text:p text:style-name="P138">Ретранслятор тоже лежал внизу, на земле. И похоже грохнулся он знатно, весь он был помятый, скособоченный, с трещинами на корпусе. Вот значит почему он не работал, свалился он просто напросто да и всё. Меня находка ретранслятора здесь, внизу, обрадовала. Не надо лезть наверх, на вышку.</text:p>
      <text:p text:style-name="P139">Ретранслятор был сломан это очевидно, его нужно было починить. Не стоит наверное нести его в таком виде Касуми. <text:span text:style-name="T413">Тем более что настроение у неё сейчас не очень. Попрошу помощи у дяди Ватанабэ </text:span><text:span text:style-name="T444">и</text:span><text:span text:style-name="T413"> починю его. Установлю его на вышку и подключу как следует. И вернусь к Касуми как настоящий герой!</text:span></text:p>
      <text:p text:style-name="P140">Я взял ретранслятор и принялся осматривать его, чтобы оценить поломки, которые вызвало падение. Один из боков был исписан маркером, странно когда я устанавливал ретранслятор наверху я этих надписей не видел. Что это? Инструкция что ли?</text:p>
      <text:p text:style-name="P141">«Не говори Касуми!» - сообщала первая строчка надписи.</text:p>
      <text:p text:style-name="P141"/>
      <text:p text:style-name="P338"><text:span text:style-name="T122">Кендзи: Э? Не говори Касуми? Что это </text:span><text:span text:style-name="T123">за инструкция такая</text:span><text:span text:style-name="T122">?</text:span></text:p>
      <text:p text:style-name="P141"/>
      <text:p text:style-name="P142">Я прочёл надпись целиком.</text:p>
      <text:p text:style-name="P142"/>
      <text:p text:style-name="P188">«Не говори Касуми. Встретимся после полуночи в школе «Мудрых Лис».»</text:p>
      <text:p text:style-name="P189">«Радиопульсар».</text:p>
      <text:p text:style-name="P142"/>
      <text:p text:style-name="P143">Нет, это была вовсе не инструкция. И написала это не Касуми. И похоже что ретранслятор упал с вышки не сам а ему помогли!</text:p>
      <text:p text:style-name="P143"/>
      <text:p text:style-name="P372"><text:soft-page-break/><text:span text:style-name="T203">Кендзи: Вот </text:span><text:span text:style-name="T204">тебе раз</text:span><text:span text:style-name="T203">!</text:span></text:p>
      <text:p text:style-name="P143"/>
      <text:p text:style-name="P144">И похоже, что написанное здесь должен был прочесть именно я, кто ещё? Касуми слепа, да тут прямо так и написано, не говорить ей! А меня, тот кто написал это вызывает на встречу. Зачем? На переговоры или на дуэль? И зовёт ночью, это что же выходит, надо идти прямо сейчас? И кто же это? Парень Касуми всё-таки существует, <text:span text:style-name="T415">или это опять дело рук Айко</text:span>? Но здесь нет подписи, здесь написано «Радиопульсар». <text:span text:style-name="T414">Почему радиопульсар? Что ещё за радиопульсар?</text:span></text:p>
      <text:p text:style-name="P145">Внезапно зазвонил телефон. Звонила Айко.</text:p>
      <text:p text:style-name="P145"/>
      <text:p text:style-name="P145">Айко: Кендзи? Ты… ты куда пропал?</text:p>
      <text:p text:style-name="P145"/>
      <text:p text:style-name="P146">Звонок Айко был для меня совершенно неожиданным и я ничего не ответил.</text:p>
      <text:p text:style-name="P146"/>
      <text:p text:style-name="P146">Айко: Уже почти полночь а тебя всё нет. Только не говори мне что всё-таки загремел в полицию! Говорила я тебе…</text:p>
      <text:p text:style-name="P146">Кендзи: Айко? Айко это ты скинула ретранслятор с вышки?</text:p>
      <text:p text:style-name="P147">Айко: А? Чего?</text:p>
      <text:p text:style-name="P147">Кендзи: Ретранслятор на вышке, на кошачьей горе! Это ты скинула его оттуда? Или попросила кого? <text:span text:style-name="T417">И ч</text:span>то за радиопульсар? <text:span text:style-name="T416">Почему радиопульсар?</text:span></text:p>
      <text:p text:style-name="P148">Айко: Что? Что ты говоришь Кендзи, я ничего не пойму!</text:p>
      <text:p text:style-name="P148">Кендзи: Айко не прикидывайся дурочкой! Зачем ты это сделала?</text:p>
      <text:p text:style-name="P148">Айко: Я… ты… </text:p>
      <text:p text:style-name="P148"/>
      <text:p text:style-name="P148">Айко замолчала на какое-то время. Но затем, тихо произнесла.</text:p>
      <text:p text:style-name="P148"/>
      <text:p text:style-name="P148">Айко: Ты пьяный, да?</text:p>
      <text:p text:style-name="P149">Кендзи: Я совершенно трезв! <text:span text:style-name="T418">Да и какая разница пьяный я или трезвый?! Это ты сломала ретранслятор? Зачем ты это сделала?</text:span></text:p>
      <text:p text:style-name="P150">Айко: Я совершенно не понимаю о чём ты говоришь! Скажи мне где ты, я приеду за тобой на такси! Нельзя тебе в таком состоянии на улице шататься ночью!</text:p>
      <text:p text:style-name="P150">Кендзи: Айко прекрати придумывать! Я не пил! Зачем ты сломала ретранслятор?</text:p>
      <text:p text:style-name="P340"><text:span text:style-name="T126">Айко: </text:span><text:span text:style-name="T130">Н</text:span><text:span text:style-name="T126">е </text:span><text:span text:style-name="T128">понимаю</text:span><text:span text:style-name="T127"> про что ты говоришь</text:span><text:span text:style-name="T126">. </text:span><text:span text:style-name="T129">Я ничего не ломала.</text:span><text:span text:style-name="T126"> Правда!</text:span></text:p>
      <text:p text:style-name="P150"/>
      <text:p text:style-name="P150">Я не знал врала мне Айко или нет. Лезть на такую высоту и ломать чужие вещи. Ну никак это не было похоже на Айко. Возможно она говорила правду.</text:p>
      <text:p text:style-name="P150"/>
      <text:p text:style-name="P150">Кендзи: А плакаты про меня? Зачем ты их клеила?</text:p>
      <text:p text:style-name="P150">Айко: <text:span text:style-name="T421">Ну вот опять! </text:span>Не клеила я никаких плакатов! <text:span text:style-name="T419">Я их только срывала!</text:span></text:p>
      <text:p text:style-name="P151">Кендзи: Не клеила, правда?</text:p>
      <text:p text:style-name="P151">Айко: Честное слово! Я вышла в магазин — гляжу, а ты на каждом углу висишь. Что мне оставалось делать?</text:p>
      <text:p text:style-name="P151">Кендзи: Допустим я поверил. Но кто же их клеил тогда?</text:p>
      <text:p text:style-name="P151">Айко: Откуда же я знаю?! Разве не парень той девчонки, которую ты преследуешь?</text:p>
      <text:p text:style-name="P151">Кендзи: Никого я не преследую! Это ты себе напридумывала! <text:span text:style-name="T420">И нет никакого парня… А это сумасшедший какой-то.</text:span></text:p>
      <text:p text:style-name="P339"><text:span text:style-name="T124">Айко: </text:span><text:span text:style-name="T125">Пусть</text:span><text:span text:style-name="T124"> не преследуешь, </text:span><text:span text:style-name="T125">пусть нет никакого парня!</text:span><text:span text:style-name="T124"> </text:span><text:span text:style-name="T125">С</text:span><text:span text:style-name="T124">ейчас то ты что делаешь? Где ты? </text:span><text:span text:style-name="T131">Когда вернёшься домой?</text:span></text:p>
      <text:p text:style-name="P151"/>
      <text:p text:style-name="P152">Не хотелось говорить Айко где я. А куда идти мне сейчас я и сам не знал.</text:p>
      <text:p text:style-name="P152"/>
      <text:p text:style-name="P152"><text:soft-page-break/>Кендзи: Я позже приду. Через часик или два, хочу тут <text:span text:style-name="T422">ещё</text:span> прогуляться… с Касуми. У нас же свидание всё-таки.</text:p>
      <text:p text:style-name="P152"/>
      <text:p text:style-name="P153">Наверное зря я приплёл сюда Касуми, но Айко ещё подумает чего. Раз уж я впутался в эту историю, буду отыгрывать роль парня Касуми до конца. Если раньше мне не хотелось признаваться Айко что я познакомился с девушкой, то теперь мне не хотелось <text:span text:style-name="T423">признаваться</text:span> что мы с ней в ссоре.</text:p>
      <text:p text:style-name="P153"/>
      <text:p text:style-name="P154">Айко: Но всё-таки? Может мне вызвать такси и приехать за тобой? Где ты?</text:p>
      <text:p text:style-name="P373"><text:span text:style-name="T205">Кендзи: Айко, прекрати! Я приду домой когда будет нужно, нечего меня туда загонять. Мне уже тридцать лет, знаешь ли! Вот когда захочу пойти домой, тогда и приду. А ты давай спать ложись. Уже поздно знаешь ли! </text:span><text:span text:style-name="T132">Ну </text:span><text:span text:style-name="T206">всё.</text:span><text:span text:style-name="T132"> </text:span><text:span text:style-name="T206">С</text:span><text:span text:style-name="T132">покойной ночи.</text:span></text:p>
      <text:p text:style-name="P155"/>
      <text:p text:style-name="P156">Я поскорее закончил разговор. Спорить с Айко и слушать её уговоры можно вечно, но мне это не нужно. Сейчас мне нужно понять, что делать с надписями на ретрансляторе. Следовать инструкции, что на нём написана? Или, как Айко говорит, пойти сейчас домой?</text:p>
      <text:p text:style-name="P341"><text:span text:style-name="T132">Я </text:span><text:span text:style-name="T88">снова перечитал надписи на ретрансляторе. Школа «Мудрых Лис», </text:span><text:span text:style-name="T133">я знал про это место. Эта школа была заброшена. Заброшена по той же причине, по которой забросили и вышку на кошачьей горе. После землетрясения её признали опасной и закрыли. Закрыли, но почему-то не снесли, так и стоит она несколько лет совершенно пустая. </text:span><text:span text:style-name="T134">Вообще, я не особо интересовался делами в городе, но именно про эту школу мне приходилось слышать. К тому же я несколько раз проезжал с отцом мимо неё, и он говорил мне об этом.</text:span></text:p>
      <text:p text:style-name="P157">И в это заброшенное место меня просили прийти. Прийти ночью.</text:p>
      <text:p text:style-name="P158">Я хмыкнул. Конечно, пойти в такое место и в такое время мог <text:span text:style-name="T424">только полный идиот. И опасно, и слишком уж всё походило на шутку. Не важно кто решил надо мной подшутить, </text:span><text:span text:style-name="T425"><text:s/></text:span><text:span text:style-name="T424">Айко или же </text:span><text:span text:style-name="T425">взаправду,</text:span><text:span text:style-name="T424"> этот неуловимый парень Касуми.</text:span></text:p>
      <text:p text:style-name="P159">Но с другой стороны, а что если этот парень в самом деле существует? В самом деле вышел из тени и назначил мне встречу там? Должен ли я пойти и встретиться с ним?</text:p>
      <text:p text:style-name="P159">А может это вообще кто-то третий? Действительно, загадочный «Радиопульсар» которому я каким либо образом перешёл дорогу? Или перешла Касуми? Что им от неё нужно?</text:p>
      <text:p text:style-name="P160">Одно было ясно, этот таинственный «Радиопульсар» сломал ретранслятор Касуми. И из-за этого я теперь в ссоре с ней. Он виноват во всём этом, и он мой личный враг. Что если мнимый парень Касуми в сговоре с ним? Значит <text:span text:style-name="T425">и</text:span> врагов у меня теперь больше. <text:span text:style-name="T426">И они ждут меня одного в этом безлюдном месте посреди ночи.</text:span></text:p>
      <text:p text:style-name="P160"/>
      <text:p text:style-name="P161">* <text:s/>* <text:s/>*</text:p>
      <text:p text:style-name="P160"/>
      <text:p text:style-name="P162">Ноги понесли меня по ночным улицам к месту встречи с таинственным «Радиопульсаром». <text:span text:style-name="T426">Нет, я не решил сдуру лезть в заброшенную школу. Я решил просто прогуляться мимо неё, оценить обстановку. Ретранслятор Касуми я спрятал в кустах возле вышки на кошачьей горе.</text:span></text:p>
      <text:p text:style-name="P163">Конечно, я мог проигнорировать послание этого «Радиопульсара». Я мог просто пойти домой. Отнести ретранслятор дяде Ватанабэ и починить его. Попробовать вновь наладить отношения с Касуми. Вот только как?</text:p>
      <text:p text:style-name="P164">Этот момент пугал меня больше всего. Как мне вновь наладить отношения с Касуми? Возможно я смогу починить её ретранслятор. Но что дальше? <text:span text:style-name="T427">Как действовать дальше я не знал.</text:span></text:p>
      <text:p text:style-name="P165">Точнее знал, но план к действиям появился только сейчас. Я пойду и разберусь с теми ребятами, что сломали ретранслятор. Я покажу им как мешать Касуми и ломать её вещи. Я встречусь с ними и выйду победителем. Выйду победителем любой ценой! И после этого, <text:soft-page-break/>Касуми примет меня, победителя! <text:span text:style-name="T428">Я приду к ней и скажу что все её враги повержены! И мы заживём долго и счастливо!</text:span></text:p>
      <text:p text:style-name="P167">Конечно, если я в самом деле заберусь в здание старой школы, я могу там вообще никого не встретить. Может быть это и в самом деле несмешная шутка. И лучше, наверное чтобы так оно и было. Хотя, где-то в глубине <text:s/>сознания, мне хотелось встретить своих врагов в лицо. Встретить и показать <text:span text:style-name="T440">им </text:span>где раки зимуют.</text:p>
      <text:p text:style-name="P166">Но что если я проиграю? Что если враг сильнее? Что если их слишком много?</text:p>
      <text:p text:style-name="P167">Да, их могло быть много. И наверное не стоит ждать от них благород<text:span text:style-name="T441">ства</text:span>. Они могут напасть на меня одновременно, да ещё и внезапно. Справлюсь ли я с толпой?</text:p>
      <text:p text:style-name="P167">Воображение рисовало моих врагов как щуплых очкариков. Это же радиолюбители, верно? С одним я справлюсь, это точно. Может быть даже с двумя.</text:p>
      <text:p text:style-name="P167">Я сделал несколько шагов подпружинив ноги, как боксёр на ринге. Нанёс невидимому врагу несколько точных хуков. Щуплые очкарики в моём воображении повалились на землю как карточные домики.</text:p>
      <text:p text:style-name="P167"/>
      <text:p text:style-name="P374"><text:span text:style-name="T445">(ЦГ в виде скриншота из DOOM </text:span><text:span text:style-name="T446">1/2</text:span><text:span text:style-name="T445">, с </text:span><text:span text:style-name="T446">кулаком</text:span><text:span text:style-name="T445"> Кендзи и радиолюбителями в виде монстров. </text:span><text:span text:style-name="T446">В другой руке медальон с портретом Касуми.</text:span><text:span text:style-name="T445">)</text:span></text:p>
      <text:p text:style-name="P167"/>
      <text:p text:style-name="P168">Но уже на десятом ударе у меня перехватило дыхание и начало сбоить сердце. Да уж, сидение за компьютером все эти годы здоровья мне не прибавило. Надеюсь, враги мои будут младше и слабее. Если это школьники и студенты я может быть и справлюсь. Тем более что в рукаве против них у меня был запасён козырь.</text:p>
      <text:p text:style-name="P342"><text:span text:style-name="T88">Козырь я купил в ночном магазине. Взял три банки какого-то крепкого алкогольного энергетика. </text:span><text:span text:style-name="T135">Да, я не пил такое и предпочитал пиво, но крепость этого напитка была в два раза выше. Самое то, чтобы побыстрее выйти на нужный уровень. Я поскорее открыл первую банку и принялся заливать лекарство от страха в свой желудок.</text:span></text:p>
      <text:p text:style-name="P343"><text:span text:style-name="T135">А</text:span><text:span text:style-name="T88">лкоголь не только избавил меня от страха, но и добавил сил. До школы «</text:span><text:span text:style-name="T136">Мудрых Лисиц</text:span><text:span text:style-name="T88">» я добежал за считанные минуты. </text:span><text:span text:style-name="T137">Правда возле ворот школы </text:span><text:span text:style-name="T138">я сбавил шаг, чтобы не быть слишком заметным. Но никого на улице не было, никто за мной не следил. В окнах здания школы света я не увидел. Конечно, глупо было бы ждать, что заброшенное здание останется подключённым к электричеству. Но если бы хоть в одном окне свет горел я бы знал что меня ждут, хотелось бы мне этого или нет.</text:span></text:p>
      <text:p text:style-name="P344"><text:span text:style-name="T138">Я </text:span><text:span text:style-name="T88">немного постоял возле шлагбаума, за которым начиналась территория школы. Несмотря на выпитый алкоголь, всё равно лезть в это пустое здание ночью было страшно. А если не пустое? Ещё страшнее!</text:span></text:p>
      <text:p text:style-name="P169">Пока я не испугался окончательно, я поскорее проник в школьный двор. Во дворе я решил не задерживаться и прямой наводкой двинулся к парадной двери. Дверь не была заперта, её вообще не было. Внутрь я попал без проблем.</text:p>
      <text:p text:style-name="P170">Когда я обследовал школьное здание, меня посетила мысль о том, что проникнув на территорию школы в пьяном виде я нарушил закон. Теперь меня спокойно могли забрать в участок. Мои враги, могли меня заманить в школьное здание и вызвать полицию.</text:p>
      <text:p text:style-name="P171">Я решил действовать быстро. Обходя каждый этаж, поглядывал на улицу через закопчённые окна. Не появилась ли на улице полицейская машина? Не пора ли мне бежать?</text:p>
      <text:p text:style-name="P345"><text:span text:style-name="T139">Полицейская машина не появлялась, а я между тем обошёл все этажи школьного здания. </text:span><text:span text:style-name="T140">На последнем этаже особенно сильно было заметно что здание брошено. Краска и штукатурка на стенах осыпалась и валялась беспорядочно на полу. </text:span><text:span text:style-name="T141">Очевидно что </text:span><text:span text:style-name="T142">всё это сделал дождевая вода, у школьного здания текла крыша. Последний этаж я обследовал особенно осторожно, камешки штукатурки рассыпались под ногами и шуршали. Мне нужно было двигаться незаметно, чтобы мои враги, если они действительно здесь — не услышали меня и я не был атакован внезапно.</text:span></text:p>
      <text:p text:style-name="P172"><text:soft-page-break/>Однако атаковать меня никто не спешил. Все этажи были пройдены. Я заглянул в каждую классную комнату, и ничего не заметил кроме разбитых парт и обрывков макулатуры на стенах и полу. Подвал школы я и вовсе не смог обследовать, он был затоплен.</text:p>
      <text:p text:style-name="P346"><text:span text:style-name="T88">В любом случае, главное школьное здание было совершенно пустым. Но уходить </text:span><text:span text:style-name="T143">мне</text:span><text:span text:style-name="T88"> было рано, следовало обойти второй школьный корпус, там где располагались клубные комнаты и прочие помещения.</text:span></text:p>
      <text:p text:style-name="P190"/>
      <text:p text:style-name="P379">(Фон — ночное небо)</text:p>
      <text:p text:style-name="P190"/>
      <text:p text:style-name="P347"><text:span text:style-name="T144">Я почувствовал досаду, когда не встретил никого в главном корпусе. Конечно, не очень мне хотелось вступать в прямой конфликт с моими недоброжелателями. Но в то же время, хотелось отомстить своим </text:span><text:span text:style-name="T160">врагам</text:span><text:span text:style-name="T144">. Казалось мне, что если я разберусь с обидчиками Касуми, мне будет с чем прийти к ней на поклон.</text:span></text:p>
      <text:p text:style-name="P348"><text:span text:style-name="T88">Я снова представил перед собой щуплых очкариков — радиолюбителей - </text:span><text:span text:style-name="T145">хулиганов</text:span><text:span text:style-name="T88"> с которыми разделаюсь. Представил как схвачу за волосы «парня» Касуми, как он будет молить о пощаде…</text:span></text:p>
      <text:p text:style-name="P173">Внезапно я увидел такое, от чего встал как вкопанный, держа воображаемого парня Касуми на вытянутой руке. Над входной дверью висел указатель на случай пожара. И не то чтобы я особенно боялся пожарных указателей, но этот был особенный, он светился. В здании был свет.</text:p>
      <text:p text:style-name="P173"/>
      <text:p text:style-name="P358">(Мини ЦГ — вертикальная панорама по окнам, в них горят зелёные «таблички» и мигают пожарные датчики)</text:p>
      <text:p text:style-name="P173"/>
      <text:p text:style-name="P349"><text:span text:style-name="T146">Я пробежался взглядом по окнам. Тут и там в них </text:span><text:span text:style-name="T147">мигали лампочки пожарных датчиков и светились квадратики указателей. Да и сами окна, от этих квадратиков светились таинственным зелёным светом.</text:span></text:p>
      <text:p text:style-name="P350"><text:span text:style-name="T147">Т</text:span><text:span text:style-name="T88">аинственным зелёным цветом светились и коридоры и лестницы, и другие помещения здания. То, что здание было подключено к электричеству меня сильно озадачило. Словно бы я оказался не там где должен быть. Словно бы я проник ночью не в заброшенное здание, а во вполне рабочее учреждение.</text:span></text:p>
      <text:p text:style-name="P174">Однако несмотря на рабочую пожарную сигнализацию, в остальном всё было как и в первом корпусе школы. Обрывки бумаги на полу, загаженные паутиной окна, толстый слой пыли на мебели. </text:p>
      <text:p text:style-name="P351"><text:span text:style-name="T148">Возможно пожарная сигнализация работала автономно, от солнечных батарей например, и за столько лет не вышла из строя. Не знаю почему меня так напугал тот факт, что здание было подключено к электричеству. Но казалось мне что это дело рук подлых радиолюбителей. Что если он им помогает? Что если зелёный цвет увеличивает их силы, а меня наоборот делает слабым? Что если они вымазались зелёной краской </text:span><text:span text:style-name="T149">и я их теперь не вижу, а они идут за мной по пятам? </text:span><text:span text:style-name="T150">Что если мне вообще всё это снится? Что если меня уже давненько обработали дубинкой по голове, и я валяюсь посреди заброшенной школы без сознания?</text:span></text:p>
      <text:p text:style-name="P352"><text:span text:style-name="T150">Я </text:span><text:span text:style-name="T151">щипал себя за щеки до боли в глазах, обшаривал стены и предметы интерьера в комнатах. Не замаскировались ли под них </text:span><text:span text:style-name="T171">коварные</text:span><text:span text:style-name="T151"> радиолюбители. Но ничего и никого не было. И только на последнем этаже, на двери последней комнаты меня встретил знак. Знак, от которого у меня побежали мурашки по спине и похолодели руки. На двери, маркером было написано.</text:span></text:p>
      <text:p text:style-name="P175"/>
      <text:p text:style-name="P175">«Радиопульсар»</text:p>
      <text:p text:style-name="P175"/>
      <text:p text:style-name="P354"><text:span text:style-name="T151">Я </text:span><text:span text:style-name="T152">нервно сглотнул. Оглядел коридор — никого. Прижался ухом к двери — но ни человеческих голосов не было слышно, ни стуков ни других шумов. Тишина. Чудилось мне, </text:span><text:soft-page-break/><text:span text:style-name="T152">что комната эта битком набита злобными очкастыми радиолюбителями. Стоят они там, плечом к плечу, и молчат. А сейчас я поверну ручку и всей гурьбой ринутся они на меня, окружат, затопчут.</text:span></text:p>
      <text:p text:style-name="P353"><text:span text:style-name="T88">А мне надо бить, бить их до последнего вздоха! </text:span><text:span text:style-name="T153">Я попытался сжать кулаки, но руки дрожали и не слуш</text:span><text:span text:style-name="T154">ались</text:span><text:span text:style-name="T153">. </text:span><text:span text:style-name="T154">Стараясь не производить ни единого звука, я расстегнул сумку, достал вторую банку алкоголя и выпил залпом. Сделал глубокий вдох, задержал дыхание. Взялся за ручку двери и аккуратно надавил на неё.</text:span></text:p>
      <text:p text:style-name="P355"><text:span text:style-name="T154">Замок предательски щёлкнул. Тогда я рванул дверь со всё силы и отбросил её в сторону. </text:span><text:span text:style-name="T155">Скорее! Н</text:span><text:span text:style-name="T154">ужно атаковать первым!</text:span></text:p>
      <text:p text:style-name="P176">Но нет. Не было здесь толп злобных радиолюбителей. Среди всяческих приборов, мотков проводов и гудящих компьютеров — стоял стол с несколькими мониторами. А перед этим столом и мониторами сидела девушка, и внимательно высматривала что-то на экране. Больше здесь никого не было.</text:p>
      <text:p text:style-name="P356"><text:span text:style-name="T88">Девушка повернулась ко мне. </text:span><text:span text:style-name="T156">Улыбнулась.</text:span></text:p>
      <text:p text:style-name="P177"/>
      <text:p text:style-name="P357"><text:span text:style-name="T161">Девушка</text:span><text:span text:style-name="T156">: «Не испугался значит? Пришел… ну и </text:span><text:span text:style-name="T162">славно</text:span><text:span text:style-name="T156">!»</text:span></text:p>
      <text:p text:style-name="P178"/>
      <text:p text:style-name="P178">Она поднялась со своего места и встала перед мной. </text:p>
      <text:p text:style-name="P178"/>
      <text:p text:style-name="P413"><text:span text:style-name="T161">Девушка</text:span><text:span text:style-name="T88">: «</text:span><text:span text:style-name="T159">Ну что сказать? </text:span><text:span text:style-name="T88">Добро пожаловать! Добро пожаловать в наш </text:span><text:span text:style-name="T157">возрождённый</text:span><text:span text:style-name="T88"> «Радио</text:span><text:span text:style-name="T158">п</text:span><text:span text:style-name="T88">ульсар»!»</text:span></text:p>
      <text:p text:style-name="P179"/>
      <text:p text:style-name="P236">Увиденное не очень сочеталось с тем, что я себе представлял. Девушка не выглядела подозрительно, а больше в комнате никого не было. Я на всякий случай пощупал дверь через которую <text:span text:style-name="T475">вошёл</text:span>, не подкрался ли кто сзади. Внимательно осмотрел комнату. Не притаились ли какие враги?</text:p>
      <text:p text:style-name="P414"><text:span text:style-name="T271">Нет, никого кроме меня и этой девушки в комнате не было. Я </text:span><text:span text:style-name="T292">немного</text:span><text:span text:style-name="T271"> успокоился. Может быть я просто не туда попал? Хотя… Написано же на двери «Радиопульсар», и девушка эта так и сказала.</text:span></text:p>
      <text:p text:style-name="P237"/>
      <text:p text:style-name="P237">Кендзи: Так «Радиопульсар», это что? Это здесь?</text:p>
      <text:p text:style-name="P238">Девушка: Здесь!</text:p>
      <text:p text:style-name="P415"><text:span text:style-name="T272">К</text:span><text:span text:style-name="T88">ендзи: А ты? Ты кто такая?</text:span></text:p>
      <text:p text:style-name="P239">Девушка: Я? Я здесь <text:span text:style-name="T475">главная</text:span>.</text:p>
      <text:p text:style-name="P239"/>
      <text:p text:style-name="P239">Я ещё раз пощупал ручку двери за своей спиной. Осмотрел комнату.</text:p>
      <text:p text:style-name="P239"/>
      <text:p text:style-name="P239">Кендзи: И что? Ты здесь одна что-ли?</text:p>
      <text:p text:style-name="P416"><text:span text:style-name="T273">Девушка: Ну да. А </text:span><text:span text:style-name="T388">кого надо то</text:span><text:span text:style-name="T273">?</text:span></text:p>
      <text:p text:style-name="P239"/>
      <text:p text:style-name="P416"><text:span text:style-name="T273">Я совсем растерялся. Что здесь эта девчёнка делает, одна? </text:span><text:span text:style-name="T344">И почему вдруг она — главная?</text:span><text:span text:style-name="T273"> </text:span><text:span text:style-name="T274">А где радиолюбители? Где щуплые очкарики, с которыми я должен драться ради Касуми? Это что же выходит, если она «Радиопульсар», я что с ней драться должен? Нет, это как-то неправильно…</text:span></text:p>
      <text:p text:style-name="P240"/>
      <text:p text:style-name="P241">Кендзи: Ясно… подослали девчёнку значит, испугались!</text:p>
      <text:p text:style-name="P241">Девушка: А?</text:p>
      <text:p text:style-name="P417"><text:span text:style-name="T274">Кендзи: Где эти сволочи? Где этот урод что </text:span><text:span text:style-name="T346">писал</text:span><text:span text:style-name="T274"> мне записки? </text:span><text:span text:style-name="T322">Тот, к</text:span><text:span text:style-name="T274">то клеил объявления? Кто сломал ретранслятор? Где они, эти пульсары? Где они прячутся?</text:span></text:p>
      <text:p text:style-name="P417"><text:span text:style-name="T274">Девушка: </text:span><text:span text:style-name="T322">Никто здесь не прячется.</text:span></text:p>
      <text:p text:style-name="P417"><text:soft-page-break/><text:span text:style-name="T274">Кендзи: </text:span><text:span text:style-name="T347">Они </text:span><text:span text:style-name="T348">что,</text:span><text:span text:style-name="T274"> боятся меня? </text:span><text:span text:style-name="T345">Отправили</text:span><text:span text:style-name="T274"> тебя для переговоров? Тогда передай им - я </text:span><text:span text:style-name="T275">не буду говорить с ними через посредников! Я им за сломанный ретранслятор руки оторву! </text:span><text:span text:style-name="T323">Лично!</text:span></text:p>
      <text:p text:style-name="P242">Девушка: Прям оторвёшь? А что если я его сломала?</text:p>
      <text:p text:style-name="P242">Кендзи: Ты?</text:p>
      <text:p text:style-name="P418"><text:span text:style-name="T88">Девушка: </text:span><text:span text:style-name="T276">Я!</text:span><text:span text:style-name="T88"> Оторви мне руки!</text:span></text:p>
      <text:p text:style-name="P242"/>
      <text:p text:style-name="P419"><text:span text:style-name="T292">Наверняка она</text:span><text:span text:style-name="T276"> меня обманывала. Конечно, оторвать ей руки я никак не мог. У меня бы не хватило духу даже пощёчину ей влепить. </text:span><text:span text:style-name="T324">И знал я, что она</text:span><text:span text:style-name="T276"> не виновата, а просто покрывала кого-то другого. </text:span><text:span text:style-name="T324">Н</text:span><text:span text:style-name="T276">икакого вреда я ей нанести не мог.</text:span></text:p>
      <text:p text:style-name="P419"><text:span text:style-name="T325">Но д</text:span><text:span text:style-name="T276">аже если </text:span><text:span text:style-name="T326">она говорила правду</text:span><text:span text:style-name="T276">? Если эта девчёнка сломала ретранслятор, что тогда? Что я мог с ней сделать? Как отомстить?</text:span></text:p>
      <text:p text:style-name="P243"/>
      <text:p text:style-name="P243">Кендзи: Значит ты его сломала? Да?</text:p>
      <text:p text:style-name="P243">Девушка: Ага!</text:p>
      <text:p text:style-name="P243">Кендзи: Ну тогда… Тогда я тебе сейчас всю комнату разнесу!</text:p>
      <text:p text:style-name="P243">Девушка: Чего?</text:p>
      <text:p text:style-name="P244"/>
      <text:p text:style-name="P420"><text:span text:style-name="T277">Я </text:span><text:span text:style-name="T88">решительно шагнул в сторону стоящих на столе мониторов. </text:span></text:p>
      <text:p text:style-name="P245"/>
      <text:p text:style-name="P245">Девушка: Эй, ты чего задумал?</text:p>
      <text:p text:style-name="P246">Кендзи: Немного попорчу вам оборудование! Будете знать, как ломать чужое!</text:p>
      <text:p text:style-name="P246"/>
      <text:p text:style-name="P246">Я взялся руками за один из мониторов, стоящих на столе. Обернулся к девушки, чтобы узнать, что она скажет на это. Но похоже что она не очень то и испугалась.</text:p>
      <text:p text:style-name="P246"/>
      <text:p text:style-name="P246">Девушка: Ну давай, ломай. Штраф сам потом заплатишь.</text:p>
      <text:p text:style-name="P246">Кендзи: Какой ещё штраф?</text:p>
      <text:p text:style-name="P246">Девушка: За порчу имущества!</text:p>
      <text:p text:style-name="P246">Кендзи: И кому есть дело, до имущества каких-то хулиганов, поселившихся в заброшенной школе?</text:p>
      <text:p text:style-name="P421"><text:span text:style-name="T88">Девушка: Это имущество сейсмо</text:span><text:span text:style-name="T278">логов!</text:span></text:p>
      <text:p text:style-name="P247">Кендзи: Чьё?</text:p>
      <text:p text:style-name="P247">Девушка: Сейсмологов. Тут знаешь ли наблюдение ведётся, за землетрясениями. Эксперимент, <text:span text:style-name="T482">короче говоря</text:span>.</text:p>
      <text:p text:style-name="P247"/>
      <text:p text:style-name="P454"><text:span text:style-name="T278">Слова девушки немного охладили </text:span><text:span text:style-name="T349">мой</text:span><text:span text:style-name="T278"> пыл.</text:span></text:p>
      <text:p text:style-name="P247"/>
      <text:p text:style-name="P247">Кендзи: <text:span text:style-name="T471">Врёшь</text:span>?</text:p>
      <text:p text:style-name="P247">Девушка: Может и вру. А ты проверь и узнаешь!</text:p>
      <text:p text:style-name="P247">Кендзи: Что они в старой школе то забыли? Не могли они сюда свою аппаратуру поставить. Зачем?</text:p>
      <text:p text:style-name="P422"><text:span text:style-name="T88">Девушка: Здесь </text:span><text:span text:style-name="T389">некий </text:span><text:span text:style-name="T88">разлом </text:span><text:span text:style-name="T389">земной коры </text:span><text:span text:style-name="T88">проходит, </text:span><text:span text:style-name="T389">или ещё что похожее.</text:span><text:span text:style-name="T88"> </text:span><text:span text:style-name="T389">П</text:span><text:span text:style-name="T88">рямо под школой. Лучшее место для наблюдений </text:span><text:span text:style-name="T389">и не придумать</text:span><text:span text:style-name="T88">. Ты думаешь почему эти развалины не снесли до сих пор? И электричество здесь откуда? </text:span><text:span text:style-name="T292">А?</text:span></text:p>
      <text:p text:style-name="P247"/>
      <text:p text:style-name="P248">Конечно, не снести это здание могли просто потому что. А подключить здание к электричеству могли и радиолюбители. Даже может это девчёнка. Наверное это не так трудно?</text:p>
      <text:p text:style-name="P248"/>
      <text:p text:style-name="P423"><text:span text:style-name="T88">Кендзи: Если так. Ты то что здесь делаешь? Сама же говоришь, что «</text:span><text:span text:style-name="T279">Радиопульсар</text:span><text:span text:style-name="T88">» - это здесь.</text:span></text:p>
      <text:p text:style-name="P423"><text:soft-page-break/><text:span text:style-name="T88">Девушка: </text:span><text:span text:style-name="T279">Ну да, здесь, </text:span><text:span text:style-name="T389">и я здесь, а</text:span><text:span text:style-name="T88"> что </text:span><text:span text:style-name="T327">в этом</text:span><text:span text:style-name="T88"> такого? </text:span><text:span text:style-name="T279">Может я</text:span><text:span text:style-name="T88"> здесь подрабатываю, на пол ставки. Слежу за всем, чтобы никто не залез и ничего не украл или не сломал. И если хоть что-то тронешь — будешь отвечать.</text:span></text:p>
      <text:p text:style-name="P248"/>
      <text:p text:style-name="P451"><text:span text:style-name="T279">Похоже что перед этой девчёнкой я был совершенно безоружен. Сломать что-то не получалось, ударить я её не мог, это точно. Да и </text:span><text:span text:style-name="T327">не верил я что она была </text:span><text:span text:style-name="T279">в чём-то виновата, </text:span><text:span text:style-name="T327">а не покрывала настоящих злодеев.</text:span></text:p>
      <text:p text:style-name="P249"/>
      <text:p text:style-name="P249">Кендзи: Ладно… ладно. Чёрт с вами со всеми! Можете и дальше как крысы пакостить! Слать мне записки, печатать листовки. Ну ничего, теперь я знаю что вы, трусы, которые могут только прятаться. И помешать мне и Касуми своими мелкими пакостями дальше не сможете. Не знаю сколько вас там, двое трое, да хоть десять!</text:p>
      <text:p text:style-name="P249"/>
      <text:p text:style-name="P424"><text:span text:style-name="T279">Я </text:span><text:span text:style-name="T390">потряс кулаком куда-то в пустоту и</text:span><text:span text:style-name="T279"> </text:span><text:span text:style-name="T88">решительно направился к двери.</text:span></text:p>
      <text:p text:style-name="P250"/>
      <text:p text:style-name="P250">Девушка: Эй погоди! Куда ты?</text:p>
      <text:p text:style-name="P424"><text:span text:style-name="T88">Кендзи: А что? Делать мне больше здесь нечего. Даже сами не могли </text:span><text:span text:style-name="T280">прийти, отправили девчёнку мелкую.</text:span></text:p>
      <text:p text:style-name="P251">Девушка: Да ты не кипятись. И нет здесь больше никого и никогда не было, я одна. И я с тобой не ругаться хочу, а договориться.</text:p>
      <text:p text:style-name="P251">Кендзи: Договориться? О чём?</text:p>
      <text:p text:style-name="P251">Девушка: Насчёт Касуми.</text:p>
      <text:p text:style-name="P251">Кендзи: А что насчёт неё? Ты интересы её мнимого парня представляешь? А этот козёл сам прийти побоялся?</text:p>
      <text:p text:style-name="P251">Девушка: Да нет же! Нет никакого парня! Я тебе эту записку отправила.</text:p>
      <text:p text:style-name="P251">Кендзи: Ты? Зачем?</text:p>
      <text:p text:style-name="P251">Девушка: Надо было!</text:p>
      <text:p text:style-name="P251">Кендзи: Зачем надо было?</text:p>
      <text:p text:style-name="P425"><text:span text:style-name="T280">Девушка: Натворил делов ты </text:span><text:span text:style-name="T281">за эти три дня потому что.</text:span></text:p>
      <text:p text:style-name="P252">Кендзи: Это каких?</text:p>
      <text:p text:style-name="P252">Девушка: То что ты с Касуми ходишь, помогаешь ей. Нельзя так делать.</text:p>
      <text:p text:style-name="P426"><text:span text:style-name="T88">Кендзи: </text:span><text:span text:style-name="T293">А? </text:span><text:span text:style-name="T88">Это ещё почему?</text:span></text:p>
      <text:p text:style-name="P252">Девушка: Ну… есть причины. Это опасно. Неправильные вещи она делает. Этот передатчик например. Нельзя его туда ставить и вообще, дорогу ей туда показывать. Это против правил.</text:p>
      <text:p text:style-name="P252">Кендзи: Правил?</text:p>
      <text:p text:style-name="P252">Девушка: Есть такие правила для радиолюбителей что делать нельзя. Я здесь в радиопульсаре, слежу за этим. А Касуми нарушает правила, и ты вместе с ней.</text:p>
      <text:p text:style-name="P252">Кендзи: То есть ты навыдумывала каких-то правил, и этой слепой девчёнке жизнь портишь? Ладно бы, если вы были с ней на равных, а ты издеваешься над инвалидом.</text:p>
      <text:p text:style-name="P427"><text:span text:style-name="T281">Девушка: Я издеваюсь? </text:span><text:span text:style-name="T282">А ты не издеваешься?</text:span></text:p>
      <text:p text:style-name="P253">Кендзи: Я?</text:p>
      <text:p text:style-name="P253">Девушка: Ну да. Вот сколько тебе лет? Тридцать? Сорок?</text:p>
      <text:p text:style-name="P253"/>
      <text:p text:style-name="P253">Я испугался такого вопроса, прозвучало все это так, словно озвучили мой срок пребывания в тюрьме.</text:p>
      <text:p text:style-name="P253"/>
      <text:p text:style-name="P253">Кендзи: Почему сразу сорок?</text:p>
      <text:p text:style-name="P253">Девушка: А Касуми? Ты знаешь сколько ей?</text:p>
      <text:p text:style-name="P253">Кендзи: Это здесь причём?</text:p>
      <text:p text:style-name="P253">Девушка: Притом! Видал в зеркале себя?</text:p>
      <text:p text:style-name="P253">Кендзи: А?</text:p>
      <text:p text:style-name="P429"><text:soft-page-break/><text:span text:style-name="T284">Девушка: Ага. Зеркало есть, </text:span><text:span text:style-name="T283">могу принести</text:span><text:span text:style-name="T284">.</text:span></text:p>
      <text:p text:style-name="P254">Кендзи: Ты чего?</text:p>
      <text:p text:style-name="P254">Девушка: Нет ничего. Примазался значит к девчёнке молодой, да? Слепой, которая тебя и не увидит никогда! Ну и как успехи?</text:p>
      <text:p text:style-name="P254"/>
      <text:p text:style-name="P428"><text:span text:style-name="T88">Эти слова попали в самое слабое моё место. Конечно, именно этого я всегд</text:span><text:span text:style-name="T328">а</text:span><text:span text:style-name="T88"> боялся. Своего возраста, </text:span><text:span text:style-name="T294">возможно внешности</text:span><text:span text:style-name="T88"> и социального статуса. Меня раскусили! Нужно защищаться! Да! </text:span><text:span text:style-name="T350">Я же не безоружен! Я</text:span><text:span text:style-name="T88"> же выпил! Я пьян! </text:span><text:span text:style-name="T294">Я не боюсь!</text:span></text:p>
      <text:p text:style-name="P254"/>
      <text:p text:style-name="P254">Кендзи: Пффф… ну и что? Законом знаешь ли не запрещено!</text:p>
      <text:p text:style-name="P254">Девушка: Да, к сожалению не запрещено быть таким чучелом как ты.</text:p>
      <text:p text:style-name="P255">Кендзи: Ах ты ещё обзываешься? Ну теперь точно верю что никого здесь нет и ты одна всё это подстроила. Я может и чучело, но я помогаю Касуми, мы с ней настоящие друзья и даже больше. Кто ещё позаботится о ней? Кто ещё защитит от таких больных на голову как ты?</text:p>
      <text:p text:style-name="P255">Девушка: Хах, нашёлся защитничек!</text:p>
      <text:p text:style-name="P499"><text:span text:style-name="T391">Кендзи: Язви сколько хочешь, но моё время не бесконечное. </text:span><text:span text:style-name="T392">А теперь — прощай, говорить нам похоже не о чём</text:span><text:span text:style-name="T393">!</text:span><text:span text:style-name="T391"> </text:span><text:span text:style-name="T393">И н</text:span><text:span text:style-name="T391">е б</text:span><text:span text:style-name="T393">еспокойся</text:span><text:span text:style-name="T391">, </text:span><text:span text:style-name="T392">я починю ретранслятор Касуми!</text:span><text:span text:style-name="T391"> </text:span><text:span text:style-name="T392">И мы вместе с ней, найдём на тебя управу! </text:span><text:span text:style-name="T395">Прямо сейчас, п</text:span><text:span text:style-name="T394">ойду и скажу ей, кто её враг!</text:span></text:p>
      <text:p text:style-name="P255"/>
      <text:p text:style-name="P255">Я направился к входной двери но девушка преградила мне дорогу.</text:p>
      <text:p text:style-name="P255"/>
      <text:p text:style-name="P430"><text:span text:style-name="T88">Девушка: Эй, да погоди ты! Ты что, разозлился </text:span><text:span text:style-name="T295">что-ли</text:span><text:span text:style-name="T88">?</text:span></text:p>
      <text:p text:style-name="P256">Кендзи: А думаешь нет?</text:p>
      <text:p text:style-name="P256">Девушка: Ну ты… прости. Я не <text:span text:style-name="T472">серьёзно</text:span> же.</text:p>
      <text:p text:style-name="P431"><text:span text:style-name="T88">Кендзи: И чучелом </text:span><text:span text:style-name="T285">назвала</text:span><text:span text:style-name="T88"> не </text:span><text:span text:style-name="T329">серьёзно</text:span><text:span text:style-name="T88"> и ретранслятор сломала?</text:span></text:p>
      <text:p text:style-name="P500"><text:span text:style-name="T396">Девушка: Ладно, ладно, это я чучело. Ты только не горячись! Я же сама позвала тебя! Я не хочу </text:span><text:span text:style-name="T397">войны</text:span><text:span text:style-name="T396">, правда! </text:span><text:span text:style-name="T285">Я хочу договориться!</text:span></text:p>
      <text:p text:style-name="P257"/>
      <text:p text:style-name="P432"><text:span text:style-name="T285">Я </text:span><text:span text:style-name="T88">совсем запутался. То она ругалась со мной, то резко менялась и заискивающе улыбалась.</text:span></text:p>
      <text:p text:style-name="P258"/>
      <text:p text:style-name="P259">Девушка: Может выпить хочешь? У меня здесь сок есть, холодный. А? <text:span text:style-name="T483">Или может чаю?</text:span></text:p>
      <text:p text:style-name="P259">Кендзи: Все что я хочу, чтобы ты извинилась и больше никогда не мешала мне и Касуми!</text:p>
      <text:p text:style-name="P259">Девушка: Да погоди… погоди. Не ругайся, пожалуйста. Просто выслушай меня.</text:p>
      <text:p text:style-name="P259"/>
      <text:p text:style-name="P259">Я глубоко вздохнул, и скривил кислую мину.</text:p>
      <text:p text:style-name="P259"/>
      <text:p text:style-name="P259">Девушка: Понимаешь, Касуми нарушает правила…</text:p>
      <text:p text:style-name="P259">Кендзи: У тебя точно с головой проблемы!</text:p>
      <text:p text:style-name="P259">Девушка: Да слушай же ты! Пожалуйста послушай! Мне нужна твоя помощь!</text:p>
      <text:p text:style-name="P433"><text:span text:style-name="T88">Кендзи: Помощь бы тебе не помешала, </text:span><text:span text:style-name="T296">врачебная, психиатрическая</text:span><text:span text:style-name="T88">…</text:span></text:p>
      <text:p text:style-name="P433"><text:span text:style-name="T88">Девушка: Да нет же! </text:span><text:span text:style-name="T296">Послушай!</text:span><text:span text:style-name="T88"> Её нужно остановить! Касуми! Понимаешь, нельзя нарушать правила. Просто нельзя!</text:span></text:p>
      <text:p text:style-name="P450"><text:span text:style-name="T286">Кендзи: </text:span><text:span text:style-name="T321">Хотя нет, </text:span><text:span text:style-name="T330">такую правильную</text:span><text:span text:style-name="T321"> только могила исправит</text:span><text:span text:style-name="T286">…</text:span></text:p>
      <text:p text:style-name="P450"><text:span text:style-name="T286">Девушка: Вот что! Я сейчас скажу кое-что но ты не обижайся. Ладно? Я знаю кое что о тебе. Ты же хиккикомори, </text:span><text:span text:style-name="T330">верно</text:span><text:span text:style-name="T286">?</text:span></text:p>
      <text:p text:style-name="P259"/>
      <text:p text:style-name="P260">Я почувствовал такой же прилив страха, как тогда, когда она упомянула мой возраст.</text:p>
      <text:p text:style-name="P259"/>
      <text:p text:style-name="P260"><text:soft-page-break/>Кендзи: <text:span text:style-name="T484">Кто</text:span>?</text:p>
      <text:p text:style-name="P260">Девушка: Я не обзываю тебя. Но ведь правда?</text:p>
      <text:p text:style-name="P260">Кендзи: С чего ты вообще <text:span text:style-name="T485">так </text:span>решила?</text:p>
      <text:p text:style-name="P260">Девушка: У… угадала. Но это же правда? Ты же нигде не работаешь, верное? Я слышала об этом у людей в городе.</text:p>
      <text:p text:style-name="P260"/>
      <text:p text:style-name="P435"><text:span text:style-name="T288">Вот чёрт, конечно же от слухов никуда не убежать! Оправдаться не получится. Тридцатилетний хиккикомори, что может быть хуже? Сорокалетний хиккикомори? Такие </text:span><text:span text:style-name="T398">существуют</text:span><text:span text:style-name="T288">?</text:span></text:p>
      <text:p text:style-name="P260"/>
      <text:p text:style-name="P260">Кендзи: Нет!</text:p>
      <text:p text:style-name="P260">Девушка: Нет? Нет, ты погоди!</text:p>
      <text:p text:style-name="P260"/>
      <text:p text:style-name="P260">Девушка бросилась к школьной доске и взялась за мел. Написала <text:span text:style-name="T473">что-то на доске, </text:span><text:span text:style-name="T474">точнее не просто что-то а число</text:span><text:span text:style-name="T473">. Десять тысяч. Десять тысяч йен.</text:span></text:p>
      <text:p text:style-name="P260"/>
      <text:p text:style-name="P260">Девушка: Столько?</text:p>
      <text:p text:style-name="P260">Кендзи: Столько что?</text:p>
      <text:p text:style-name="P260">Девушка: Я дам тебе столько. И ты всё.</text:p>
      <text:p text:style-name="P260">Кендзи: Что всё?</text:p>
      <text:p text:style-name="P260">Девушка: Перестанешь помогать Касуми. Понимаешь, нельзя…</text:p>
      <text:p text:style-name="P435"><text:span text:style-name="T288">Кендзи: </text:span><text:span text:style-name="T399">Что?</text:span><text:span text:style-name="T288"> </text:span><text:span text:style-name="T399">Конечно нет!</text:span></text:p>
      <text:p text:style-name="P260"/>
      <text:p text:style-name="P260">Девушка стёрла единицу и нарисовала тройку. Тридцать тысяч йен. Сказала испуганно, словно должник банкиру.</text:p>
      <text:p text:style-name="P260"/>
      <text:p text:style-name="P260">Девушка: Больше нет!</text:p>
      <text:p text:style-name="P260"/>
      <text:p text:style-name="P434"><text:span text:style-name="T88">На несколько секунд повисла пауза, во время которой </text:span><text:span text:style-name="T296">д</text:span><text:span text:style-name="T88">евушка выжидающе смотрела на меня.</text:span></text:p>
      <text:p text:style-name="P260"/>
      <text:p text:style-name="P435"><text:span text:style-name="T288">Кендзи: Ты ошиблась, я отлично зарабатываю. А слухи эти они… Я работаю на дому, я художник. И эти тридцать тысяч </text:span><text:span text:style-name="T331">для меня..</text:span><text:span text:style-name="T288">. </text:span><text:span text:style-name="T331">п</text:span><text:span text:style-name="T288">фф</text:span><text:span text:style-name="T331">ф!</text:span><text:span text:style-name="T288"> </text:span><text:span text:style-name="T287">А ты хороша! Я просто подумать не мог насколько ты отвратительна!</text:span></text:p>
      <text:p text:style-name="P261">Девушка: Стоп!</text:p>
      <text:p text:style-name="P261"/>
      <text:p text:style-name="P261">Она подскочила ко мне как ошпаренная и внезапно схватила за руку. Приблизилась так близко что я невольно попятился.</text:p>
      <text:p text:style-name="P261"/>
      <text:p text:style-name="P261">Девушка: Касуми? Что она обещала тебе?</text:p>
      <text:p text:style-name="P501"><text:span text:style-name="T287">Кендзи: </text:span><text:span text:style-name="T401">Ч-чего</text:span><text:span text:style-name="T400"> обещала</text:span><text:span text:style-name="T287">?</text:span></text:p>
      <text:p text:style-name="P261">Девушка: Вы же встречаетесь с ней да? Что вы уже делали с ней? Как далеко зашли?</text:p>
      <text:p text:style-name="P261"/>
      <text:p text:style-name="P261">Зрачки девушки пугающе расширились и смотрели на меня. Я так привык к незрячим глазам Касуми, что поток эмоций, бушевавший в этих глазах, впечатлил меня.</text:p>
      <text:p text:style-name="P261"/>
      <text:p text:style-name="P261">Кендзи: У нас было… свидание. Да…</text:p>
      <text:p text:style-name="P261">Девушка: Свидание…</text:p>
      <text:p text:style-name="P261"/>
      <text:p text:style-name="P436"><text:span text:style-name="T88">Я и не заметил, как руки девушки переселились с моих запястий на плечи. Она вся </text:span><text:span text:style-name="T290">съёжилась</text:span><text:span text:style-name="T88"> как кошка перед прыжком и </text:span><text:span text:style-name="T289">дрожала.</text:span></text:p>
      <text:p text:style-name="P262"/>
      <text:p text:style-name="P263"><text:soft-page-break/>Девушка: Только свидание?</text:p>
      <text:p text:style-name="P263">Кендзи: Э… почему я вообще должен тебе что-то говорить? Какое тебе вообще дело?</text:p>
      <text:p text:style-name="P263">Девушка: Мне? Да никакого!</text:p>
      <text:p text:style-name="P263"/>
      <text:p text:style-name="P263">Её руки отпустили мои плечи а она сама отступила на пару шагов.</text:p>
      <text:p text:style-name="P263"/>
      <text:p text:style-name="P264">Девушка: Я поняла! Деньги это хорошо, да. Но за деньги всё не купишь, верно?</text:p>
      <text:p text:style-name="P264"/>
      <text:p text:style-name="P265">Не знаю о чем шла речь, но она стала усиленно рыться в карманах своей юбки. Хотя карманов на юбке не было, и похоже она искала что-то под подолом. Она немного наклонилась в мою сторону, и только тут до меня наконец дошло. Девушка снимала своё нижнее белье!</text:p>
      <text:p text:style-name="P437"><text:span text:style-name="T332">Б</text:span><text:span text:style-name="T291">елые трусики скользнули по </text:span><text:span text:style-name="T332">её тонким бедрам и голеням</text:span><text:span text:style-name="T291"> и упали на туфли. Через пару мгновений девушка под</text:span><text:span text:style-name="T333">няла</text:span><text:span text:style-name="T291"> их с пола. </text:span><text:span text:style-name="T333">П</text:span><text:span text:style-name="T291">ротянула мне. Я молча смотрел то на девушку то на её руку, сжимающие белую тряпочку и не мог ни пошевелиться, ни слова сказать.</text:span></text:p>
      <text:p text:style-name="P437"><text:span text:style-name="T291">Девушка же шагнула поближе и взяла меня за руку. Я дёрнулся от неожиданности, такие горячие и мокрые были её руки. Глаза её смотрели прямо на меня, а руки упорно, по одному пальцу разжимали мой кулак. Вскоре, её трусики заполнили мою ладонь </text:span><text:span text:style-name="T334">а мои</text:span><text:span text:style-name="T291"> пальцы вновь машинально сжались, </text:span><text:span text:style-name="T334">схватив её бельё мёртвой хваткой</text:span><text:span text:style-name="T291">. Девушка улыбнулась. </text:span><text:span text:style-name="T297">Прошептала тихо — тихо, </text:span><text:span text:style-name="T298">с придыханием</text:span><text:span text:style-name="T297">.</text:span></text:p>
      <text:p text:style-name="P266"/>
      <text:p text:style-name="P438"><text:span text:style-name="T291">Д</text:span><text:span text:style-name="T88">евушка: Вот! </text:span><text:span text:style-name="T351">Заслужил!</text:span></text:p>
      <text:p text:style-name="P267"/>
      <text:p text:style-name="P439"><text:span text:style-name="T88">Я ничего не ответил. Её горячие руки гладили моё запястье, локоть, поднимались всё выше и выш</text:span><text:span text:style-name="T352">е</text:span><text:span text:style-name="T88">. Сама она вплотную прижалась ко мне, навалилась на меня все</text:span><text:span text:style-name="T353">м телом</text:span><text:span text:style-name="T88">, так, что я едва удержался на ногах. Девушка повисла на мне, вытянулась в струнку и я почувствовал ей горячее дыхание возле своего уха. Не сразу я разобрал среди вздохов слова, которые она шептала.</text:span></text:p>
      <text:p text:style-name="P268"/>
      <text:p text:style-name="P440"><text:span text:style-name="T298">Девушка: </text:span><text:span text:style-name="T299">Этого? Этого достаточно? Я их носила целый день! Отдаю тебе! Навсегда! Делай что хочешь с ними, слышишь? Я не запрещаю! </text:span><text:span text:style-name="T300">Нюхай</text:span><text:span text:style-name="T299"> их, мастурбируй ими, да всё что угодно!</text:span></text:p>
      <text:p text:style-name="P441"><text:span text:style-name="T88">Девушка: А без трусиков так приятно! Свежо! </text:span><text:span text:style-name="T300">Я первый раз вот так прижимаюсь к мужчине. Еще и без трусов! Хи-хи… А ты чего стоишь как истукан? Может… может хоть палапаешь меня а?</text:span></text:p>
      <text:p text:style-name="P269"/>
      <text:p text:style-name="P442"><text:span text:style-name="T300">Я </text:span><text:span text:style-name="T88">молчал и боялся пошевелиться. Боялся даже вздохнуть или издать какой-то другой звук. Только моё сердце колотилось как бешеное, по всему телу бежали холодные, ледяные мурашки. А тело девушки было таким горячим, что рубашка в том месте, где ей грудь касалась моей груди стала влажной и липкой. </text:span></text:p>
      <text:p text:style-name="P270"/>
      <text:p text:style-name="P442"><text:span text:style-name="T88">Девушка: </text:span><text:span text:style-name="T301">Что застыл как вкопанный? М-м? Я же тебя насквозь вижу!</text:span></text:p>
      <text:p text:style-name="P271"/>
      <text:p text:style-name="P272">Её колено уткнулось вне в пах. От неожиданности я подпрыгнул и оттолкнул девушку от себя. Она ахнула, и отступила от меня на шаг. <text:span text:style-name="T486">Я же ударился затылком о входную дверь.</text:span></text:p>
      <text:p text:style-name="P331">Около минуты мы простояли молча. Я, левой рукой, машинально гладил пальцами промокшую рубашку на груди. Правой рукой мял нижнее белье, которое сунула мне эта странная девушка.</text:p>
      <text:p text:style-name="P331">Она же, так же как и я, поправляла платье на груди и обиженно сопела.</text:p>
      <text:p text:style-name="P272"/>
      <text:p text:style-name="P272">Девушка: Глянь — промокло насквозь. Ну ладно хоть ткань не просвечивает. А ты чего такой холодный то как смерть?</text:p>
      <text:p text:style-name="P272"><text:soft-page-break/></text:p>
      <text:p text:style-name="P273">Я ответил шепотом.</text:p>
      <text:p text:style-name="P272"/>
      <text:p text:style-name="P273">Кендзи: Это… потому-что ты такая горячая.</text:p>
      <text:p text:style-name="P273"/>
      <text:p text:style-name="P273">Девушка улыбнулась.</text:p>
      <text:p text:style-name="P273"/>
      <text:p text:style-name="P330">Девушка: Вот как? Впервые слышу! Хотя я и обжимаюсь с кем-то впервые! Ты у меня первый, хех. Гордись!</text:p>
      <text:p text:style-name="P443"><text:span text:style-name="T88">Девушка: А трусы считай </text:span><text:span text:style-name="T302">за</text:span><text:span text:style-name="T88"> аванс. Если договоримся — получишь что-то получше. </text:span><text:span text:style-name="T302">Такое, что на всю жизнь запомнишь!</text:span></text:p>
      <text:p text:style-name="P274">Кендзи: Договоримся… о чем?</text:p>
      <text:p text:style-name="P274">Девушка: Ты разве забыл? Мы говорили о Касуми. Ей нельзя больше помогать. Помощь нужна мне!</text:p>
      <text:p text:style-name="P275">Кендзи: Но я… не могу.</text:p>
      <text:p text:style-name="P275">Девушка: Чего? Как это не можешь? Ну ка давай, нюхай мои трусы!</text:p>
      <text:p text:style-name="P275">Кендзи: Э?</text:p>
      <text:p text:style-name="P275"/>
      <text:p text:style-name="P275">Я посмотрел на свой кулак, который сжимал трусики девушки. Вообще, <text:span text:style-name="T489">шальная </text:span>мысль о том чтобы сделать это в моей голове была. Но делать это перед их обладательницей я бы не решился.</text:p>
      <text:p text:style-name="P275"/>
      <text:p text:style-name="P275">Девушка: Не хочешь? А зря… тебе полезно. Там же феромоны и прочие вещи, быстро бы мозги вправили.</text:p>
      <text:p text:style-name="P321">Кендзи: Вправили?</text:p>
      <text:p text:style-name="P321">Девушка: Ну да. Вправили куда следует. Какой-то ты зажатый весь. Перед ним девушка без нижнего белья а он даже её за булки пощупать не может.</text:p>
      <text:p text:style-name="P321">Кендзи: Б - булки?</text:p>
      <text:p text:style-name="P502"><text:span text:style-name="T403">Девушка: </text:span><text:span text:style-name="T402">Булки, булки</text:span><text:span text:style-name="T403">!</text:span></text:p>
      <text:p text:style-name="P276"/>
      <text:p text:style-name="P503"><text:span text:style-name="T403">Д</text:span><text:span text:style-name="T88">евушка похлопала себя ладонями по тому месту, о котором шла речь.</text:span></text:p>
      <text:p text:style-name="P276"/>
      <text:p text:style-name="P502"><text:span text:style-name="T402">Девушка: </text:span><text:span text:style-name="T303">Н</text:span><text:span text:style-name="T404">у ладно, на</text:span><text:span text:style-name="T303"> сегодня хватит. Хорошего понемножку! Пойдем отсюда. Ты же проводишь меня немножко, а?</text:span></text:p>
      <text:p text:style-name="P277"/>
      <text:p text:style-name="P278">Девушка поправила платье на груди, и принялась поправлять волосы.</text:p>
      <text:p text:style-name="P381"><text:span text:style-name="T307">##</text:span><text:span text:style-name="T88">СПРАЙТ — ХОШИ ДЕРЖИТ СЕБЯ ЗА КОШАЧЬИ УШИ</text:span></text:p>
      <text:p text:style-name="P278"/>
      <text:p text:style-name="P278">Девушка: Черт! Я же… я же совсем забыла ня! Я же кошечка ня! Как тебе мои ушки? Красивые?</text:p>
      <text:p text:style-name="P444"><text:span text:style-name="T303">Кендзи: </text:span><text:span text:style-name="T304">А?</text:span></text:p>
      <text:p text:style-name="P235"/>
      <text:p text:style-name="P504"><text:span text:style-name="T304">Настроение девушки менялось каждые пять минут. А я уже совершенно не понимал что она творила. Я просто устал. За последние несколько минут и испытал столько эмоций. Я словно целую жизнь прожил и повзрослел на несколько лет. </text:span><text:span text:style-name="T305">Похоже я так переволновался, что просто напросто выгорел. Или моё сердце так разогнало кровь, что весь алкоголь в ней ударил в голову? Не знаю.</text:span></text:p>
      <text:p text:style-name="P279">Я смотрел на девушку, на ей смешные ушки и думал о том, что они и в самом деле красивые. И сама девушка красивая и необычная.</text:p>
      <text:p text:style-name="P279"/>
      <text:p text:style-name="P279">Мы уже шли по коридору, когда я узнал её имя. А точнее прозвище.</text:p>
      <text:p text:style-name="P279"/>
      <text:p text:style-name="P279"><text:soft-page-break/>Девушка: Эй? А тебя же Кендзи зовут да? Я навела кое-какие справки сегодня.</text:p>
      <text:p text:style-name="P279">Кендзи: Ага. Танака Кендзи… а тебя?</text:p>
      <text:p text:style-name="P445"><text:span text:style-name="T88">Девушка: Не скажу </text:span><text:span text:style-name="T308">ня</text:span><text:span text:style-name="T88">!</text:span></text:p>
      <text:p text:style-name="P279">Кендзи: А? Почему?</text:p>
      <text:p text:style-name="P279">Девушка: У нас тут всё секретно. Вот станешь полноценным членом клуба, тогда пожалуйста.</text:p>
      <text:p text:style-name="P279">Кендзи: Клуба?</text:p>
      <text:p text:style-name="P445"><text:span text:style-name="T88">Девушка: Ну да. Радиопульсара. </text:span><text:span text:style-name="T309">Радиопульсара ня!</text:span></text:p>
      <text:p text:style-name="P279">Кендзи: Я?</text:p>
      <text:p text:style-name="P279">Девушка: А что? Я не заставляю. Но думаю ты и сам захочешь со временем. И если что — ты не сомневайся. Будь мужиком и сделай выбор ладно?</text:p>
      <text:p text:style-name="P279">Девушка: А меня можешь звать «Нью».</text:p>
      <text:p text:style-name="P279">Кендзи: Ни-юу?</text:p>
      <text:p text:style-name="P279">Нью: Нью. Это английское слово.</text:p>
      <text:p text:style-name="P279">Кендзи. Ах, Нью. Я понял.</text:p>
      <text:p text:style-name="P279">Нью: А я буду называть тебя Кендзи-кун? Сойдёт?</text:p>
      <text:p text:style-name="P280">Кендзи: кун…</text:p>
      <text:p text:style-name="P446"><text:span text:style-name="T88">Кендзи: </text:span><text:span text:style-name="T306">М</text:span><text:span text:style-name="T88">ожно и так.</text:span></text:p>
      <text:p text:style-name="P281">Нью: А ты тогда зови меня Нью-тян.</text:p>
      <text:p text:style-name="P281">Кендзи: Нью.. тян?</text:p>
      <text:p text:style-name="P447"><text:span text:style-name="T88">Нью: Ага! </text:span><text:span text:style-name="T310">Нью-тян ня! Ха-х</text:span><text:span text:style-name="T311">а-ха! </text:span><text:span text:style-name="T312">Как будто мы хорошие друзья!</text:span></text:p>
      <text:p text:style-name="P282"/>
      <text:p text:style-name="P448"><text:span text:style-name="T312">Д</text:span><text:span text:style-name="T88">а уж! Хорошенькая дружба получилась! Сначала накричали друг на друга </text:span><text:span text:style-name="T318">и чуть не подрались,</text:span><text:span text:style-name="T88"> потом обжимались как старшеклассники в туалете </text:span><text:span text:style-name="T319">ночного </text:span><text:span text:style-name="T88">клуба, и вот теперь друзья.</text:span></text:p>
      <text:p text:style-name="P283"/>
      <text:p text:style-name="P283">Кендзи: Ладно, Нью-тян.</text:p>
      <text:p text:style-name="P283"/>
      <text:p text:style-name="P380">##ФОН — ЗВЕЗДНОЕ НЕБО</text:p>
      <text:p text:style-name="P283"/>
      <text:p text:style-name="P283">Нью: Ай ня!</text:p>
      <text:p text:style-name="P283">Кендзи: Чего?</text:p>
      <text:p text:style-name="P449"><text:span text:style-name="T315">Нью: Холодно! Без трусов - </text:span><text:span text:style-name="T316">холодно</text:span><text:span text:style-name="T315">!</text:span></text:p>
      <text:p text:style-name="P283"/>
      <text:p text:style-name="P449"><text:span text:style-name="T315">Нью прокричала это так бесстыже громко, что я даже присел </text:span><text:span text:style-name="T320">от страха</text:span><text:span text:style-name="T315">. Что подумают люди, если среди ночи услышат такую </text:span><text:span text:style-name="T317">реплику</text:span><text:span text:style-name="T315"> и увидят </text:span><text:span text:style-name="T317">меня с ней</text:span><text:span text:style-name="T315">?</text:span></text:p>
      <text:p text:style-name="P283"/>
      <text:p text:style-name="P449"><text:span text:style-name="T315">Нью: Но на твой несчастье — ветра нет, ня! Небось так и </text:span><text:span text:style-name="T314">думаешь</text:span><text:span text:style-name="T315"> задрать мой подол? Задрать и отодрать, ня?</text:span></text:p>
      <text:p text:style-name="P448"><text:span text:style-name="T310">К</text:span><text:span text:style-name="T88">ендзи: Пфф… Ничего такого я не думал! </text:span><text:span text:style-name="T354">Чего ты кричишь так громко?</text:span></text:p>
      <text:p text:style-name="P283">Нью: Ой не ври!</text:p>
      <text:p text:style-name="P284"/>
      <text:p text:style-name="P448"><text:span text:style-name="T310">П</text:span><text:span text:style-name="T88">охоже что возле ворот наши пути расходились.</text:span></text:p>
      <text:p text:style-name="P283"/>
      <text:p text:style-name="P283">Кендзи: Может мне проводить тебя до дома?</text:p>
      <text:p text:style-name="P448"><text:span text:style-name="T88">Нью: Да? А если мой отец выйдет и спросит, с кем я шляюсь ночью без трусиков? </text:span><text:span text:style-name="T313">Что за тридцатилетний мужик со мной тут ходит, ня? </text:span></text:p>
      <text:p text:style-name="P285"/>
      <text:p text:style-name="P286">Меня передёрнуло от слов «Тридцатилетний мужик», чтобы не подать виду я пошутил.</text:p>
      <text:p text:style-name="P286"/>
      <text:p text:style-name="P286">Кендзи: Он что? <text:span text:style-name="T476">С</text:span>танет проверять, <text:span text:style-name="T476">на месте ли твоё бельё</text:span>?</text:p>
      <text:p text:style-name="P286"><text:soft-page-break/>Нью: Он на руки твои посмотрит ня!</text:p>
      <text:p text:style-name="P286"/>
      <text:p text:style-name="P286">Трусы я действительно так и нёс в руках. Я поспешил исправить этот свой недочёт и спрятал их в карман.</text:p>
      <text:p text:style-name="P286"/>
      <text:p text:style-name="P286">Нью: Ладно… прощай Кендзи-кун! И смотри, нюхай трусы и ничего не бойся! Ха-ха ня!</text:p>
      <text:p text:style-name="P287">Кендзи: Пока Нью! Нью-тян…</text:p>
      <text:p text:style-name="P287"/>
      <text:p text:style-name="P287">Последние слова я пробормотал себе под нос. Нью наверное даже не слышала моё прощание, она в мгновение ока сгинула в темноте. Не слышно было даже топота её шагов. Она словно испарилась.</text:p>
      <text:p text:style-name="P453"><text:span text:style-name="T335">Я </text:span><text:span text:style-name="T336">задерживаться возле школьных ворот не стал, и направился в сторону дома. Времени было около двух часов ночи, на улице — никого. Я немного озяб, и поэтому не </text:span><text:span text:style-name="T340">шёл шагом</text:span><text:span text:style-name="T336"> а бежал. Но с каждым кварталом </text:span><text:span text:style-name="T341">бежать</text:span><text:span text:style-name="T336"> было всё труднее. Нет, я не устал и не запыхался. Это было что-то другое, что-то из подкорки моего мозга требовало замедлиться, встать. </text:span><text:span text:style-name="T342">Встать</text:span><text:span text:style-name="T336"> и сказать </text:span><text:span text:style-name="T342">три очень важных слова.</text:span></text:p>
      <text:p text:style-name="P288"/>
      <text:p text:style-name="P288">Кендзи: Что это было?</text:p>
      <text:p text:style-name="P288"/>
      <text:p text:style-name="P452"><text:span text:style-name="T88">Да чёрт возьми, что это было? Что это всё значило? Что произошло за последний час? Что вообще теперь </text:span><text:span text:style-name="T337">с этим </text:span><text:span text:style-name="T88">делать?</text:span></text:p>
      <text:p text:style-name="P453"><text:span text:style-name="T336">Неужели только сегодня утром я встал, чтобы пойти и помочь с Касуми? Сегодня днём я поднимался на эту высоченную башню? Только сегодня? Всего несколько часов назад Касуми прогнала меня и я вновь оказался на Кошачье</text:span><text:span text:style-name="T337">й</text:span><text:span text:style-name="T336"> горе. </text:span><text:span text:style-name="T337">Сколько </text:span><text:span text:style-name="T355">испытаний</text:span><text:span text:style-name="T337"> вылилась на меня, бедного! Сколько я пережил!</text:span></text:p>
      <text:p text:style-name="P479"><text:span text:style-name="T337">И </text:span><text:span text:style-name="T88">неужели Нью существует? Я действительно видел её? Всё это было взаправду?</text:span></text:p>
      <text:p text:style-name="P291">Я ущипнул себя за руку. Было больно, значит это был не сон. А от Нью у меня осталось кое-что — её нижнее белье. И это доказательство того, что последние события были реальными — никуда не пропало.</text:p>
      <text:p text:style-name="P291"/>
      <text:p text:style-name="P292">Кендзи: Нью…</text:p>
      <text:p text:style-name="P292"/>
      <text:p text:style-name="P480"><text:span text:style-name="T88">В голове моей возник образ этой девчёнки. Которая то злилась, то смеялась, то говорила пошлости без капли стеснения. Прижималась ко мне и шептала на ухо… </text:span><text:span text:style-name="T357">Какой же она была живой!</text:span></text:p>
      <text:p text:style-name="P292">Я поднёс руку с нижним бельём Нью поближе к глазам.</text:p>
      <text:p text:style-name="P292"/>
      <text:p text:style-name="P480"><text:span text:style-name="T88">«Нюхай </text:span><text:span text:style-name="T356">и н</text:span><text:span text:style-name="T88">ичего не бойся!»</text:span></text:p>
      <text:p text:style-name="P480"><text:span text:style-name="T88">«</text:span><text:span text:style-name="T357">А я и не боюсь!</text:span><text:span text:style-name="T88">»</text:span></text:p>
      <text:p text:style-name="P292"/>
      <text:p text:style-name="P481"><text:span text:style-name="T360">Я жадно уткнулся в этот комочек материи. Даже если бы он ничем не пах, даже просто от одной мысли, что я нюхаю нижнее белье, которое Нью сняла с себя на моих глазах — у меня бы сорвало крышу. Но он пах, ещё как пах! И это запах действовал на меня убийственно. </text:span><text:span text:style-name="T359">В</text:span><text:span text:style-name="T360">озбуждение, стыд и все остальные эмоции. </text:span><text:span text:style-name="T359">В</text:span><text:span text:style-name="T360">сё перемешалось в моей голове. </text:span><text:span text:style-name="T358">Сердце башенно колотилось, </text:span><text:span text:style-name="T362">а</text:span><text:span text:style-name="T358"> </text:span><text:span text:style-name="T359">при каждом вдохе</text:span><text:span text:style-name="T358"> — земля уходила из под ног. </text:span><text:span text:style-name="T359">Я несколько минут дышал через нижнее бельё Нью. Перенюхал его со всех сторон, погружая свой нос во все уголки, что меня интересовали. Но этого мне было мало! Я несколько раз лизнул наиболее пикантные места и даже пожевал краешек.</text:span></text:p>
      <text:p text:style-name="P482"><text:span text:style-name="T338">Я развернул эт</text:span><text:span text:style-name="T343">от комочек</text:span><text:span text:style-name="T338">, чтобы удостовериться точно ли держу в руках женское бельё. А вдруг это просто носовой платок, завалявшийся в кармане? </text:span></text:p>
      <text:p text:style-name="P484"><text:soft-page-break/><text:span text:style-name="T88">Но нет, это были именно </text:span><text:span text:style-name="T361">женские</text:span><text:span text:style-name="T88"> трусики. Совершенно белые, </text:span><text:span text:style-name="T339">без какого либо узора или рисунка, </text:span><text:span text:style-name="T88">без полосок или пятнышек. Я приподнял их повыше, чтобы рассмотреть на свету. Похоже что луна в нужный момент выглянула из-за туч. Трусики засветились, да так ярко! У меня даже закололо в глазах от света.</text:span></text:p>
      <text:p text:style-name="P289"/>
      <text:p text:style-name="P455">##Переделать. Айко приезжает на такси, либо её привозит Ватанабэ. Она же боится темноты, и одна на улицу не пойдет.</text:p>
      <text:p text:style-name="P289"/>
      <text:p text:style-name="P293">Голос: Кендзи?</text:p>
      <text:p text:style-name="P294"/>
      <text:p text:style-name="P492"><text:span text:style-name="T364">В нескольких метрах от меня, стояла Айко. </text:span><text:span text:style-name="T363">А источник света, что осветил трусики в моих руках — был её фонарик.</text:span></text:p>
      <text:p text:style-name="P295"/>
      <text:p text:style-name="P296">Айко: Это что? Это… женские?</text:p>
      <text:p text:style-name="P296"/>
      <text:p text:style-name="P485"><text:span text:style-name="T88">Чёрт! Ну что это за невезение? Почему она появилась здесь </text:span><text:span text:style-name="T369">именно</text:span><text:span text:style-name="T88"> в этот момент?</text:span></text:p>
      <text:p text:style-name="P296">Я поскорее скомкал нижнее бельё Нью, и спрятал его в карман.</text:p>
      <text:p text:style-name="P296"/>
      <text:p text:style-name="P296">Айко: Украл да?</text:p>
      <text:p text:style-name="P296"/>
      <text:p text:style-name="P493"><text:span text:style-name="T366">Ну конечно! </text:span><text:span text:style-name="T368">Ну что</text:span><text:span text:style-name="T366"> ещё скажет Айко? Конечно же я их украл, никак не иначе! </text:span></text:p>
      <text:p text:style-name="P297">Я театрально зевнул, и похлопал себя по карману, где лежали трусы.</text:p>
      <text:p text:style-name="P297"/>
      <text:p text:style-name="P493"><text:span text:style-name="T366">Кендзи: </text:span><text:span text:style-name="T365">Не</text:span><text:span text:style-name="T367">т</text:span><text:span text:style-name="T365">, не у</text:span><text:span text:style-name="T367">к</text:span><text:span text:style-name="T365">рал</text:span><text:span text:style-name="T366">… с трупа снял!</text:span></text:p>
      <text:p text:style-name="P297"/>
      <text:p text:style-name="P298">Айко обомлела.</text:p>
      <text:p text:style-name="P298"/>
      <text:p text:style-name="P486"><text:span text:style-name="T88">Айко: С т-трупа? </text:span><text:span text:style-name="T370">С к-какого трупа?</text:span></text:p>
      <text:p text:style-name="P487"><text:span text:style-name="T88">Кендзи: </text:span><text:span text:style-name="T370">Да вон там она, в колодце лежит, можешь посмотреть.</text:span></text:p>
      <text:p text:style-name="P299"/>
      <text:p text:style-name="P494"><text:span text:style-name="T370">А</text:span><text:span text:style-name="T372">йко отступила от меня на пару шагов, и похоже приготовилась </text:span><text:span text:style-name="T371">дать дёру</text:span><text:span text:style-name="T372">.</text:span></text:p>
      <text:p text:style-name="P300"/>
      <text:p text:style-name="P300">Кендзи: Да шучу я! Шучу!</text:p>
      <text:p text:style-name="P301">Айко: А? П-правда шутишь?</text:p>
      <text:p text:style-name="P301">Кендзи: А ты думала, я серьёзно что-ли? </text:p>
      <text:p text:style-name="P301">Айко: Кто тебя знает!</text:p>
      <text:p text:style-name="P301"/>
      <text:p text:style-name="P302">Напугать Айко было хорошей идеей. Про то, что я держал в руках чьи-то там трусы она на время забыла.</text:p>
      <text:p text:style-name="P302"/>
      <text:p text:style-name="P495"><text:span text:style-name="T373">Айко: Что… что у тебя с телефоном? Я </text:span><text:span text:style-name="T374">дозвониться не могла.</text:span></text:p>
      <text:p text:style-name="P302"/>
      <text:p text:style-name="P302">Я так долго шарился по тёмным местам, что похоже высадил батарею телефона в ноль. Наверное я даже забыл выключить фонарик, перед тем как убрать свой мобильник в карман.</text:p>
      <text:p text:style-name="P302"/>
      <text:p text:style-name="P488"><text:span text:style-name="T373">К</text:span><text:span text:style-name="T88">ендзи: Разрядился он.</text:span></text:p>
      <text:p text:style-name="P303">Айко: Вот как… а я пошла искать тебя.</text:p>
      <text:p text:style-name="P303">Кендзи: И зачем надо было? Пришел бы, никуда не делся.</text:p>
      <text:p text:style-name="P489"><text:span text:style-name="T88">Айко: Так поздно же! Третий час ночи! А ты даже не сказал куда </text:span><text:span text:style-name="T375">пошёл</text:span><text:span text:style-name="T88">, где тебя искать если что.</text:span></text:p>
      <text:p text:style-name="P303">Кендзи: Как не сказал? Разве я не говорил про свидание с… Касуми!</text:p>
      <text:p text:style-name="P304"><text:soft-page-break/>Айко: С Касуми… ну да...</text:p>
      <text:p text:style-name="P304"/>
      <text:p text:style-name="P304">Айко помолчала какое-то время потом вдруг нахмурилась.</text:p>
      <text:p text:style-name="P304"/>
      <text:p text:style-name="P304">Айко: Ну ка, дыхни!</text:p>
      <text:p text:style-name="P305">Кендзи: Чего?</text:p>
      <text:p text:style-name="P305">Айко: Дыхни! Я проверю трезвый ли ты!</text:p>
      <text:p text:style-name="P306">Кендзи: Пьяный, и что?</text:p>
      <text:p text:style-name="P306">Айко: И всё! И…</text:p>
      <text:p text:style-name="P306"/>
      <text:p text:style-name="P306">Айко вдруг часто заморгала, у неё задрожали губы и подбородок.</text:p>
      <text:p text:style-name="P306"/>
      <text:p text:style-name="P306">Айко: Ты скотина…</text:p>
      <text:p text:style-name="P306"/>
      <text:p text:style-name="P307">Я уже и забыл, когда видел плачущую Айко. Наверное и никогда.</text:p>
      <text:p text:style-name="P307"/>
      <text:p text:style-name="P307">Кендзи: Ты чего плачешь? Айко?</text:p>
      <text:p text:style-name="P496"><text:span text:style-name="T376">Айко: Я… я отцу все расскажу! Ты уходишь куда-то из дома, ты пьёшь. </text:span><text:span text:style-name="T378">Ты поздно приходишь! </text:span><text:span text:style-name="T376">Ты общаешься непонятно с кем! Ты </text:span><text:span text:style-name="T377">у кого-то трусы украл!</text:span></text:p>
      <text:p text:style-name="P490"><text:span text:style-name="T377">К</text:span><text:span text:style-name="T88">ендзи: </text:span><text:span text:style-name="T385">Пфф… </text:span><text:span text:style-name="T88">Дай ка мне свой телефон. Я позвоню и скажу всё это отцу сам. Как думаешь что он скажет?</text:span></text:p>
      <text:p text:style-name="P497"><text:span text:style-name="T378">Айко: А? </text:span><text:span text:style-name="T379">Отругает?</text:span></text:p>
      <text:p text:style-name="P490"><text:span text:style-name="T88">Кендзи: </text:span><text:span text:style-name="T379">Он скажет - «</text:span><text:span text:style-name="T88">Молодец Кендзи! Я горжусь тобой!» Вот что он скажет.</text:span></text:p>
      <text:p text:style-name="P308"/>
      <text:p text:style-name="P308">Конечно, ничего криминального я не совершил. То что я где-то достал женское бельё, это разве преступление? То что я иногда выпиваю — отец прекрасно знает. А разве он не будет рад, что его сын — домосед, наконец-то вылез из дома и стал возвращаться домой за полночь?</text:p>
      <text:p text:style-name="P308">Айко продолжила хныкать ещё сильнее.</text:p>
      <text:p text:style-name="P308"/>
      <text:p text:style-name="P308">Кендзи: Да ладно тебе! Успокойся! Зачем ты так переживаешь? Хватит так беспокоиться обо мне! Со мной всё нормально.</text:p>
      <text:p text:style-name="P308"/>
      <text:p text:style-name="P309">Айко: Нет… ты стал совсем другой. Плохой!</text:p>
      <text:p text:style-name="P309">Кендзи: Чего? Я каким был, таким и остался.</text:p>
      <text:p text:style-name="P309">Айко: Нет! <text:span text:style-name="T478">Раньше…</text:span> <text:span text:style-name="T479">ты дома сидел и не уходил никуда! А сейчас тебя нет целый день!</text:span></text:p>
      <text:p text:style-name="P310">Кендзи: А ты хочешь чтобы я сидел дома?</text:p>
      <text:p text:style-name="P311">Айко: Ну да! Как раньше!</text:p>
      <text:p text:style-name="P311">Кендзи: Хочешь чтобы я оставался хикикомори?</text:p>
      <text:p text:style-name="P311"/>
      <text:p text:style-name="P312">Айко вновь залилась слезами, и только через некоторое время ответила.</text:p>
      <text:p text:style-name="P311"/>
      <text:p text:style-name="P311">Айко: Я ему скажу что ты украл мои… трусы!</text:p>
      <text:p text:style-name="P313">Кендзи: А?</text:p>
      <text:p text:style-name="P313">Айко: Скажу отцу что ты украл мои трусы!</text:p>
      <text:p text:style-name="P314">Кендзи: Ого! Зачем?</text:p>
      <text:p text:style-name="P314">Айко: Тогда ты из дома точно не выйдешь!</text:p>
      <text:p text:style-name="P314">Кендзи: Пфф… Ну давай, звони! Но скорее не я не выйду из дома, а ты уедешь к нему в город. Раз уж я украл твои трусы и оставлять тебя со мной опасно. Звони!</text:p>
      <text:p text:style-name="P314"/>
      <text:p text:style-name="P314">Айко ничего не сказала, только принялась всхлипывать громче.</text:p>
      <text:p text:style-name="P314"><text:soft-page-break/></text:p>
      <text:p text:style-name="P312">Кендзи: Звони Айко! Погляжу как ты врёшь отцу, интересно на такое посмотреть!</text:p>
      <text:p text:style-name="P312">Айко: Давай… давай ты завтра не пойдёшь никуда? И я не буду звонить?</text:p>
      <text:p text:style-name="P312">Кендзи: Давай ты позвонишь?</text:p>
      <text:p text:style-name="P312">Айко: Нет.. не буду…</text:p>
      <text:p text:style-name="P312">Кендзи: Почему?</text:p>
      <text:p text:style-name="P312">Айко: Потому что… ты свинья…</text:p>
      <text:p text:style-name="P312"/>
      <text:p text:style-name="P315">Айко закрыла глаза и разревелась не на шутку.</text:p>
      <text:p text:style-name="P315"/>
      <text:p text:style-name="P315">Кендзи: Ну что ты Айко? Ну перестань!</text:p>
      <text:p text:style-name="P315">Айко: Что мне сделать чтобы ты не ходил?</text:p>
      <text:p text:style-name="P498"><text:span text:style-name="T380">Кендзи: Айко! </text:span><text:span text:style-name="T382">Ну хватит уже</text:span><text:span text:style-name="T380">! Делать ничего не нужно!</text:span></text:p>
      <text:p text:style-name="P491"><text:span text:style-name="T88">Айко: Давай, ты хотя-бы завтра никуда не пойдёшь? </text:span><text:span text:style-name="T381">Хотя-бы завтра?</text:span></text:p>
      <text:p text:style-name="P316">Кендзи: Завтра?</text:p>
      <text:p text:style-name="P316"/>
      <text:p text:style-name="P316">Я подумал о том, а нужно ли мне куда-то идти завтра? Мы же не договаривались с Нью ни о чем! Ни о какой встрече! Она же ничего не сказала!</text:p>
      <text:p text:style-name="P316"/>
      <text:p text:style-name="P316">Кендзи: Ой! Кажется… кажется мне надо идти прямо сейчас!</text:p>
      <text:p text:style-name="P316">Айко: Чего? Куда?</text:p>
      <text:p text:style-name="P317">Кендзи: Надо… а ты домой иди!</text:p>
      <text:p text:style-name="P317">Айко: Что? Ты издеваешься? Я не пойду никуда! Я… я с тобой пойду!</text:p>
      <text:p text:style-name="P317">Кендзи: <text:span text:style-name="T480">Сдурела? </text:span>Со мной то зачем?</text:p>
      <text:p text:style-name="P317">Айко: Пойду прямо в ваш клуб!</text:p>
      <text:p text:style-name="P317">Кендзи: Опять ты про этот клуб! Господи, да когда ты уже забудешь эту ересь!</text:p>
      <text:p text:style-name="P317"/>
      <text:p text:style-name="P318">Айко вдруг вцепилась мёртвой хваткой в мою рубашку.</text:p>
      <text:p text:style-name="P318"/>
      <text:p text:style-name="P318">Айко: Я иду с тобой!</text:p>
      <text:p text:style-name="P319">Кендзи: Да что же с тобой такое?</text:p>
      <text:p text:style-name="P319"/>
      <text:p text:style-name="P320">Вообще, даже если и идти туда, обратно в школу вместе с Айко — делать там мне было нечего. Нью навряд-ли вернулась туда, а где она живёт я не знаю. Я решил, что наведаюсь в школу завтра.</text:p>
      <text:p text:style-name="P320"/>
      <text:p text:style-name="P320">Кендзи: Ладно… никуда я не пойду.</text:p>
      <text:p text:style-name="P290"/>
      <text:p text:style-name="P483"><text:span text:style-name="T383">Айко промычала что-то, но футболку мою не отпустила. Так, вместе с ней, намертво вцепившейся в мою футболку я и дошёл до дома. Больше за эту ночь, мы с Айко не сказали друг - другу ни слова. Айко уселась за стол, и молча крутила в руках бумажного журавлика. Я же, разогрел себе </text:span><text:span text:style-name="T384">ужин, поел, и отправился наверх, оставив сестру на кухне одн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4:50:44.655657485</meta:creation-date>
    <dc:date>2021-07-18T21:44:24.634577469</dc:date>
    <meta:editing-duration>P3DT4H26M31S</meta:editing-duration>
    <meta:editing-cycles>853</meta:editing-cycles>
    <meta:generator>LibreOffice/6.4.7.2$Linux_X86_64 LibreOffice_project/40$Build-2</meta:generator>
    <meta:document-statistic meta:table-count="0" meta:image-count="0" meta:object-count="0" meta:page-count="37" meta:paragraph-count="822" meta:word-count="15255" meta:character-count="90816" meta:non-whitespace-character-count="76292"/>
  </office:meta>
</office:document-meta>
</file>